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9pt"/>
    </style:style>
    <style:style style:name="co3" style:family="table-column">
      <style:table-column-properties fo:break-before="auto" style:column-width="36.96pt"/>
    </style:style>
    <style:style style:name="co4" style:family="table-column">
      <style:table-column-properties fo:break-before="auto" style:column-width="43pt"/>
    </style:style>
    <style:style style:name="co5" style:family="table-column">
      <style:table-column-properties fo:break-before="auto" style:column-width="40.2pt"/>
    </style:style>
    <style:style style:name="co6" style:family="table-column">
      <style:table-column-properties fo:break-before="auto" style:column-width="41.61pt"/>
    </style:style>
    <style:style style:name="co7" style:family="table-column">
      <style:table-column-properties fo:break-before="auto" style:column-width="50.06pt"/>
    </style:style>
    <style:style style:name="co8" style:family="table-column">
      <style:table-column-properties fo:break-before="auto" style:column-width="51pt"/>
    </style:style>
    <style:style style:name="co9" style:family="table-column">
      <style:table-column-properties fo:break-before="auto" style:column-width="49.55pt"/>
    </style:style>
    <style:style style:name="co10" style:family="table-column">
      <style:table-column-properties fo:break-before="auto" style:column-width="74.86pt"/>
    </style:style>
    <style:style style:name="co11" style:family="table-column">
      <style:table-column-properties fo:break-before="auto" style:column-width="72.51pt"/>
    </style:style>
    <style:style style:name="co12" style:family="table-column">
      <style:table-column-properties fo:break-before="auto" style:column-width="73.45pt"/>
    </style:style>
    <style:style style:name="co13" style:family="table-column">
      <style:table-column-properties fo:break-before="auto" style:column-width="75.74pt"/>
    </style:style>
    <style:style style:name="co14" style:family="table-column">
      <style:table-column-properties fo:break-before="auto" style:column-width="96.86pt"/>
    </style:style>
    <style:style style:name="co15" style:family="table-column">
      <style:table-column-properties fo:break-before="auto" style:column-width="110.41pt"/>
    </style:style>
    <style:style style:name="co16" style:family="table-column">
      <style:table-column-properties fo:break-before="auto" style:column-width="17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99pt ridge #000000"/>
    </style:style>
    <style:style style:name="ce5" style:family="table-cell" style:parent-style-name="Default">
      <style:table-cell-properties fo:background-color="#ccffcc" fo:border="2.41pt double #000000" style:border-line-width="0.6pt 0.6pt 1.19pt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cc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6e6ff" fo:border="0.06pt solid #000000"/>
    </style:style>
    <style:style style:name="ce12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fe7f5" fo:border="0.06pt solid #000000"/>
    </style:style>
    <style:style style:name="ce14" style:family="table-cell" style:parent-style-name="Default">
      <style:table-cell-properties fo:background-color="#ff99cc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99cc" fo:border="0.06pt solid #000000"/>
    </style:style>
    <style:style style:name="ce16" style:family="table-cell" style:parent-style-name="Default">
      <style:table-cell-properties fo:background-color="#ffccff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2b2b2" fo:border="2.41pt double #000000" style:border-line-width="1.19pt 0.6pt 0.6p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ccff" fo:border="0.06pt solid #000000"/>
    </style:style>
    <style:style style:name="ce19" style:family="table-cell" style:parent-style-name="Default">
      <style:table-cell-properties fo:background-color="#b2b2b2" fo:border="2.41pt double #000000" style:border-line-width="1.19pt 0.6pt 0.6pt"/>
    </style:style>
    <style:style style:name="ce20" style:family="table-cell" style:parent-style-name="Default" style:data-style-name="N11">
      <style:table-cell-properties fo:background-color="#ccffff" fo:border="0.06pt solid #000000"/>
    </style:style>
    <style:style style:name="ce21" style:family="table-cell" style:parent-style-name="Default">
      <style:table-cell-properties fo:background-color="#ccffcc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ffcc" fo:border="0.06pt solid #000000"/>
    </style:style>
    <style:style style:name="ce23" style:family="table-cell" style:parent-style-name="Default">
      <style:table-cell-properties fo:background-color="#ffffcc" fo:border="0.06pt solid #000000"/>
    </style:style>
  </office:automatic-styles>
  <office:body>
    <office:spreadsheet>
      <table:calculation-settings table:automatic-find-labels="false"/>
      <table:table table:name="GET only throughpu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HROUGHPUT FOR GET ONLY</text:p>
          </table:table-cell>
          <table:covered-table-cell table:number-columns-repeated="2"/>
          <table:table-cell table:number-columns-repeated="20"/>
        </table:table-row>
        <table:table-row table:style-name="ro1">
          <table:table-cell table:style-name="ce1"/>
          <table:table-cell table:number-columns-repeated="22"/>
        </table:table-row>
        <table:table-row table:style-name="ro1"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number-columns-repeated="19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9"/>
        </table:table-row>
        <table:table-row table:style-name="ro1" table:number-rows-repeated="2">
          <table:table-cell table:style-name="ce1"/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8"/>
          <table:table-cell table:style-name="ce7"/>
          <table:table-cell table:number-columns-repeated="14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6" office:value-type="string" calcext:value-type="string">
            <text:p>A: servers</text:p>
          </table:table-cell>
          <table:table-cell table:style-name="ce6" office:value-type="string" calcext:value-type="string">
            <text:p>B: middlewares</text:p>
          </table:table-cell>
          <table:table-cell table:style-name="ce6" office:value-type="string" calcext:value-type="string">
            <text:p>C: workers</text:p>
          </table:table-cell>
          <table:table-cell table:style-name="ce6" office:value-type="string" calcext:value-type="string">
            <text:p>AB</text:p>
          </table:table-cell>
          <table:table-cell table:style-name="ce6" office:value-type="string" calcext:value-type="string">
            <text:p>AC</text:p>
          </table:table-cell>
          <table:table-cell table:style-name="ce6" office:value-type="string" calcext:value-type="string">
            <text:p>BC</text:p>
          </table:table-cell>
          <table:table-cell table:style-name="ce6" office:value-type="string" calcext:value-type="string">
            <text:p>ABC</text:p>
          </table:table-cell>
          <table:table-cell table:style-name="ce8" office:value-type="string" calcext:value-type="string">
            <text:p>rep1</text:p>
          </table:table-cell>
          <table:table-cell table:style-name="ce8" office:value-type="string" calcext:value-type="string">
            <text:p>rep2</text:p>
          </table:table-cell>
          <table:table-cell table:style-name="ce8" office:value-type="string" calcext:value-type="string">
            <text:p>rep3</text:p>
          </table:table-cell>
          <table:table-cell table:style-name="ce10" office:value-type="string" calcext:value-type="string">
            <text:p>mean y</text:p>
          </table:table-cell>
          <table:table-cell table:style-name="ce12" office:value-type="string" calcext:value-type="string">
            <text:p>estimated y</text:p>
          </table:table-cell>
          <table:table-cell table:style-name="ce14" office:value-type="string" calcext:value-type="string">
            <text:p>(y_e – rep1)^2</text:p>
          </table:table-cell>
          <table:table-cell table:style-name="ce14" office:value-type="string" calcext:value-type="string">
            <text:p>(y_e – rep2)^2</text:p>
          </table:table-cell>
          <table:table-cell table:style-name="ce14" office:value-type="string" calcext:value-type="string">
            <text:p>(y_e – rep3)^2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table:formula="of:=[.B11]*[.C11]" office:value-type="float" office:value="1" calcext:value-type="float">
            <text:p>1</text:p>
          </table:table-cell>
          <table:table-cell table:style-name="ce3" table:formula="of:=[.B11]*[.D11]" office:value-type="float" office:value="1" calcext:value-type="float">
            <text:p>1</text:p>
          </table:table-cell>
          <table:table-cell table:style-name="ce3" table:formula="of:=[.C11]*[.D11]" office:value-type="float" office:value="1" calcext:value-type="float">
            <text:p>1</text:p>
          </table:table-cell>
          <table:table-cell table:style-name="ce3" table:formula="of:=[.B11]*[.C11]*[.D11]" office:value-type="float" office:value="-1" calcext:value-type="float">
            <text:p>-1</text:p>
          </table:table-cell>
          <table:table-cell table:formula="of:=LOG([.I29];10)" office:value-type="float" office:value="3.67873956706326" calcext:value-type="float">
            <text:p>3.6787395671</text:p>
          </table:table-cell>
          <table:table-cell table:formula="of:=LOG([.J29];10)" office:value-type="float" office:value="3.6710756017216" calcext:value-type="float">
            <text:p>3.6710756017</text:p>
          </table:table-cell>
          <table:table-cell table:formula="of:=LOG([.K29];10)" office:value-type="float" office:value="3.66779651667907" calcext:value-type="float">
            <text:p>3.6677965167</text:p>
          </table:table-cell>
          <table:table-cell table:style-name="ce11" table:formula="of:=AVERAGE([.I11:.K11])" office:value-type="float" office:value="3.67253722848798" calcext:value-type="float">
            <text:p>3.6725372285</text:p>
          </table:table-cell>
          <table:table-cell table:style-name="ce13" table:formula="of:=[.A21]+[.B11]*[.B21]+[.C11]*[.C21]+[.D11]*[.D21]+[.E11]*[.E21]+[.F11]*[.F21]+[.G11]*[.G21]+[.H11]*[.H21]" office:value-type="float" office:value="3.67253722848798" calcext:value-type="float">
            <text:p>3.6725372285</text:p>
          </table:table-cell>
          <table:table-cell table:style-name="ce15" table:formula="of:=([.M11]-[.I11])^2" office:value-type="float" office:value="0.0000384690038024155" calcext:value-type="float">
            <text:p>0.000038469</text:p>
          </table:table-cell>
          <table:table-cell table:style-name="ce15" table:formula="of:=([.M11]-[.J11])^2" office:value-type="float" office:value="0.00000213635280417787" calcext:value-type="float">
            <text:p>2.13635280417787E-06</text:p>
          </table:table-cell>
          <table:table-cell table:style-name="ce15" table:formula="of:=([.M11]-[.K11])^2" office:value-type="float" office:value="0.0000224743484551135" calcext:value-type="float">
            <text:p>2.24743484551135E-05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12]*[.C12]" office:value-type="float" office:value="1" calcext:value-type="float">
            <text:p>1</text:p>
          </table:table-cell>
          <table:table-cell table:style-name="ce3" table:formula="of:=[.B12]*[.D12]" office:value-type="float" office:value="-1" calcext:value-type="float">
            <text:p>-1</text:p>
          </table:table-cell>
          <table:table-cell table:style-name="ce3" table:formula="of:=[.C12]*[.D12]" office:value-type="float" office:value="-1" calcext:value-type="float">
            <text:p>-1</text:p>
          </table:table-cell>
          <table:table-cell table:style-name="ce3" table:formula="of:=[.B12]*[.C12]*[.D12]" office:value-type="float" office:value="1" calcext:value-type="float">
            <text:p>1</text:p>
          </table:table-cell>
          <table:table-cell table:formula="of:=LOG([.I30];10)" office:value-type="float" office:value="3.97480404076058" calcext:value-type="float">
            <text:p>3.9748040408</text:p>
          </table:table-cell>
          <table:table-cell table:formula="of:=LOG([.J30];10)" office:value-type="float" office:value="4.00605722799342" calcext:value-type="float">
            <text:p>4.006057228</text:p>
          </table:table-cell>
          <table:table-cell table:formula="of:=LOG([.K30];10)" office:value-type="float" office:value="3.99853918504645" calcext:value-type="float">
            <text:p>3.998539185</text:p>
          </table:table-cell>
          <table:table-cell table:style-name="ce11" table:formula="of:=AVERAGE([.I12:.K12])" office:value-type="float" office:value="3.99313348460015" calcext:value-type="float">
            <text:p>3.9931334846</text:p>
          </table:table-cell>
          <table:table-cell table:style-name="ce13" table:formula="of:=[.A21]+[.B12]*[.B21]+[.C12]*[.C21]+[.D12]*[.D21]+[.E12]*[.E21]+[.F12]*[.F21]+[.G12]*[.G21]+[.H12]*[.H21]" office:value-type="float" office:value="3.99313348460015" calcext:value-type="float">
            <text:p>3.9931334846</text:p>
          </table:table-cell>
          <table:table-cell table:style-name="ce15" table:formula="of:=([.M12]-[.I12])^2" office:value-type="float" office:value="0.000335968511467984" calcext:value-type="float">
            <text:p>0.0003359685</text:p>
          </table:table-cell>
          <table:table-cell table:style-name="ce15" table:formula="of:=([.M12]-[.J12])^2" office:value-type="float" office:value="0.000167023143295063" calcext:value-type="float">
            <text:p>0.0001670231</text:p>
          </table:table-cell>
          <table:table-cell table:style-name="ce15" table:formula="of:=([.M12]-[.K12])^2" office:value-type="float" office:value="0.0000292215973151635" calcext:value-type="float">
            <text:p>2.92215973151635E-05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formula="of:=[.B13]*[.C13]" office:value-type="float" office:value="-1" calcext:value-type="float">
            <text:p>-1</text:p>
          </table:table-cell>
          <table:table-cell table:style-name="ce3" table:formula="of:=[.B13]*[.D13]" office:value-type="float" office:value="1" calcext:value-type="float">
            <text:p>1</text:p>
          </table:table-cell>
          <table:table-cell table:style-name="ce3" table:formula="of:=[.C13]*[.D13]" office:value-type="float" office:value="-1" calcext:value-type="float">
            <text:p>-1</text:p>
          </table:table-cell>
          <table:table-cell table:style-name="ce3" table:formula="of:=[.B13]*[.C13]*[.D13]" office:value-type="float" office:value="1" calcext:value-type="float">
            <text:p>1</text:p>
          </table:table-cell>
          <table:table-cell table:formula="of:=LOG([.I31];10)" office:value-type="float" office:value="3.95806145464374" calcext:value-type="float">
            <text:p>3.9580614546</text:p>
          </table:table-cell>
          <table:table-cell table:formula="of:=LOG([.J31];10)" office:value-type="float" office:value="3.96675822788253" calcext:value-type="float">
            <text:p>3.9667582279</text:p>
          </table:table-cell>
          <table:table-cell table:formula="of:=LOG([.K31];10)" office:value-type="float" office:value="3.97058952975566" calcext:value-type="float">
            <text:p>3.9705895298</text:p>
          </table:table-cell>
          <table:table-cell table:style-name="ce11" table:formula="of:=AVERAGE([.I13:.K13])" office:value-type="float" office:value="3.96513640409398" calcext:value-type="float">
            <text:p>3.9651364041</text:p>
          </table:table-cell>
          <table:table-cell table:style-name="ce13" table:formula="of:=[.A21]+[.B13]*[.B21]+[.C13]*[.C21]+[.D13]*[.D21]+[.E13]*[.E21]+[.F13]*[.F21]+[.G13]*[.G21]+[.H13]*[.H21]" office:value-type="float" office:value="3.96513640409398" calcext:value-type="float">
            <text:p>3.9651364041</text:p>
          </table:table-cell>
          <table:table-cell table:style-name="ce15" table:formula="of:=([.M13]-[.I13])^2" office:value-type="float" office:value="0.0000500549097234074" calcext:value-type="float">
            <text:p>5.00549097234074E-05</text:p>
          </table:table-cell>
          <table:table-cell table:style-name="ce15" table:formula="of:=([.M13]-[.J13])^2" office:value-type="float" office:value="0.0000026303124011208" calcext:value-type="float">
            <text:p>2.6303124011208E-06</text:p>
          </table:table-cell>
          <table:table-cell table:style-name="ce15" table:formula="of:=([.M13]-[.K13])^2" office:value-type="float" office:value="0.000029736579482091" calcext:value-type="float">
            <text:p>2.9736579482091E-05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formula="of:=[.B14]*[.C14]" office:value-type="float" office:value="-1" calcext:value-type="float">
            <text:p>-1</text:p>
          </table:table-cell>
          <table:table-cell table:style-name="ce3" table:formula="of:=[.B14]*[.D14]" office:value-type="float" office:value="-1" calcext:value-type="float">
            <text:p>-1</text:p>
          </table:table-cell>
          <table:table-cell table:style-name="ce3" table:formula="of:=[.C14]*[.D14]" office:value-type="float" office:value="1" calcext:value-type="float">
            <text:p>1</text:p>
          </table:table-cell>
          <table:table-cell table:style-name="ce3" table:formula="of:=[.B14]*[.C14]*[.D14]" office:value-type="float" office:value="-1" calcext:value-type="float">
            <text:p>-1</text:p>
          </table:table-cell>
          <table:table-cell table:formula="of:=LOG([.I32];10)" office:value-type="float" office:value="4.32696083605023" calcext:value-type="float">
            <text:p>4.3269608361</text:p>
          </table:table-cell>
          <table:table-cell table:formula="of:=LOG([.J32];10)" office:value-type="float" office:value="4.3271248632336" calcext:value-type="float">
            <text:p>4.3271248632</text:p>
          </table:table-cell>
          <table:table-cell table:formula="of:=LOG([.K32];10)" office:value-type="float" office:value="4.30549173997542" calcext:value-type="float">
            <text:p>4.30549174</text:p>
          </table:table-cell>
          <table:table-cell table:style-name="ce11" table:formula="of:=AVERAGE([.I14:.K14])" office:value-type="float" office:value="4.31985914641975" calcext:value-type="float">
            <text:p>4.3198591464</text:p>
          </table:table-cell>
          <table:table-cell table:style-name="ce13" table:formula="of:=[.A21]+[.B14]*[.B21]+[.C14]*[.C21]+[.D14]*[.D21]+[.E14]*[.E21]+[.F14]*[.F21]+[.G14]*[.G21]+[.H14]*[.H21]" office:value-type="float" office:value="4.31985914641975" calcext:value-type="float">
            <text:p>4.3198591464</text:p>
          </table:table-cell>
          <table:table-cell table:style-name="ce15" table:formula="of:=([.M14]-[.I14])^2" office:value-type="float" office:value="0.0000504339956076714" calcext:value-type="float">
            <text:p>0.000050434</text:p>
          </table:table-cell>
          <table:table-cell table:style-name="ce15" table:formula="of:=([.M14]-[.J14])^2" office:value-type="float" office:value="0.0000527906408190032" calcext:value-type="float">
            <text:p>5.27906408190032E-05</text:p>
          </table:table-cell>
          <table:table-cell table:style-name="ce15" table:formula="of:=([.M14]-[.K14])^2" office:value-type="float" office:value="0.00020642236793662" calcext:value-type="float">
            <text:p>0.0002064224</text:p>
          </table:table-cell>
          <table:table-cell table:number-columns-repeated="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table:formula="of:=[.B15]*[.C15]" office:value-type="float" office:value="-1" calcext:value-type="float">
            <text:p>-1</text:p>
          </table:table-cell>
          <table:table-cell table:style-name="ce3" table:formula="of:=[.B15]*[.D15]" office:value-type="float" office:value="-1" calcext:value-type="float">
            <text:p>-1</text:p>
          </table:table-cell>
          <table:table-cell table:style-name="ce3" table:formula="of:=[.C15]*[.D15]" office:value-type="float" office:value="1" calcext:value-type="float">
            <text:p>1</text:p>
          </table:table-cell>
          <table:table-cell table:style-name="ce3" table:formula="of:=[.B15]*[.C15]*[.D15]" office:value-type="float" office:value="1" calcext:value-type="float">
            <text:p>1</text:p>
          </table:table-cell>
          <table:table-cell table:formula="of:=LOG([.I33];10)" office:value-type="float" office:value="3.63753675885693" calcext:value-type="float">
            <text:p>3.6375367589</text:p>
          </table:table-cell>
          <table:table-cell table:formula="of:=LOG([.J33];10)" office:value-type="float" office:value="3.61740402633386" calcext:value-type="float">
            <text:p>3.6174040263</text:p>
          </table:table-cell>
          <table:table-cell table:formula="of:=LOG([.K33];10)" office:value-type="float" office:value="3.6243181995769" calcext:value-type="float">
            <text:p>3.6243181996</text:p>
          </table:table-cell>
          <table:table-cell table:style-name="ce11" table:formula="of:=AVERAGE([.I15:.K15])" office:value-type="float" office:value="3.62641966158923" calcext:value-type="float">
            <text:p>3.6264196616</text:p>
          </table:table-cell>
          <table:table-cell table:style-name="ce13" table:formula="of:=[.A21]+[.B15]*[.B21]+[.C15]*[.C21]+[.D15]*[.D21]+[.E15]*[.E21]+[.F15]*[.F21]+[.G15]*[.G21]+[.H15]*[.H21]" office:value-type="float" office:value="3.62641966158923" calcext:value-type="float">
            <text:p>3.6264196616</text:p>
          </table:table-cell>
          <table:table-cell table:style-name="ce15" table:formula="of:=([.M15]-[.I15])^2" office:value-type="float" office:value="0.000123589851659506" calcext:value-type="float">
            <text:p>0.0001235899</text:p>
          </table:table-cell>
          <table:table-cell table:style-name="ce15" table:formula="of:=([.M15]-[.J15])^2" office:value-type="float" office:value="0.0000812816790578439" calcext:value-type="float">
            <text:p>8.12816790578439E-05</text:p>
          </table:table-cell>
          <table:table-cell table:style-name="ce15" table:formula="of:=([.M15]-[.K15])^2" office:value-type="float" office:value="0.00000441614258926919" calcext:value-type="float">
            <text:p>4.41614258926919E-06</text:p>
          </table:table-cell>
          <table:table-cell table:number-columns-repeated="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16]*[.C16]" office:value-type="float" office:value="-1" calcext:value-type="float">
            <text:p>-1</text:p>
          </table:table-cell>
          <table:table-cell table:style-name="ce3" table:formula="of:=[.B16]*[.D16]" office:value-type="float" office:value="1" calcext:value-type="float">
            <text:p>1</text:p>
          </table:table-cell>
          <table:table-cell table:style-name="ce3" table:formula="of:=[.C16]*[.D16]" office:value-type="float" office:value="-1" calcext:value-type="float">
            <text:p>-1</text:p>
          </table:table-cell>
          <table:table-cell table:style-name="ce3" table:formula="of:=[.B16]*[.C16]*[.D16]" office:value-type="float" office:value="-1" calcext:value-type="float">
            <text:p>-1</text:p>
          </table:table-cell>
          <table:table-cell table:formula="of:=LOG([.I34];10)" office:value-type="float" office:value="3.97011385705241" calcext:value-type="float">
            <text:p>3.9701138571</text:p>
          </table:table-cell>
          <table:table-cell table:formula="of:=LOG([.J34];10)" office:value-type="float" office:value="4.00653021895776" calcext:value-type="float">
            <text:p>4.006530219</text:p>
          </table:table-cell>
          <table:table-cell table:formula="of:=LOG([.K34];10)" office:value-type="float" office:value="3.97395914723884" calcext:value-type="float">
            <text:p>3.9739591472</text:p>
          </table:table-cell>
          <table:table-cell table:style-name="ce11" table:formula="of:=AVERAGE([.I16:.K16])" office:value-type="float" office:value="3.98353440774967" calcext:value-type="float">
            <text:p>3.9835344077</text:p>
          </table:table-cell>
          <table:table-cell table:style-name="ce13" table:formula="of:=[.A21]+[.B16]*[.B21]+[.C16]*[.C21]+[.D16]*[.D21]+[.E16]*[.E21]+[.F16]*[.F21]+[.G16]*[.G21]+[.H16]*[.H21]" office:value-type="float" office:value="3.98353440774967" calcext:value-type="float">
            <text:p>3.9835344077</text:p>
          </table:table-cell>
          <table:table-cell table:style-name="ce15" table:formula="of:=([.M16]-[.I16])^2" office:value-type="float" office:value="0.000180111181017756" calcext:value-type="float">
            <text:p>0.0001801112</text:p>
          </table:table-cell>
          <table:table-cell table:style-name="ce15" table:formula="of:=([.M16]-[.J16])^2" office:value-type="float" office:value="0.000528807333117909" calcext:value-type="float">
            <text:p>0.0005288073</text:p>
          </table:table-cell>
          <table:table-cell table:style-name="ce15" table:formula="of:=([.M16]-[.K16])^2" office:value-type="float" office:value="0.0000916856138501523" calcext:value-type="float">
            <text:p>9.16856138501523E-05</text:p>
          </table:table-cell>
          <table:table-cell table:number-columns-repeated="7"/>
        </table:table-row>
        <table:table-row table:style-name="ro1"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formula="of:=[.B17]*[.C17]" office:value-type="float" office:value="1" calcext:value-type="float">
            <text:p>1</text:p>
          </table:table-cell>
          <table:table-cell table:style-name="ce3" table:formula="of:=[.B17]*[.D17]" office:value-type="float" office:value="-1" calcext:value-type="float">
            <text:p>-1</text:p>
          </table:table-cell>
          <table:table-cell table:style-name="ce3" table:formula="of:=[.C17]*[.D17]" office:value-type="float" office:value="-1" calcext:value-type="float">
            <text:p>-1</text:p>
          </table:table-cell>
          <table:table-cell table:style-name="ce3" table:formula="of:=[.B17]*[.C17]*[.D17]" office:value-type="float" office:value="-1" calcext:value-type="float">
            <text:p>-1</text:p>
          </table:table-cell>
          <table:table-cell table:formula="of:=LOG([.I35];10)" office:value-type="float" office:value="3.91984449490938" calcext:value-type="float">
            <text:p>3.9198444949</text:p>
          </table:table-cell>
          <table:table-cell table:formula="of:=LOG([.J35];10)" office:value-type="float" office:value="3.92608663153822" calcext:value-type="float">
            <text:p>3.9260866315</text:p>
          </table:table-cell>
          <table:table-cell table:formula="of:=LOG([.K35];10)" office:value-type="float" office:value="3.9226154435462" calcext:value-type="float">
            <text:p>3.9226154435</text:p>
          </table:table-cell>
          <table:table-cell table:style-name="ce11" table:formula="of:=AVERAGE([.I17:.K17])" office:value-type="float" office:value="3.9228488566646" calcext:value-type="float">
            <text:p>3.9228488567</text:p>
          </table:table-cell>
          <table:table-cell table:style-name="ce13" table:formula="of:=[.A21]+[.B17]*[.B21]+[.C17]*[.C21]+[.D17]*[.D21]+[.E17]*[.E21]+[.F17]*[.F21]+[.G17]*[.G21]+[.H17]*[.H21]" office:value-type="float" office:value="3.9228488566646" calcext:value-type="float">
            <text:p>3.9228488567</text:p>
          </table:table-cell>
          <table:table-cell table:style-name="ce15" table:formula="of:=([.M17]-[.I17])^2" office:value-type="float" office:value="0.00000902618955624333" calcext:value-type="float">
            <text:p>9.02618955624333E-06</text:p>
          </table:table-cell>
          <table:table-cell table:style-name="ce15" table:formula="of:=([.M17]-[.J17])^2" office:value-type="float" office:value="0.000010483186132247" calcext:value-type="float">
            <text:p>1.0483186132247E-05</text:p>
          </table:table-cell>
          <table:table-cell table:style-name="ce15" table:formula="of:=([.M17]-[.K17])^2" office:value-type="float" office:value="0.0000000544816838395927" calcext:value-type="float">
            <text:p>5.44816838395927E-08</text:p>
          </table:table-cell>
          <table:table-cell table:number-columns-repeated="7"/>
        </table:table-row>
        <table:table-row table:style-name="ro1">
          <table:table-cell table:number-columns-repeated="4" table:style-name="ce3" office:value-type="float" office:value="1" calcext:value-type="float">
            <text:p>1</text:p>
          </table:table-cell>
          <table:table-cell table:style-name="ce3" table:formula="of:=[.B18]*[.C18]" office:value-type="float" office:value="1" calcext:value-type="float">
            <text:p>1</text:p>
          </table:table-cell>
          <table:table-cell table:style-name="ce3" table:formula="of:=[.B18]*[.D18]" office:value-type="float" office:value="1" calcext:value-type="float">
            <text:p>1</text:p>
          </table:table-cell>
          <table:table-cell table:style-name="ce3" table:formula="of:=[.C18]*[.D18]" office:value-type="float" office:value="1" calcext:value-type="float">
            <text:p>1</text:p>
          </table:table-cell>
          <table:table-cell table:style-name="ce3" table:formula="of:=[.B18]*[.C18]*[.D18]" office:value-type="float" office:value="1" calcext:value-type="float">
            <text:p>1</text:p>
          </table:table-cell>
          <table:table-cell table:formula="of:=LOG([.I36];10)" office:value-type="float" office:value="4.29852756094508" calcext:value-type="float">
            <text:p>4.2985275609</text:p>
          </table:table-cell>
          <table:table-cell table:formula="of:=LOG([.J36];10)" office:value-type="float" office:value="4.29421196822675" calcext:value-type="float">
            <text:p>4.2942119682</text:p>
          </table:table-cell>
          <table:table-cell table:formula="of:=LOG([.K36];10)" office:value-type="float" office:value="4.3168971096367" calcext:value-type="float">
            <text:p>4.3168971096</text:p>
          </table:table-cell>
          <table:table-cell table:style-name="ce11" table:formula="of:=AVERAGE([.I18:.K18])" office:value-type="float" office:value="4.30321221293618" calcext:value-type="float">
            <text:p>4.3032122129</text:p>
          </table:table-cell>
          <table:table-cell table:style-name="ce13" table:formula="of:=[.A21]+[.B18]*[.B21]+[.C18]*[.C21]+[.D18]*[.D21]+[.E18]*[.E21]+[.F18]*[.F21]+[.G18]*[.G21]+[.H18]*[.H21]" office:value-type="float" office:value="4.30321221293617" calcext:value-type="float">
            <text:p>4.3032122129</text:p>
          </table:table-cell>
          <table:table-cell table:style-name="ce15" table:formula="of:=([.M18]-[.I18])^2" office:value-type="float" office:value="0.0000219459642776872" calcext:value-type="float">
            <text:p>0.000021946</text:p>
          </table:table-cell>
          <table:table-cell table:style-name="ce15" table:formula="of:=([.M18]-[.J18])^2" office:value-type="float" office:value="0.0000810044048294779" calcext:value-type="float">
            <text:p>8.10044048294779E-05</text:p>
          </table:table-cell>
          <table:table-cell table:style-name="ce15" table:formula="of:=([.M18]-[.K18])^2" office:value-type="float" office:value="0.000187276397704015" calcext:value-type="float">
            <text:p>0.0001872764</text:p>
          </table:table-cell>
          <table:table-cell table:number-columns-repeated="2"/>
          <table:table-cell table:style-name="ce6" office:value-type="string" calcext:value-type="string">
            <text:p>deviation of errors</text:p>
          </table:table-cell>
          <table:table-cell table:style-name="ce21" office:value-type="string" calcext:value-type="string">
            <text:p>deviation of effects:</text:p>
          </table:table-cell>
          <table:table-cell table:style-name="ce10" office:value-type="string" calcext:value-type="string">
            <text:p>Degrees of freedom for 2^3(3-1) = 16</text:p>
          </table:table-cell>
          <table:table-cell table:style-name="ce8" office:value-type="string" calcext:value-type="string">
            <text:p>lower bound</text:p>
          </table:table-cell>
          <table:table-cell table:style-name="ce8" office:value-type="string" calcext:value-type="string">
            <text:p>upper bound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>
            <text:p>Effects:</text:p>
          </table:table-cell>
          <table:table-cell table:style-name="ce16" office:value-type="string" calcext:value-type="string">
            <text:p>SSE:</text:p>
          </table:table-cell>
          <table:table-cell table:style-name="ce18" table:formula="of:=SUM([.N11:.P18])" office:value-type="float" office:value="0.00230704418858578" calcext:value-type="float">
            <text:p>0.0023070442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19]/[.P28]" office:value-type="percentage" office:value="0.00173354332453762" calcext:value-type="percentage">
            <text:p>0.17%</text:p>
          </table:table-cell>
          <table:table-cell table:style-name="ce3" table:formula="of:=SQRT([.P19]/(8*(3-1)))" office:value-type="float" office:value="0.0120079249575691" calcext:value-type="float">
            <text:p>0.012007925</text:p>
          </table:table-cell>
          <table:table-cell table:style-name="ce22"/>
          <table:table-cell table:style-name="ce11"/>
          <table:table-cell table:style-name="ce23" table:number-columns-repeated="2"/>
        </table:table-row>
        <table:table-row table:style-name="ro1">
          <table:table-cell table:style-name="ce4" table:formula="of:=[.A11]*[.L11]+[.A12]*[.L12]+[.A13]*[.L13]+[.A14]*[.L14]+[.A15]*[.L15]+[.A16]*[.L16]+[.A17]*[.L17]+[.A18]*[.L18]" office:value-type="float" office:value="31.7866814025415" calcext:value-type="float">
            <text:p>31.7866814025</text:p>
          </table:table-cell>
          <table:table-cell table:style-name="ce4" table:formula="of:=[.B11]*[.L11]+[.B12]*[.L12]+[.B13]*[.L13]+[.B14]*[.L14]+[.B15]*[.L15]+[.B16]*[.L16]+[.B17]*[.L17]+[.B18]*[.L18]" office:value-type="float" office:value="-0.114651124662178" calcext:value-type="float">
            <text:p>-0.1146511247</text:p>
          </table:table-cell>
          <table:table-cell table:style-name="ce4" table:formula="of:=[.C11]*[.L11]+[.C12]*[.L12]+[.C13]*[.L13]+[.C14]*[.L14]+[.C15]*[.L15]+[.C16]*[.L16]+[.C17]*[.L17]+[.C18]*[.L18]" office:value-type="float" office:value="1.23543183768748" calcext:value-type="float">
            <text:p>1.2354318377</text:p>
          </table:table-cell>
          <table:table-cell table:style-name="ce4" table:formula="of:=[.D11]*[.L11]+[.D12]*[.L12]+[.D13]*[.L13]+[.D14]*[.L14]+[.D15]*[.L15]+[.D16]*[.L16]+[.D17]*[.L17]+[.D18]*[.L18]" office:value-type="float" office:value="1.41279710086996" calcext:value-type="float">
            <text:p>1.4127971009</text:p>
          </table:table-cell>
          <table:table-cell table:style-name="ce4" table:formula="of:=[.E11]*[.L11]+[.E12]*[.L12]+[.E13]*[.L13]+[.E14]*[.L14]+[.E15]*[.L15]+[.E16]*[.L16]+[.E17]*[.L17]+[.E18]*[.L18]" office:value-type="float" office:value="-0.00321783716373503" calcext:value-type="float">
            <text:p>-0.0032178372</text:p>
          </table:table-cell>
          <table:table-cell table:style-name="ce4" table:formula="of:=[.F11]*[.L11]+[.F12]*[.L12]+[.F13]*[.L13]+[.F14]*[.L14]+[.F15]*[.L15]+[.F16]*[.L16]+[.F17]*[.L17]+[.F18]*[.L18]" office:value-type="float" office:value="0.0621591039940652" calcext:value-type="float">
            <text:p>0.062159104</text:p>
          </table:table-cell>
          <table:table-cell table:style-name="ce4" table:formula="of:=[.G11]*[.L11]+[.G12]*[.L12]+[.G13]*[.L13]+[.G14]*[.L14]+[.G15]*[.L15]+[.G16]*[.L16]+[.G17]*[.L17]+[.G18]*[.L18]" office:value-type="float" office:value="0.0573750963247406" calcext:value-type="float">
            <text:p>0.0573750963</text:p>
          </table:table-cell>
          <table:table-cell table:style-name="ce4" table:formula="of:=[.H11]*[.L11]+[.H12]*[.L12]+[.H13]*[.L13]+[.H14]*[.L14]+[.H15]*[.L15]+[.H16]*[.L16]+[.H17]*[.L17]+[.H18]*[.L18]" office:value-type="float" office:value="-0.0108778761024588" calcext:value-type="float">
            <text:p>-0.0108778761</text:p>
          </table:table-cell>
          <table:table-cell table:style-name="ce9" table:number-columns-repeated="4"/>
          <table:table-cell/>
          <table:table-cell table:style-name="ce3" table:formula="of:=[.B21]" office:value-type="float" office:value="-0.0143313905827722" calcext:value-type="float">
            <text:p>-0.0143313906</text:p>
          </table:table-cell>
          <table:table-cell table:style-name="ce16" office:value-type="string" calcext:value-type="string">
            <text:p>SSA:</text:p>
          </table:table-cell>
          <table:table-cell table:style-name="ce18" table:formula="of:=8*3*[.B21]*[.B21]" office:value-type="float" office:value="0.00492933014486333" calcext:value-type="float">
            <text:p>0.0049293301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0]/[.P28]" office:value-type="percentage" office:value="0.00370396345650758" calcext:value-type="percentage">
            <text:p>0.37%</text:p>
          </table:table-cell>
          <table:table-cell table:style-name="ce3"/>
          <table:table-cell table:style-name="ce22" table:formula="of:=[.S19]/SQRT(8*3)" office:value-type="float" office:value="0.00245110741797297" calcext:value-type="float">
            <text:p>0.0024511074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0]-[.T20]*[.U20]" office:value-type="float" office:value="-0.018611024134553" calcext:value-type="float">
            <text:p>-0.0186110241</text:p>
          </table:table-cell>
          <table:table-cell table:style-name="ce23" table:formula="of:=[.N20]+[.T20]*[.U20]" office:value-type="float" office:value="-0.0100517570309914" calcext:value-type="float">
            <text:p>-0.010051757</text:p>
          </table:table-cell>
        </table:table-row>
        <table:table-row table:style-name="ro1">
          <table:table-cell table:style-name="ce5" table:formula="of:=[.A20]/8" office:value-type="float" office:value="3.97333517531769" calcext:value-type="float">
            <text:p>3.9733351753</text:p>
          </table:table-cell>
          <table:table-cell table:style-name="ce5" table:formula="of:=[.B20]/8" office:value-type="float" office:value="-0.0143313905827722" calcext:value-type="float">
            <text:p>-0.0143313906</text:p>
          </table:table-cell>
          <table:table-cell table:style-name="ce5" table:formula="of:=[.C20]/8" office:value-type="float" office:value="0.154428979710935" calcext:value-type="float">
            <text:p>0.1544289797</text:p>
          </table:table-cell>
          <table:table-cell table:style-name="ce5" table:formula="of:=[.D20]/8" office:value-type="float" office:value="0.176599637608745" calcext:value-type="float">
            <text:p>0.1765996376</text:p>
          </table:table-cell>
          <table:table-cell table:style-name="ce5" table:formula="of:=[.E20]/8" office:value-type="float" office:value="-0.000402229645466878" calcext:value-type="float">
            <text:p>-0.0004022296</text:p>
          </table:table-cell>
          <table:table-cell table:style-name="ce5" table:formula="of:=[.F20]/8" office:value-type="float" office:value="0.00776988799925815" calcext:value-type="float">
            <text:p>0.007769888</text:p>
          </table:table-cell>
          <table:table-cell table:style-name="ce5" table:formula="of:=[.G20]/8" office:value-type="float" office:value="0.00717188704059257" calcext:value-type="float">
            <text:p>0.007171887</text:p>
          </table:table-cell>
          <table:table-cell table:style-name="ce5" table:formula="of:=[.H20]/8" office:value-type="float" office:value="-0.00135973451280735" calcext:value-type="float">
            <text:p>-0.0013597345</text:p>
          </table:table-cell>
          <table:table-cell table:number-columns-repeated="5"/>
          <table:table-cell table:style-name="ce3" table:formula="of:=[.C21]" office:value-type="float" office:value="0.154428979710935" calcext:value-type="float">
            <text:p>0.1544289797</text:p>
          </table:table-cell>
          <table:table-cell table:style-name="ce16" office:value-type="string" calcext:value-type="string">
            <text:p>SSB:</text:p>
          </table:table-cell>
          <table:table-cell table:style-name="ce18" table:formula="of:=8*3*[.C21]*[.C21]" office:value-type="float" office:value="0.572359434589448" calcext:value-type="float">
            <text:p>0.5723594346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1]/[.P28]" office:value-type="percentage" office:value="0.430078401609157" calcext:value-type="percentage">
            <text:p>43.01%</text:p>
          </table:table-cell>
          <table:table-cell table:style-name="ce3"/>
          <table:table-cell table:style-name="ce22" table:formula="of:=[.S19]/SQRT(8*3)" office:value-type="float" office:value="0.00245110741797297" calcext:value-type="float">
            <text:p>0.0024511074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1]-[.T21]*[.U21]" office:value-type="float" office:value="0.150149346159154" calcext:value-type="float">
            <text:p>0.1501493462</text:p>
          </table:table-cell>
          <table:table-cell table:style-name="ce23" table:formula="of:=[.N21]+[.T21]*[.U21]" office:value-type="float" office:value="0.158708613262716" calcext:value-type="float">
            <text:p>0.1587086133</text:p>
          </table:table-cell>
        </table:table-row>
        <table:table-row table:style-name="ro1">
          <table:table-cell table:number-columns-repeated="13"/>
          <table:table-cell table:style-name="ce3" table:formula="of:=[.D21]" office:value-type="float" office:value="0.176599637608745" calcext:value-type="float">
            <text:p>0.1765996376</text:p>
          </table:table-cell>
          <table:table-cell table:style-name="ce16" office:value-type="string" calcext:value-type="string">
            <text:p>SSC:</text:p>
          </table:table-cell>
          <table:table-cell table:style-name="ce18" table:formula="of:=8*3*[.D21]*[.D21]" office:value-type="float" office:value="0.74849836808496" calcext:value-type="float">
            <text:p>0.7484983681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2]/[.P28]" office:value-type="percentage" office:value="0.562431511212791" calcext:value-type="percentage">
            <text:p>56.24%</text:p>
          </table:table-cell>
          <table:table-cell table:style-name="ce3"/>
          <table:table-cell table:style-name="ce22" table:formula="of:=[.S19]/SQRT(8*3)" office:value-type="float" office:value="0.00245110741797297" calcext:value-type="float">
            <text:p>0.0024511074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2]-[.T22]*[.U22]" office:value-type="float" office:value="0.172320004056964" calcext:value-type="float">
            <text:p>0.1723200041</text:p>
          </table:table-cell>
          <table:table-cell table:style-name="ce23" table:formula="of:=[.N22]+[.T22]*[.U22]" office:value-type="float" office:value="0.180879271160526" calcext:value-type="float">
            <text:p>0.1808792712</text:p>
          </table:table-cell>
        </table:table-row>
        <table:table-row table:style-name="ro1">
          <table:table-cell table:formula="of:=10^[.A21]" office:value-type="float" office:value="9404.48840467753" calcext:value-type="float">
            <text:p>9404.4884046775</text:p>
          </table:table-cell>
          <table:table-cell table:number-columns-repeated="12"/>
          <table:table-cell table:style-name="ce3" table:formula="of:=[.E21]" office:value-type="float" office:value="-0.000402229645466878" calcext:value-type="float">
            <text:p>-0.0004022296</text:p>
          </table:table-cell>
          <table:table-cell table:style-name="ce16" office:value-type="string" calcext:value-type="string">
            <text:p>SSAB:</text:p>
          </table:table-cell>
          <table:table-cell table:style-name="ce18" table:formula="of:=8*3*[.E21]*[.E21]" office:value-type="float" office:value="0.00000388292850461786" calcext:value-type="float">
            <text:p>3.88292850461786E-06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3]/[.P28]" office:value-type="percentage" office:value="0.00000291768351128263" calcext:value-type="percentage">
            <text:p>0.00%</text:p>
          </table:table-cell>
          <table:table-cell table:style-name="ce3"/>
          <table:table-cell table:style-name="ce22" table:formula="of:=[.S19]/SQRT(8*3)" office:value-type="float" office:value="0.00245110741797297" calcext:value-type="float">
            <text:p>0.0024511074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3]-[.T23]*[.U23]" office:value-type="float" office:value="-0.00468186319724769" calcext:value-type="float">
            <text:p>-0.0046818632</text:p>
          </table:table-cell>
          <table:table-cell table:style-name="ce23" table:formula="of:=[.N23]+[.T23]*[.U23]" office:value-type="float" office:value="0.00387740390631393" calcext:value-type="float">
            <text:p>0.0038774039</text:p>
          </table:table-cell>
        </table:table-row>
        <table:table-row table:style-name="ro1">
          <table:table-cell table:number-columns-repeated="13"/>
          <table:table-cell table:style-name="ce3" table:formula="of:=[.F21]" office:value-type="float" office:value="0.00776988799925815" calcext:value-type="float">
            <text:p>0.007769888</text:p>
          </table:table-cell>
          <table:table-cell table:style-name="ce16" office:value-type="string" calcext:value-type="string">
            <text:p>SSAC:</text:p>
          </table:table-cell>
          <table:table-cell table:style-name="ce18" table:formula="of:=8*3*[.F21]*[.F21]" office:value-type="float" office:value="0.00144890782850438" calcext:value-type="float">
            <text:p>0.0014489078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4]/[.P28]" office:value-type="percentage" office:value="0.00108872838517834" calcext:value-type="percentage">
            <text:p>0.11%</text:p>
          </table:table-cell>
          <table:table-cell table:style-name="ce3"/>
          <table:table-cell table:style-name="ce22" table:formula="of:=[.S19]/SQRT(8*3)" office:value-type="float" office:value="0.00245110741797297" calcext:value-type="float">
            <text:p>0.0024511074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4]-[.T24]*[.U24]" office:value-type="float" office:value="0.00349025444747734" calcext:value-type="float">
            <text:p>0.0034902544</text:p>
          </table:table-cell>
          <table:table-cell table:style-name="ce23" table:formula="of:=[.N24]+[.T24]*[.U24]" office:value-type="float" office:value="0.012049521551039" calcext:value-type="float">
            <text:p>0.0120495216</text:p>
          </table:table-cell>
        </table:table-row>
        <table:table-row table:style-name="ro1">
          <table:table-cell table:number-columns-repeated="13"/>
          <table:table-cell table:style-name="ce3" table:formula="of:=[.G21]" office:value-type="float" office:value="0.00717188704059257" calcext:value-type="float">
            <text:p>0.007171887</text:p>
          </table:table-cell>
          <table:table-cell table:style-name="ce16" office:value-type="string" calcext:value-type="string">
            <text:p>SSBC:</text:p>
          </table:table-cell>
          <table:table-cell table:style-name="ce18" table:formula="of:=8*3*[.G21]*[.G21]" office:value-type="float" office:value="0.00123446312935247" calcext:value-type="float">
            <text:p>0.0012344631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5]/[.P28]" office:value-type="percentage" office:value="0.000927591819811923" calcext:value-type="percentage">
            <text:p>0.09%</text:p>
          </table:table-cell>
          <table:table-cell table:style-name="ce3"/>
          <table:table-cell table:style-name="ce22" table:formula="of:=[.S19]/SQRT(8*3)" office:value-type="float" office:value="0.00245110741797297" calcext:value-type="float">
            <text:p>0.0024511074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5]-[.T25]*[.U25]" office:value-type="float" office:value="0.00289225348881176" calcext:value-type="float">
            <text:p>0.0028922535</text:p>
          </table:table-cell>
          <table:table-cell table:style-name="ce23" table:formula="of:=[.N25]+[.T25]*[.U25]" office:value-type="float" office:value="0.0114515205923734" calcext:value-type="float">
            <text:p>0.0114515206</text:p>
          </table:table-cell>
        </table:table-row>
        <table:table-row table:style-name="ro1">
          <table:table-cell table:number-columns-repeated="13"/>
          <table:table-cell table:formula="of:=[.H21]" office:value-type="float" office:value="-0.00135973451280735" calcext:value-type="float">
            <text:p>-0.0013597345</text:p>
          </table:table-cell>
          <table:table-cell table:style-name="ce16" office:value-type="string" calcext:value-type="string">
            <text:p>SSABC:</text:p>
          </table:table-cell>
          <table:table-cell table:style-name="ce18" table:formula="of:=8*3*[.H21]*[.H21]" office:value-type="float" office:value="0.0000443730706876668" calcext:value-type="float">
            <text:p>4.43730706876668E-05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6]/[.P28]" office:value-type="percentage" office:value="0.0000333425085052205" calcext:value-type="percentage">
            <text:p>0.00%</text:p>
          </table:table-cell>
          <table:table-cell table:style-name="ce3"/>
          <table:table-cell table:style-name="ce22" table:formula="of:=[.S19]/SQRT(8*3)" office:value-type="float" office:value="0.00245110741797297" calcext:value-type="float">
            <text:p>0.0024511074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6]-[.T26]*[.U26]" office:value-type="float" office:value="-0.00563936806458816" calcext:value-type="float">
            <text:p>-0.0056393681</text:p>
          </table:table-cell>
          <table:table-cell table:style-name="ce23" table:formula="of:=[.N26]+[.T26]*[.U26]" office:value-type="float" office:value="0.00291989903897346" calcext:value-type="float">
            <text:p>0.002919899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14"/>
          <table:table-cell table:style-name="ce17" office:value-type="string" calcext:value-type="string">
            <text:p>SST:</text:p>
          </table:table-cell>
          <table:table-cell table:style-name="ce19" table:formula="of:=SUM([.P19:.P26])" office:value-type="float" office:value="1.33082580396491" calcext:value-type="float">
            <text:p>1.330825804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4772.43" calcext:value-type="float">
            <text:p>4772.43</text:p>
          </table:table-cell>
          <table:table-cell office:value-type="float" office:value="4688.95" calcext:value-type="float">
            <text:p>4688.95</text:p>
          </table:table-cell>
          <table:table-cell office:value-type="float" office:value="4653.68" calcext:value-type="float">
            <text:p>4653.68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9436.35" calcext:value-type="float">
            <text:p>9436.35</text:p>
          </table:table-cell>
          <table:table-cell office:value-type="float" office:value="10140.45" calcext:value-type="float">
            <text:p>10140.45</text:p>
          </table:table-cell>
          <table:table-cell office:value-type="float" office:value="9966.42" calcext:value-type="float">
            <text:p>9966.42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9079.49" calcext:value-type="float">
            <text:p>9079.49</text:p>
          </table:table-cell>
          <table:table-cell office:value-type="float" office:value="9263.14" calcext:value-type="float">
            <text:p>9263.14</text:p>
          </table:table-cell>
          <table:table-cell office:value-type="float" office:value="9345.22" calcext:value-type="float">
            <text:p>9345.22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21230.53" calcext:value-type="float">
            <text:p>21230.53</text:p>
          </table:table-cell>
          <table:table-cell office:value-type="float" office:value="21238.55" calcext:value-type="float">
            <text:p>21238.55</text:p>
          </table:table-cell>
          <table:table-cell office:value-type="float" office:value="20206.53" calcext:value-type="float">
            <text:p>20206.53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4340.47" calcext:value-type="float">
            <text:p>4340.47</text:p>
          </table:table-cell>
          <table:table-cell office:value-type="float" office:value="4143.85" calcext:value-type="float">
            <text:p>4143.85</text:p>
          </table:table-cell>
          <table:table-cell office:value-type="float" office:value="4210.35" calcext:value-type="float">
            <text:p>4210.35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9334.99" calcext:value-type="float">
            <text:p>9334.99</text:p>
          </table:table-cell>
          <table:table-cell office:value-type="float" office:value="10151.5" calcext:value-type="float">
            <text:p>10151.5</text:p>
          </table:table-cell>
          <table:table-cell office:value-type="float" office:value="9418.01" calcext:value-type="float">
            <text:p>9418.01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8314.66" calcext:value-type="float">
            <text:p>8314.66</text:p>
          </table:table-cell>
          <table:table-cell office:value-type="float" office:value="8435.03" calcext:value-type="float">
            <text:p>8435.03</text:p>
          </table:table-cell>
          <table:table-cell office:value-type="float" office:value="8367.88" calcext:value-type="float">
            <text:p>8367.88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19885.09" calcext:value-type="float">
            <text:p>19885.09</text:p>
          </table:table-cell>
          <table:table-cell office:value-type="float" office:value="19688.47" calcext:value-type="float">
            <text:p>19688.47</text:p>
          </table:table-cell>
          <table:table-cell office:value-type="float" office:value="20744.22" calcext:value-type="float">
            <text:p>20744.22</text:p>
          </table:table-cell>
          <table:table-cell table:number-columns-repeated="12"/>
        </table:table-row>
      </table:table>
      <table:table table:name="GET only response tim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HROUGHPUT FOR GET ONLY</text:p>
          </table:table-cell>
          <table:covered-table-cell table:number-columns-repeated="2"/>
          <table:table-cell table:number-columns-repeated="20"/>
        </table:table-row>
        <table:table-row table:style-name="ro1">
          <table:table-cell table:style-name="ce1"/>
          <table:table-cell table:number-columns-repeated="22"/>
        </table:table-row>
        <table:table-row table:style-name="ro1"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number-columns-repeated="19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9"/>
        </table:table-row>
        <table:table-row table:style-name="ro1" table:number-rows-repeated="2">
          <table:table-cell table:style-name="ce1"/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8"/>
          <table:table-cell table:style-name="ce7"/>
          <table:table-cell table:number-columns-repeated="14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6" office:value-type="string" calcext:value-type="string">
            <text:p>A: servers</text:p>
          </table:table-cell>
          <table:table-cell table:style-name="ce6" office:value-type="string" calcext:value-type="string">
            <text:p>B: middlewares</text:p>
          </table:table-cell>
          <table:table-cell table:style-name="ce6" office:value-type="string" calcext:value-type="string">
            <text:p>C: workers</text:p>
          </table:table-cell>
          <table:table-cell table:style-name="ce6" office:value-type="string" calcext:value-type="string">
            <text:p>AB</text:p>
          </table:table-cell>
          <table:table-cell table:style-name="ce6" office:value-type="string" calcext:value-type="string">
            <text:p>AC</text:p>
          </table:table-cell>
          <table:table-cell table:style-name="ce6" office:value-type="string" calcext:value-type="string">
            <text:p>BC</text:p>
          </table:table-cell>
          <table:table-cell table:style-name="ce6" office:value-type="string" calcext:value-type="string">
            <text:p>ABC</text:p>
          </table:table-cell>
          <table:table-cell table:style-name="ce8" office:value-type="string" calcext:value-type="string">
            <text:p>rep1</text:p>
          </table:table-cell>
          <table:table-cell table:style-name="ce8" office:value-type="string" calcext:value-type="string">
            <text:p>rep2</text:p>
          </table:table-cell>
          <table:table-cell table:style-name="ce8" office:value-type="string" calcext:value-type="string">
            <text:p>rep3</text:p>
          </table:table-cell>
          <table:table-cell table:style-name="ce10" office:value-type="string" calcext:value-type="string">
            <text:p>mean y</text:p>
          </table:table-cell>
          <table:table-cell table:style-name="ce12" office:value-type="string" calcext:value-type="string">
            <text:p>estimated y</text:p>
          </table:table-cell>
          <table:table-cell table:style-name="ce14" office:value-type="string" calcext:value-type="string">
            <text:p>(y_e – rep1)^2</text:p>
          </table:table-cell>
          <table:table-cell table:style-name="ce14" office:value-type="string" calcext:value-type="string">
            <text:p>(y_e – rep2)^2</text:p>
          </table:table-cell>
          <table:table-cell table:style-name="ce14" office:value-type="string" calcext:value-type="string">
            <text:p>(y_e – rep3)^2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table:formula="of:=[.B11]*[.C11]" office:value-type="float" office:value="1" calcext:value-type="float">
            <text:p>1</text:p>
          </table:table-cell>
          <table:table-cell table:style-name="ce3" table:formula="of:=[.B11]*[.D11]" office:value-type="float" office:value="1" calcext:value-type="float">
            <text:p>1</text:p>
          </table:table-cell>
          <table:table-cell table:style-name="ce3" table:formula="of:=[.C11]*[.D11]" office:value-type="float" office:value="1" calcext:value-type="float">
            <text:p>1</text:p>
          </table:table-cell>
          <table:table-cell table:style-name="ce3" table:formula="of:=[.B11]*[.C11]*[.D11]" office:value-type="float" office:value="-1" calcext:value-type="float">
            <text:p>-1</text:p>
          </table:table-cell>
          <table:table-cell table:formula="of:=LOG([.I29];10)" office:value-type="float" office:value="1.60447805801291" calcext:value-type="float">
            <text:p>1.604478058</text:p>
          </table:table-cell>
          <table:table-cell table:formula="of:=LOG([.J29];10)" office:value-type="float" office:value="1.61213015784567" calcext:value-type="float">
            <text:p>1.6121301578</text:p>
          </table:table-cell>
          <table:table-cell table:formula="of:=LOG([.K29];10)" office:value-type="float" office:value="1.61498504988522" calcext:value-type="float">
            <text:p>1.6149850499</text:p>
          </table:table-cell>
          <table:table-cell table:style-name="ce11" table:formula="of:=AVERAGE([.I11:.K11])" office:value-type="float" office:value="1.61053108858127" calcext:value-type="float">
            <text:p>1.6105310886</text:p>
          </table:table-cell>
          <table:table-cell table:style-name="ce13" table:formula="of:=[.A21]+[.B11]*[.B21]+[.C11]*[.C21]+[.D11]*[.D21]+[.E11]*[.E21]+[.F11]*[.F21]+[.G11]*[.G21]+[.H11]*[.H21]" office:value-type="float" office:value="1.61053108858127" calcext:value-type="float">
            <text:p>1.6105310886</text:p>
          </table:table-cell>
          <table:table-cell table:style-name="ce15" table:formula="of:=([.M11]-[.I11])^2" office:value-type="float" office:value="0.0000366391790614164" calcext:value-type="float">
            <text:p>3.66391790614164E-05</text:p>
          </table:table-cell>
          <table:table-cell table:style-name="ce15" table:formula="of:=([.M11]-[.J11])^2" office:value-type="float" office:value="0.00000255702251234488" calcext:value-type="float">
            <text:p>0.000002557</text:p>
          </table:table-cell>
          <table:table-cell table:style-name="ce15" table:formula="of:=([.M11]-[.K11])^2" office:value-type="float" office:value="0.0000198377712971298" calcext:value-type="float">
            <text:p>1.98377712971298E-05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12]*[.C12]" office:value-type="float" office:value="1" calcext:value-type="float">
            <text:p>1</text:p>
          </table:table-cell>
          <table:table-cell table:style-name="ce3" table:formula="of:=[.B12]*[.D12]" office:value-type="float" office:value="-1" calcext:value-type="float">
            <text:p>-1</text:p>
          </table:table-cell>
          <table:table-cell table:style-name="ce3" table:formula="of:=[.C12]*[.D12]" office:value-type="float" office:value="-1" calcext:value-type="float">
            <text:p>-1</text:p>
          </table:table-cell>
          <table:table-cell table:style-name="ce3" table:formula="of:=[.B12]*[.C12]*[.D12]" office:value-type="float" office:value="1" calcext:value-type="float">
            <text:p>1</text:p>
          </table:table-cell>
          <table:table-cell table:formula="of:=LOG([.I30];10)" office:value-type="float" office:value="1.30831536088723" calcext:value-type="float">
            <text:p>1.3083153609</text:p>
          </table:table-cell>
          <table:table-cell table:formula="of:=LOG([.J30];10)" office:value-type="float" office:value="1.27707413347094" calcext:value-type="float">
            <text:p>1.2770741335</text:p>
          </table:table-cell>
          <table:table-cell table:formula="of:=LOG([.K30];10)" office:value-type="float" office:value="1.28544478290742" calcext:value-type="float">
            <text:p>1.2854447829</text:p>
          </table:table-cell>
          <table:table-cell table:style-name="ce11" table:formula="of:=AVERAGE([.I12:.K12])" office:value-type="float" office:value="1.29027809242186" calcext:value-type="float">
            <text:p>1.2902780924</text:p>
          </table:table-cell>
          <table:table-cell table:style-name="ce13" table:formula="of:=[.A21]+[.B12]*[.B21]+[.C12]*[.C21]+[.D12]*[.D21]+[.E12]*[.E21]+[.F12]*[.F21]+[.G12]*[.G21]+[.H12]*[.H21]" office:value-type="float" office:value="1.29027809242186" calcext:value-type="float">
            <text:p>1.2902780924</text:p>
          </table:table-cell>
          <table:table-cell table:style-name="ce15" table:formula="of:=([.M12]-[.I12])^2" office:value-type="float" office:value="0.000325343053691679" calcext:value-type="float">
            <text:p>0.0003253431</text:p>
          </table:table-cell>
          <table:table-cell table:style-name="ce15" table:formula="of:=([.M12]-[.J12])^2" office:value-type="float" office:value="0.000174344531977594" calcext:value-type="float">
            <text:p>0.0001743445</text:p>
          </table:table-cell>
          <table:table-cell table:style-name="ce15" table:formula="of:=([.M12]-[.K12])^2" office:value-type="float" office:value="0.0000233608808624315" calcext:value-type="float">
            <text:p>2.33608808624315E-05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formula="of:=[.B13]*[.C13]" office:value-type="float" office:value="-1" calcext:value-type="float">
            <text:p>-1</text:p>
          </table:table-cell>
          <table:table-cell table:style-name="ce3" table:formula="of:=[.B13]*[.D13]" office:value-type="float" office:value="1" calcext:value-type="float">
            <text:p>1</text:p>
          </table:table-cell>
          <table:table-cell table:style-name="ce3" table:formula="of:=[.C13]*[.D13]" office:value-type="float" office:value="-1" calcext:value-type="float">
            <text:p>-1</text:p>
          </table:table-cell>
          <table:table-cell table:style-name="ce3" table:formula="of:=[.B13]*[.C13]*[.D13]" office:value-type="float" office:value="1" calcext:value-type="float">
            <text:p>1</text:p>
          </table:table-cell>
          <table:table-cell table:formula="of:=LOG([.I31];10)" office:value-type="float" office:value="1.32551566336315" calcext:value-type="float">
            <text:p>1.3255156634</text:p>
          </table:table-cell>
          <table:table-cell table:formula="of:=LOG([.J31];10)" office:value-type="float" office:value="1.32028479495741" calcext:value-type="float">
            <text:p>1.320284795</text:p>
          </table:table-cell>
          <table:table-cell table:formula="of:=LOG([.K31];10)" office:value-type="float" office:value="1.31827208021163" calcext:value-type="float">
            <text:p>1.3182720802</text:p>
          </table:table-cell>
          <table:table-cell table:style-name="ce11" table:formula="of:=AVERAGE([.I13:.K13])" office:value-type="float" office:value="1.32135751284406" calcext:value-type="float">
            <text:p>1.3213575128</text:p>
          </table:table-cell>
          <table:table-cell table:style-name="ce13" table:formula="of:=[.A21]+[.B13]*[.B21]+[.C13]*[.C21]+[.D13]*[.D21]+[.E13]*[.E21]+[.F13]*[.F21]+[.G13]*[.G21]+[.H13]*[.H21]" office:value-type="float" office:value="1.32135751284406" calcext:value-type="float">
            <text:p>1.3213575128</text:p>
          </table:table-cell>
          <table:table-cell table:style-name="ce15" table:formula="of:=([.M13]-[.I13])^2" office:value-type="float" office:value="0.0000172902157393712" calcext:value-type="float">
            <text:p>1.72902157393712E-05</text:p>
          </table:table-cell>
          <table:table-cell table:style-name="ce15" table:formula="of:=([.M13]-[.J13])^2" office:value-type="float" office:value="0.00000115072366434046" calcext:value-type="float">
            <text:p>1.15072366434046E-06</text:p>
          </table:table-cell>
          <table:table-cell table:style-name="ce15" table:formula="of:=([.M13]-[.K13])^2" office:value-type="float" office:value="0.00000951989452930021" calcext:value-type="float">
            <text:p>9.51989452930021E-06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formula="of:=[.B14]*[.C14]" office:value-type="float" office:value="-1" calcext:value-type="float">
            <text:p>-1</text:p>
          </table:table-cell>
          <table:table-cell table:style-name="ce3" table:formula="of:=[.B14]*[.D14]" office:value-type="float" office:value="-1" calcext:value-type="float">
            <text:p>-1</text:p>
          </table:table-cell>
          <table:table-cell table:style-name="ce3" table:formula="of:=[.C14]*[.D14]" office:value-type="float" office:value="1" calcext:value-type="float">
            <text:p>1</text:p>
          </table:table-cell>
          <table:table-cell table:style-name="ce3" table:formula="of:=[.B14]*[.C14]*[.D14]" office:value-type="float" office:value="-1" calcext:value-type="float">
            <text:p>-1</text:p>
          </table:table-cell>
          <table:table-cell table:formula="of:=LOG([.I32];10)" office:value-type="float" office:value="0.956408571195832" calcext:value-type="float">
            <text:p>0.9564085712</text:p>
          </table:table-cell>
          <table:table-cell table:formula="of:=LOG([.J32];10)" office:value-type="float" office:value="0.956088354051651" calcext:value-type="float">
            <text:p>0.9560883541</text:p>
          </table:table-cell>
          <table:table-cell table:formula="of:=LOG([.K32];10)" office:value-type="float" office:value="0.977875962589645" calcext:value-type="float">
            <text:p>0.9778759626</text:p>
          </table:table-cell>
          <table:table-cell table:style-name="ce11" table:formula="of:=AVERAGE([.I14:.K14])" office:value-type="float" office:value="0.963457629279043" calcext:value-type="float">
            <text:p>0.9634576293</text:p>
          </table:table-cell>
          <table:table-cell table:style-name="ce13" table:formula="of:=[.A21]+[.B14]*[.B21]+[.C14]*[.C21]+[.D14]*[.D21]+[.E14]*[.E21]+[.F14]*[.F21]+[.G14]*[.G21]+[.H14]*[.H21]" office:value-type="float" office:value="0.963457629279043" calcext:value-type="float">
            <text:p>0.9634576293</text:p>
          </table:table-cell>
          <table:table-cell table:style-name="ce15" table:formula="of:=([.M14]-[.I14])^2" office:value-type="float" office:value="0.0000496892198604728" calcext:value-type="float">
            <text:p>4.96892198604728E-05</text:p>
          </table:table-cell>
          <table:table-cell table:style-name="ce15" table:formula="of:=([.M14]-[.J14])^2" office:value-type="float" office:value="0.0000543062173770461" calcext:value-type="float">
            <text:p>5.43062173770461E-05</text:p>
          </table:table-cell>
          <table:table-cell table:style-name="ce15" table:formula="of:=([.M14]-[.K14])^2" office:value-type="float" office:value="0.000207888335455626" calcext:value-type="float">
            <text:p>0.0002078883</text:p>
          </table:table-cell>
          <table:table-cell table:number-columns-repeated="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table:formula="of:=[.B15]*[.C15]" office:value-type="float" office:value="-1" calcext:value-type="float">
            <text:p>-1</text:p>
          </table:table-cell>
          <table:table-cell table:style-name="ce3" table:formula="of:=[.B15]*[.D15]" office:value-type="float" office:value="-1" calcext:value-type="float">
            <text:p>-1</text:p>
          </table:table-cell>
          <table:table-cell table:style-name="ce3" table:formula="of:=[.C15]*[.D15]" office:value-type="float" office:value="1" calcext:value-type="float">
            <text:p>1</text:p>
          </table:table-cell>
          <table:table-cell table:style-name="ce3" table:formula="of:=[.B15]*[.C15]*[.D15]" office:value-type="float" office:value="1" calcext:value-type="float">
            <text:p>1</text:p>
          </table:table-cell>
          <table:table-cell table:formula="of:=LOG([.I33];10)" office:value-type="float" office:value="1.64566784158176" calcext:value-type="float">
            <text:p>1.6456678416</text:p>
          </table:table-cell>
          <table:table-cell table:formula="of:=LOG([.J33];10)" office:value-type="float" office:value="1.66190729276602" calcext:value-type="float">
            <text:p>1.6619072928</text:p>
          </table:table-cell>
          <table:table-cell table:formula="of:=LOG([.K33];10)" office:value-type="float" office:value="1.65888546873016" calcext:value-type="float">
            <text:p>1.6588854687</text:p>
          </table:table-cell>
          <table:table-cell table:style-name="ce11" table:formula="of:=AVERAGE([.I15:.K15])" office:value-type="float" office:value="1.65548686769265" calcext:value-type="float">
            <text:p>1.6554868677</text:p>
          </table:table-cell>
          <table:table-cell table:style-name="ce13" table:formula="of:=[.A21]+[.B15]*[.B21]+[.C15]*[.C21]+[.D15]*[.D21]+[.E15]*[.E21]+[.F15]*[.F21]+[.G15]*[.G21]+[.H15]*[.H21]" office:value-type="float" office:value="1.65548686769265" calcext:value-type="float">
            <text:p>1.6554868677</text:p>
          </table:table-cell>
          <table:table-cell table:style-name="ce15" table:formula="of:=([.M15]-[.I15])^2" office:value-type="float" office:value="0.0000964132737662856" calcext:value-type="float">
            <text:p>9.64132737662856E-05</text:p>
          </table:table-cell>
          <table:table-cell table:style-name="ce15" table:formula="of:=([.M15]-[.J15])^2" office:value-type="float" office:value="0.0000412218581227972" calcext:value-type="float">
            <text:p>4.12218581227972E-05</text:p>
          </table:table-cell>
          <table:table-cell table:style-name="ce15" table:formula="of:=([.M15]-[.K15])^2" office:value-type="float" office:value="0.0000115504890121912" calcext:value-type="float">
            <text:p>1.15504890121912E-05</text:p>
          </table:table-cell>
          <table:table-cell table:number-columns-repeated="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16]*[.C16]" office:value-type="float" office:value="-1" calcext:value-type="float">
            <text:p>-1</text:p>
          </table:table-cell>
          <table:table-cell table:style-name="ce3" table:formula="of:=[.B16]*[.D16]" office:value-type="float" office:value="1" calcext:value-type="float">
            <text:p>1</text:p>
          </table:table-cell>
          <table:table-cell table:style-name="ce3" table:formula="of:=[.C16]*[.D16]" office:value-type="float" office:value="-1" calcext:value-type="float">
            <text:p>-1</text:p>
          </table:table-cell>
          <table:table-cell table:style-name="ce3" table:formula="of:=[.B16]*[.C16]*[.D16]" office:value-type="float" office:value="-1" calcext:value-type="float">
            <text:p>-1</text:p>
          </table:table-cell>
          <table:table-cell table:formula="of:=LOG([.I34];10)" office:value-type="float" office:value="1.31302311032324" calcext:value-type="float">
            <text:p>1.3130231103</text:p>
          </table:table-cell>
          <table:table-cell table:formula="of:=LOG([.J34];10)" office:value-type="float" office:value="1.27661496745611" calcext:value-type="float">
            <text:p>1.2766149675</text:p>
          </table:table-cell>
          <table:table-cell table:formula="of:=LOG([.K34];10)" office:value-type="float" office:value="1.30923969461425" calcext:value-type="float">
            <text:p>1.3092396946</text:p>
          </table:table-cell>
          <table:table-cell table:style-name="ce11" table:formula="of:=AVERAGE([.I16:.K16])" office:value-type="float" office:value="1.2996259241312" calcext:value-type="float">
            <text:p>1.2996259241</text:p>
          </table:table-cell>
          <table:table-cell table:style-name="ce13" table:formula="of:=[.A21]+[.B16]*[.B21]+[.C16]*[.C21]+[.D16]*[.D21]+[.E16]*[.E21]+[.F16]*[.F21]+[.G16]*[.G21]+[.H16]*[.H21]" office:value-type="float" office:value="1.2996259241312" calcext:value-type="float">
            <text:p>1.2996259241</text:p>
          </table:table-cell>
          <table:table-cell table:style-name="ce15" table:formula="of:=([.M16]-[.I16])^2" office:value-type="float" office:value="0.000179484597864083" calcext:value-type="float">
            <text:p>0.0001794846</text:p>
          </table:table-cell>
          <table:table-cell table:style-name="ce15" table:formula="of:=([.M16]-[.J16])^2" office:value-type="float" office:value="0.000529504127102818" calcext:value-type="float">
            <text:p>0.0005295041</text:p>
          </table:table-cell>
          <table:table-cell table:style-name="ce15" table:formula="of:=([.M16]-[.K16])^2" office:value-type="float" office:value="0.0000924245829008042" calcext:value-type="float">
            <text:p>9.24245829008042E-05</text:p>
          </table:table-cell>
          <table:table-cell table:number-columns-repeated="7"/>
        </table:table-row>
        <table:table-row table:style-name="ro1"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formula="of:=[.B17]*[.C17]" office:value-type="float" office:value="1" calcext:value-type="float">
            <text:p>1</text:p>
          </table:table-cell>
          <table:table-cell table:style-name="ce3" table:formula="of:=[.B17]*[.D17]" office:value-type="float" office:value="-1" calcext:value-type="float">
            <text:p>-1</text:p>
          </table:table-cell>
          <table:table-cell table:style-name="ce3" table:formula="of:=[.C17]*[.D17]" office:value-type="float" office:value="-1" calcext:value-type="float">
            <text:p>-1</text:p>
          </table:table-cell>
          <table:table-cell table:style-name="ce3" table:formula="of:=[.B17]*[.C17]*[.D17]" office:value-type="float" office:value="-1" calcext:value-type="float">
            <text:p>-1</text:p>
          </table:table-cell>
          <table:table-cell table:formula="of:=LOG([.I35];10)" office:value-type="float" office:value="1.36483230453917" calcext:value-type="float">
            <text:p>1.3648323045</text:p>
          </table:table-cell>
          <table:table-cell table:formula="of:=LOG([.J35];10)" office:value-type="float" office:value="1.35860101594302" calcext:value-type="float">
            <text:p>1.3586010159</text:p>
          </table:table-cell>
          <table:table-cell table:formula="of:=LOG([.K35];10)" office:value-type="float" office:value="1.36207387488218" calcext:value-type="float">
            <text:p>1.3620738749</text:p>
          </table:table-cell>
          <table:table-cell table:style-name="ce11" table:formula="of:=AVERAGE([.I17:.K17])" office:value-type="float" office:value="1.36183573178812" calcext:value-type="float">
            <text:p>1.3618357318</text:p>
          </table:table-cell>
          <table:table-cell table:style-name="ce13" table:formula="of:=[.A21]+[.B17]*[.B21]+[.C17]*[.C21]+[.D17]*[.D21]+[.E17]*[.E21]+[.F17]*[.F21]+[.G17]*[.G21]+[.H17]*[.H21]" office:value-type="float" office:value="1.36183573178812" calcext:value-type="float">
            <text:p>1.3618357318</text:p>
          </table:table-cell>
          <table:table-cell table:style-name="ce15" table:formula="of:=([.M17]-[.I17])^2" office:value-type="float" office:value="0.00000897944825234287" calcext:value-type="float">
            <text:p>8.97944825234287E-06</text:p>
          </table:table-cell>
          <table:table-cell table:style-name="ce15" table:formula="of:=([.M17]-[.J17])^2" office:value-type="float" office:value="0.0000104633865985628" calcext:value-type="float">
            <text:p>1.04633865985628E-05</text:p>
          </table:table-cell>
          <table:table-cell table:style-name="ce15" table:formula="of:=([.M17]-[.K17])^2" office:value-type="float" office:value="0.0000000567121332450358" calcext:value-type="float">
            <text:p>5.67121332450358E-08</text:p>
          </table:table-cell>
          <table:table-cell table:number-columns-repeated="7"/>
        </table:table-row>
        <table:table-row table:style-name="ro1">
          <table:table-cell table:number-columns-repeated="4" table:style-name="ce3" office:value-type="float" office:value="1" calcext:value-type="float">
            <text:p>1</text:p>
          </table:table-cell>
          <table:table-cell table:style-name="ce3" table:formula="of:=[.B18]*[.C18]" office:value-type="float" office:value="1" calcext:value-type="float">
            <text:p>1</text:p>
          </table:table-cell>
          <table:table-cell table:style-name="ce3" table:formula="of:=[.B18]*[.D18]" office:value-type="float" office:value="1" calcext:value-type="float">
            <text:p>1</text:p>
          </table:table-cell>
          <table:table-cell table:style-name="ce3" table:formula="of:=[.C18]*[.D18]" office:value-type="float" office:value="1" calcext:value-type="float">
            <text:p>1</text:p>
          </table:table-cell>
          <table:table-cell table:style-name="ce3" table:formula="of:=[.B18]*[.C18]*[.D18]" office:value-type="float" office:value="1" calcext:value-type="float">
            <text:p>1</text:p>
          </table:table-cell>
          <table:table-cell table:formula="of:=LOG([.I36];10)" office:value-type="float" office:value="0.985725781112161" calcext:value-type="float">
            <text:p>0.9857257811</text:p>
          </table:table-cell>
          <table:table-cell table:formula="of:=LOG([.J36];10)" office:value-type="float" office:value="0.989672247623873" calcext:value-type="float">
            <text:p>0.9896722476</text:p>
          </table:table-cell>
          <table:table-cell table:formula="of:=LOG([.K36];10)" office:value-type="float" office:value="0.9670016446931" calcext:value-type="float">
            <text:p>0.9670016447</text:p>
          </table:table-cell>
          <table:table-cell table:style-name="ce11" table:formula="of:=AVERAGE([.I18:.K18])" office:value-type="float" office:value="0.980799891143045" calcext:value-type="float">
            <text:p>0.9807998911</text:p>
          </table:table-cell>
          <table:table-cell table:style-name="ce13" table:formula="of:=[.A21]+[.B18]*[.B21]+[.C18]*[.C21]+[.D18]*[.D21]+[.E18]*[.E21]+[.F18]*[.F21]+[.G18]*[.G21]+[.H18]*[.H21]" office:value-type="float" office:value="0.980799891143045" calcext:value-type="float">
            <text:p>0.9807998911</text:p>
          </table:table-cell>
          <table:table-cell table:style-name="ce15" table:formula="of:=([.M18]-[.I18])^2" office:value-type="float" office:value="0.000024264391987839" calcext:value-type="float">
            <text:p>2.4264391987839E-05</text:p>
          </table:table-cell>
          <table:table-cell table:style-name="ce15" table:formula="of:=([.M18]-[.J18])^2" office:value-type="float" office:value="0.0000787187095228978" calcext:value-type="float">
            <text:p>7.87187095228978E-05</text:p>
          </table:table-cell>
          <table:table-cell table:style-name="ce15" table:formula="of:=([.M18]-[.K18])^2" office:value-type="float" office:value="0.000190391605093401" calcext:value-type="float">
            <text:p>0.0001903916</text:p>
          </table:table-cell>
          <table:table-cell table:number-columns-repeated="2"/>
          <table:table-cell table:style-name="ce6" office:value-type="string" calcext:value-type="string">
            <text:p>deviation of errors</text:p>
          </table:table-cell>
          <table:table-cell table:style-name="ce21" office:value-type="string" calcext:value-type="string">
            <text:p>deviation of effects:</text:p>
          </table:table-cell>
          <table:table-cell table:style-name="ce10" office:value-type="string" calcext:value-type="string">
            <text:p>Degrees of freedom for 2^3(3-1) = 16</text:p>
          </table:table-cell>
          <table:table-cell table:style-name="ce8" office:value-type="string" calcext:value-type="string">
            <text:p>lower bound</text:p>
          </table:table-cell>
          <table:table-cell table:style-name="ce8" office:value-type="string" calcext:value-type="string">
            <text:p>upper bound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>
            <text:p>Effects:</text:p>
          </table:table-cell>
          <table:table-cell table:style-name="ce16" office:value-type="string" calcext:value-type="string">
            <text:p>SSE:</text:p>
          </table:table-cell>
          <table:table-cell table:style-name="ce18" table:formula="of:=SUM([.N11:.P18])" office:value-type="float" office:value="0.00218540022838602" calcext:value-type="float">
            <text:p>0.0021854002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19]/[.P28]" office:value-type="percentage" office:value="0.00164742901964541" calcext:value-type="percentage">
            <text:p>0.16%</text:p>
          </table:table-cell>
          <table:table-cell table:style-name="ce3" table:formula="of:=SQRT([.P19]/(8*(3-1)))" office:value-type="float" office:value="0.0116870661106253" calcext:value-type="float">
            <text:p>0.0116870661</text:p>
          </table:table-cell>
          <table:table-cell table:style-name="ce22"/>
          <table:table-cell table:style-name="ce11"/>
          <table:table-cell table:style-name="ce23" table:number-columns-repeated="2"/>
        </table:table-row>
        <table:table-row table:style-name="ro1">
          <table:table-cell table:style-name="ce4" table:formula="of:=[.A11]*[.L11]+[.A12]*[.L12]+[.A13]*[.L13]+[.A14]*[.L14]+[.A15]*[.L15]+[.A16]*[.L16]+[.A17]*[.L17]+[.A18]*[.L18]" office:value-type="float" office:value="10.4833727378813" calcext:value-type="float">
            <text:p>10.4833727379</text:p>
          </table:table-cell>
          <table:table-cell table:style-name="ce4" table:formula="of:=[.B11]*[.L11]+[.B12]*[.L12]+[.B13]*[.L13]+[.B14]*[.L14]+[.B15]*[.L15]+[.B16]*[.L16]+[.B17]*[.L17]+[.B18]*[.L18]" office:value-type="float" office:value="0.112124091628784" calcext:value-type="float">
            <text:p>0.1121240916</text:p>
          </table:table-cell>
          <table:table-cell table:style-name="ce4" table:formula="of:=[.C11]*[.L11]+[.C12]*[.L12]+[.C13]*[.L13]+[.C14]*[.L14]+[.C15]*[.L15]+[.C16]*[.L16]+[.C17]*[.L17]+[.C18]*[.L18]" office:value-type="float" office:value="-1.2284712077727" calcext:value-type="float">
            <text:p>-1.2284712078</text:p>
          </table:table-cell>
          <table:table-cell table:style-name="ce4" table:formula="of:=[.D11]*[.L11]+[.D12]*[.L12]+[.D13]*[.L13]+[.D14]*[.L14]+[.D15]*[.L15]+[.D16]*[.L16]+[.D17]*[.L17]+[.D18]*[.L18]" office:value-type="float" office:value="-1.41504966393095" calcext:value-type="float">
            <text:p>-1.4150496639</text:p>
          </table:table-cell>
          <table:table-cell table:style-name="ce4" table:formula="of:=[.E11]*[.L11]+[.E12]*[.L12]+[.E13]*[.L13]+[.E14]*[.L14]+[.E15]*[.L15]+[.E16]*[.L16]+[.E17]*[.L17]+[.E18]*[.L18]" office:value-type="float" office:value="0.00351686998734047" calcext:value-type="float">
            <text:p>0.00351687</text:p>
          </table:table-cell>
          <table:table-cell table:style-name="ce4" table:formula="of:=[.F11]*[.L11]+[.F12]*[.L12]+[.F13]*[.L13]+[.F14]*[.L14]+[.F15]*[.L15]+[.F16]*[.L16]+[.F17]*[.L17]+[.F18]*[.L18]" office:value-type="float" office:value="-0.0587439044820983" calcext:value-type="float">
            <text:p>-0.0587439045</text:p>
          </table:table-cell>
          <table:table-cell table:style-name="ce4" table:formula="of:=[.G11]*[.L11]+[.G12]*[.L12]+[.G13]*[.L13]+[.G14]*[.L14]+[.G15]*[.L15]+[.G16]*[.L16]+[.G17]*[.L17]+[.G18]*[.L18]" office:value-type="float" office:value="-0.062821784489246" calcext:value-type="float">
            <text:p>-0.0628217845</text:p>
          </table:table-cell>
          <table:table-cell table:style-name="ce4" table:formula="of:=[.H11]*[.L11]+[.H12]*[.L12]+[.H13]*[.L13]+[.H14]*[.L14]+[.H15]*[.L15]+[.H16]*[.L16]+[.H17]*[.L17]+[.H18]*[.L18]" office:value-type="float" office:value="0.0124719903219814" calcext:value-type="float">
            <text:p>0.0124719903</text:p>
          </table:table-cell>
          <table:table-cell table:style-name="ce9" table:number-columns-repeated="4"/>
          <table:table-cell/>
          <table:table-cell table:style-name="ce3" table:formula="of:=[.B21]" office:value-type="float" office:value="0.0140155114535979" calcext:value-type="float">
            <text:p>0.0140155115</text:p>
          </table:table-cell>
          <table:table-cell table:style-name="ce16" office:value-type="string" calcext:value-type="string">
            <text:p>SSA:</text:p>
          </table:table-cell>
          <table:table-cell table:style-name="ce18" table:formula="of:=8*3*[.B21]*[.B21]" office:value-type="float" office:value="0.00471442947134244" calcext:value-type="float">
            <text:p>0.0047144295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0]/[.P28]" office:value-type="percentage" office:value="0.00355389727761539" calcext:value-type="percentage">
            <text:p>0.36%</text:p>
          </table:table-cell>
          <table:table-cell table:style-name="ce3"/>
          <table:table-cell table:style-name="ce22" table:formula="of:=[.S19]/SQRT(8*3)" office:value-type="float" office:value="0.00238561238010046" calcext:value-type="float">
            <text:p>0.0023856124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0]-[.T20]*[.U20]" office:value-type="float" office:value="0.00985023223794254" calcext:value-type="float">
            <text:p>0.0098502322</text:p>
          </table:table-cell>
          <table:table-cell table:style-name="ce23" table:formula="of:=[.N20]+[.T20]*[.U20]" office:value-type="float" office:value="0.0181807906692534" calcext:value-type="float">
            <text:p>0.0181807907</text:p>
          </table:table-cell>
        </table:table-row>
        <table:table-row table:style-name="ro1">
          <table:table-cell table:style-name="ce5" table:formula="of:=[.A20]/8" office:value-type="float" office:value="1.31042159223516" calcext:value-type="float">
            <text:p>1.3104215922</text:p>
          </table:table-cell>
          <table:table-cell table:style-name="ce5" table:formula="of:=[.B20]/8" office:value-type="float" office:value="0.0140155114535979" calcext:value-type="float">
            <text:p>0.0140155115</text:p>
          </table:table-cell>
          <table:table-cell table:style-name="ce5" table:formula="of:=[.C20]/8" office:value-type="float" office:value="-0.153558900971588" calcext:value-type="float">
            <text:p>-0.153558901</text:p>
          </table:table-cell>
          <table:table-cell table:style-name="ce5" table:formula="of:=[.D20]/8" office:value-type="float" office:value="-0.176881207991369" calcext:value-type="float">
            <text:p>-0.176881208</text:p>
          </table:table-cell>
          <table:table-cell table:style-name="ce5" table:formula="of:=[.E20]/8" office:value-type="float" office:value="0.000439608748417558" calcext:value-type="float">
            <text:p>0.0004396087</text:p>
          </table:table-cell>
          <table:table-cell table:style-name="ce5" table:formula="of:=[.F20]/8" office:value-type="float" office:value="-0.00734298806026229" calcext:value-type="float">
            <text:p>-0.0073429881</text:p>
          </table:table-cell>
          <table:table-cell table:style-name="ce5" table:formula="of:=[.G20]/8" office:value-type="float" office:value="-0.00785272306115575" calcext:value-type="float">
            <text:p>-0.0078527231</text:p>
          </table:table-cell>
          <table:table-cell table:style-name="ce5" table:formula="of:=[.H20]/8" office:value-type="float" office:value="0.00155899879024768" calcext:value-type="float">
            <text:p>0.0015589988</text:p>
          </table:table-cell>
          <table:table-cell table:number-columns-repeated="5"/>
          <table:table-cell table:style-name="ce3" table:formula="of:=[.C21]" office:value-type="float" office:value="-0.153558900971588" calcext:value-type="float">
            <text:p>-0.153558901</text:p>
          </table:table-cell>
          <table:table-cell table:style-name="ce16" office:value-type="string" calcext:value-type="string">
            <text:p>SSB:</text:p>
          </table:table-cell>
          <table:table-cell table:style-name="ce18" table:formula="of:=8*3*[.C21]*[.C21]" office:value-type="float" office:value="0.565928065622447" calcext:value-type="float">
            <text:p>0.5659280656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1]/[.P28]" office:value-type="percentage" office:value="0.426615823604431" calcext:value-type="percentage">
            <text:p>42.66%</text:p>
          </table:table-cell>
          <table:table-cell table:style-name="ce3"/>
          <table:table-cell table:style-name="ce22" table:formula="of:=[.S19]/SQRT(8*3)" office:value-type="float" office:value="0.00238561238010046" calcext:value-type="float">
            <text:p>0.0023856124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1]-[.T21]*[.U21]" office:value-type="float" office:value="-0.157724180187243" calcext:value-type="float">
            <text:p>-0.1577241802</text:p>
          </table:table-cell>
          <table:table-cell table:style-name="ce23" table:formula="of:=[.N21]+[.T21]*[.U21]" office:value-type="float" office:value="-0.149393621755933" calcext:value-type="float">
            <text:p>-0.1493936218</text:p>
          </table:table-cell>
        </table:table-row>
        <table:table-row table:style-name="ro1">
          <table:table-cell table:number-columns-repeated="13"/>
          <table:table-cell table:style-name="ce3" table:formula="of:=[.D21]" office:value-type="float" office:value="-0.176881207991369" calcext:value-type="float">
            <text:p>-0.176881208</text:p>
          </table:table-cell>
          <table:table-cell table:style-name="ce16" office:value-type="string" calcext:value-type="string">
            <text:p>SSC:</text:p>
          </table:table-cell>
          <table:table-cell table:style-name="ce18" table:formula="of:=8*3*[.D21]*[.D21]" office:value-type="float" office:value="0.75088708177166" calcext:value-type="float">
            <text:p>0.7508870818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2]/[.P28]" office:value-type="percentage" office:value="0.566044220605337" calcext:value-type="percentage">
            <text:p>56.60%</text:p>
          </table:table-cell>
          <table:table-cell table:style-name="ce3"/>
          <table:table-cell table:style-name="ce22" table:formula="of:=[.S19]/SQRT(8*3)" office:value-type="float" office:value="0.00238561238010046" calcext:value-type="float">
            <text:p>0.0023856124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2]-[.T22]*[.U22]" office:value-type="float" office:value="-0.181046487207024" calcext:value-type="float">
            <text:p>-0.1810464872</text:p>
          </table:table-cell>
          <table:table-cell table:style-name="ce23" table:formula="of:=[.N22]+[.T22]*[.U22]" office:value-type="float" office:value="-0.172715928775713" calcext:value-type="float">
            <text:p>-0.1727159288</text:p>
          </table:table-cell>
        </table:table-row>
        <table:table-row table:style-name="ro1">
          <table:table-cell table:formula="of:=10^[.A21]" office:value-type="float" office:value="20.4372092819149" calcext:value-type="float">
            <text:p>20.4372092819</text:p>
          </table:table-cell>
          <table:table-cell table:number-columns-repeated="12"/>
          <table:table-cell table:style-name="ce3" table:formula="of:=[.E21]" office:value-type="float" office:value="0.000439608748417558" calcext:value-type="float">
            <text:p>0.0004396087</text:p>
          </table:table-cell>
          <table:table-cell table:style-name="ce16" office:value-type="string" calcext:value-type="string">
            <text:p>SSAB:</text:p>
          </table:table-cell>
          <table:table-cell table:style-name="ce18" table:formula="of:=8*3*[.E21]*[.E21]" office:value-type="float" office:value="0.00000463814044044605" calcext:value-type="float">
            <text:p>4.63814044044605E-06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3]/[.P28]" office:value-type="percentage" office:value="0.00000349638801146501" calcext:value-type="percentage">
            <text:p>0.00%</text:p>
          </table:table-cell>
          <table:table-cell table:style-name="ce3"/>
          <table:table-cell table:style-name="ce22" table:formula="of:=[.S19]/SQRT(8*3)" office:value-type="float" office:value="0.00238561238010046" calcext:value-type="float">
            <text:p>0.0023856124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3]-[.T23]*[.U23]" office:value-type="float" office:value="-0.00372567046723785" calcext:value-type="float">
            <text:p>-0.0037256705</text:p>
          </table:table-cell>
          <table:table-cell table:style-name="ce23" table:formula="of:=[.N23]+[.T23]*[.U23]" office:value-type="float" office:value="0.00460488796407297" calcext:value-type="float">
            <text:p>0.004604888</text:p>
          </table:table-cell>
        </table:table-row>
        <table:table-row table:style-name="ro1">
          <table:table-cell table:number-columns-repeated="13"/>
          <table:table-cell table:style-name="ce3" table:formula="of:=[.F21]" office:value-type="float" office:value="-0.00734298806026229" calcext:value-type="float">
            <text:p>-0.0073429881</text:p>
          </table:table-cell>
          <table:table-cell table:style-name="ce16" office:value-type="string" calcext:value-type="string">
            <text:p>SSAC:</text:p>
          </table:table-cell>
          <table:table-cell table:style-name="ce18" table:formula="of:=8*3*[.F21]*[.F21]" office:value-type="float" office:value="0.00129406736767571" calcext:value-type="float">
            <text:p>0.0012940674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4]/[.P28]" office:value-type="percentage" office:value="0.00097551199418496" calcext:value-type="percentage">
            <text:p>0.10%</text:p>
          </table:table-cell>
          <table:table-cell table:style-name="ce3"/>
          <table:table-cell table:style-name="ce22" table:formula="of:=[.S19]/SQRT(8*3)" office:value-type="float" office:value="0.00238561238010046" calcext:value-type="float">
            <text:p>0.0023856124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4]-[.T24]*[.U24]" office:value-type="float" office:value="-0.0115082672759177" calcext:value-type="float">
            <text:p>-0.0115082673</text:p>
          </table:table-cell>
          <table:table-cell table:style-name="ce23" table:formula="of:=[.N24]+[.T24]*[.U24]" office:value-type="float" office:value="-0.00317770884460688" calcext:value-type="float">
            <text:p>-0.0031777088</text:p>
          </table:table-cell>
        </table:table-row>
        <table:table-row table:style-name="ro1">
          <table:table-cell table:number-columns-repeated="13"/>
          <table:table-cell table:style-name="ce3" table:formula="of:=[.G21]" office:value-type="float" office:value="-0.00785272306115575" calcext:value-type="float">
            <text:p>-0.0078527231</text:p>
          </table:table-cell>
          <table:table-cell table:style-name="ce16" office:value-type="string" calcext:value-type="string">
            <text:p>SSBC:</text:p>
          </table:table-cell>
          <table:table-cell table:style-name="ce18" table:formula="of:=8*3*[.G21]*[.G21]" office:value-type="float" office:value="0.00147996622740498" calcext:value-type="float">
            <text:p>0.0014799662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5]/[.P28]" office:value-type="percentage" office:value="0.00111564887724146" calcext:value-type="percentage">
            <text:p>0.11%</text:p>
          </table:table-cell>
          <table:table-cell table:style-name="ce3"/>
          <table:table-cell table:style-name="ce22" table:formula="of:=[.S19]/SQRT(8*3)" office:value-type="float" office:value="0.00238561238010046" calcext:value-type="float">
            <text:p>0.0023856124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5]-[.T25]*[.U25]" office:value-type="float" office:value="-0.0120180022768112" calcext:value-type="float">
            <text:p>-0.0120180023</text:p>
          </table:table-cell>
          <table:table-cell table:style-name="ce23" table:formula="of:=[.N25]+[.T25]*[.U25]" office:value-type="float" office:value="-0.00368744384550034" calcext:value-type="float">
            <text:p>-0.0036874438</text:p>
          </table:table-cell>
        </table:table-row>
        <table:table-row table:style-name="ro1">
          <table:table-cell table:number-columns-repeated="13"/>
          <table:table-cell table:formula="of:=[.H21]" office:value-type="float" office:value="0.00155899879024768" calcext:value-type="float">
            <text:p>0.0015589988</text:p>
          </table:table-cell>
          <table:table-cell table:style-name="ce16" office:value-type="string" calcext:value-type="string">
            <text:p>SSABC:</text:p>
          </table:table-cell>
          <table:table-cell table:style-name="ce18" table:formula="of:=8*3*[.H21]*[.H21]" office:value-type="float" office:value="0.0000583314534718494" calcext:value-type="float">
            <text:p>5.83314534718494E-05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6]/[.P28]" office:value-type="percentage" office:value="0.0000439722335338965" calcext:value-type="percentage">
            <text:p>0.00%</text:p>
          </table:table-cell>
          <table:table-cell table:style-name="ce3"/>
          <table:table-cell table:style-name="ce22" table:formula="of:=[.S19]/SQRT(8*3)" office:value-type="float" office:value="0.00238561238010046" calcext:value-type="float">
            <text:p>0.0023856124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6]-[.T26]*[.U26]" office:value-type="float" office:value="-0.00260628042540773" calcext:value-type="float">
            <text:p>-0.0026062804</text:p>
          </table:table-cell>
          <table:table-cell table:style-name="ce23" table:formula="of:=[.N26]+[.T26]*[.U26]" office:value-type="float" office:value="0.00572427800590309" calcext:value-type="float">
            <text:p>0.005724278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14"/>
          <table:table-cell table:style-name="ce17" office:value-type="string" calcext:value-type="string">
            <text:p>SST:</text:p>
          </table:table-cell>
          <table:table-cell table:style-name="ce19" table:formula="of:=SUM([.P19:.P26])" office:value-type="float" office:value="1.32655198028283" calcext:value-type="float">
            <text:p>1.3265519803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40.2233333333" calcext:value-type="float">
            <text:p>40.2233333333</text:p>
          </table:table-cell>
          <table:table-cell office:value-type="float" office:value="40.9383333333" calcext:value-type="float">
            <text:p>40.9383333333</text:p>
          </table:table-cell>
          <table:table-cell office:value-type="float" office:value="41.2083333333" calcext:value-type="float">
            <text:p>41.2083333333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20.3383333333" calcext:value-type="float">
            <text:p>20.3383333333</text:p>
          </table:table-cell>
          <table:table-cell office:value-type="float" office:value="18.9266666667" calcext:value-type="float">
            <text:p>18.9266666667</text:p>
          </table:table-cell>
          <table:table-cell office:value-type="float" office:value="19.295" calcext:value-type="float">
            <text:p>19.295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21.16" calcext:value-type="float">
            <text:p>21.16</text:p>
          </table:table-cell>
          <table:table-cell office:value-type="float" office:value="20.9066666667" calcext:value-type="float">
            <text:p>20.9066666667</text:p>
          </table:table-cell>
          <table:table-cell office:value-type="float" office:value="20.81" calcext:value-type="float">
            <text:p>20.81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9.045" calcext:value-type="float">
            <text:p>9.045</text:p>
          </table:table-cell>
          <table:table-cell office:value-type="float" office:value="9.03833333333" calcext:value-type="float">
            <text:p>9.0383333333</text:p>
          </table:table-cell>
          <table:table-cell office:value-type="float" office:value="9.50333333333" calcext:value-type="float">
            <text:p>9.5033333333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44.225" calcext:value-type="float">
            <text:p>44.225</text:p>
          </table:table-cell>
          <table:table-cell office:value-type="float" office:value="45.91" calcext:value-type="float">
            <text:p>45.91</text:p>
          </table:table-cell>
          <table:table-cell office:value-type="float" office:value="45.5916666667" calcext:value-type="float">
            <text:p>45.5916666667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20.56" calcext:value-type="float">
            <text:p>20.56</text:p>
          </table:table-cell>
          <table:table-cell office:value-type="float" office:value="18.9066666667" calcext:value-type="float">
            <text:p>18.9066666667</text:p>
          </table:table-cell>
          <table:table-cell office:value-type="float" office:value="20.3816666667" calcext:value-type="float">
            <text:p>20.3816666667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23.165" calcext:value-type="float">
            <text:p>23.165</text:p>
          </table:table-cell>
          <table:table-cell office:value-type="float" office:value="22.835" calcext:value-type="float">
            <text:p>22.835</text:p>
          </table:table-cell>
          <table:table-cell office:value-type="float" office:value="23.0183333333" calcext:value-type="float">
            <text:p>23.0183333333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9.67666666667" calcext:value-type="float">
            <text:p>9.6766666667</text:p>
          </table:table-cell>
          <table:table-cell office:value-type="float" office:value="9.765" calcext:value-type="float">
            <text:p>9.765</text:p>
          </table:table-cell>
          <table:table-cell office:value-type="float" office:value="9.26833333333" calcext:value-type="float">
            <text:p>9.2683333333</text:p>
          </table:table-cell>
          <table:table-cell table:number-columns-repeated="12"/>
        </table:table-row>
      </table:table>
      <table:table table:name="SET only throughpu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HROUGHPUT FOR GET ONLY</text:p>
          </table:table-cell>
          <table:covered-table-cell table:number-columns-repeated="2"/>
          <table:table-cell table:number-columns-repeated="20"/>
        </table:table-row>
        <table:table-row table:style-name="ro1">
          <table:table-cell table:style-name="ce1"/>
          <table:table-cell table:number-columns-repeated="22"/>
        </table:table-row>
        <table:table-row table:style-name="ro1"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number-columns-repeated="19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9"/>
        </table:table-row>
        <table:table-row table:style-name="ro1" table:number-rows-repeated="2">
          <table:table-cell table:style-name="ce1"/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8"/>
          <table:table-cell table:style-name="ce7"/>
          <table:table-cell table:number-columns-repeated="14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6" office:value-type="string" calcext:value-type="string">
            <text:p>A: servers</text:p>
          </table:table-cell>
          <table:table-cell table:style-name="ce6" office:value-type="string" calcext:value-type="string">
            <text:p>B: middlewares</text:p>
          </table:table-cell>
          <table:table-cell table:style-name="ce6" office:value-type="string" calcext:value-type="string">
            <text:p>C: workers</text:p>
          </table:table-cell>
          <table:table-cell table:style-name="ce6" office:value-type="string" calcext:value-type="string">
            <text:p>AB</text:p>
          </table:table-cell>
          <table:table-cell table:style-name="ce6" office:value-type="string" calcext:value-type="string">
            <text:p>AC</text:p>
          </table:table-cell>
          <table:table-cell table:style-name="ce6" office:value-type="string" calcext:value-type="string">
            <text:p>BC</text:p>
          </table:table-cell>
          <table:table-cell table:style-name="ce6" office:value-type="string" calcext:value-type="string">
            <text:p>ABC</text:p>
          </table:table-cell>
          <table:table-cell table:style-name="ce8" office:value-type="string" calcext:value-type="string">
            <text:p>rep1</text:p>
          </table:table-cell>
          <table:table-cell table:style-name="ce8" office:value-type="string" calcext:value-type="string">
            <text:p>rep2</text:p>
          </table:table-cell>
          <table:table-cell table:style-name="ce8" office:value-type="string" calcext:value-type="string">
            <text:p>rep3</text:p>
          </table:table-cell>
          <table:table-cell table:style-name="ce10" office:value-type="string" calcext:value-type="string">
            <text:p>mean y</text:p>
          </table:table-cell>
          <table:table-cell table:style-name="ce12" office:value-type="string" calcext:value-type="string">
            <text:p>estimated y</text:p>
          </table:table-cell>
          <table:table-cell table:style-name="ce14" office:value-type="string" calcext:value-type="string">
            <text:p>(y_e – rep1)^2</text:p>
          </table:table-cell>
          <table:table-cell table:style-name="ce14" office:value-type="string" calcext:value-type="string">
            <text:p>(y_e – rep2)^2</text:p>
          </table:table-cell>
          <table:table-cell table:style-name="ce14" office:value-type="string" calcext:value-type="string">
            <text:p>(y_e – rep3)^2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table:formula="of:=[.B11]*[.C11]" office:value-type="float" office:value="1" calcext:value-type="float">
            <text:p>1</text:p>
          </table:table-cell>
          <table:table-cell table:style-name="ce3" table:formula="of:=[.B11]*[.D11]" office:value-type="float" office:value="1" calcext:value-type="float">
            <text:p>1</text:p>
          </table:table-cell>
          <table:table-cell table:style-name="ce3" table:formula="of:=[.C11]*[.D11]" office:value-type="float" office:value="1" calcext:value-type="float">
            <text:p>1</text:p>
          </table:table-cell>
          <table:table-cell table:style-name="ce3" table:formula="of:=[.B11]*[.C11]*[.D11]" office:value-type="float" office:value="-1" calcext:value-type="float">
            <text:p>-1</text:p>
          </table:table-cell>
          <table:table-cell table:formula="of:=LOG([.I29];10)" office:value-type="float" office:value="3.53538654022925" calcext:value-type="float">
            <text:p>3.5353865402</text:p>
          </table:table-cell>
          <table:table-cell table:formula="of:=LOG([.J29];10)" office:value-type="float" office:value="3.53608475285152" calcext:value-type="float">
            <text:p>3.5360847529</text:p>
          </table:table-cell>
          <table:table-cell table:formula="of:=LOG([.K29];10)" office:value-type="float" office:value="3.54570287408009" calcext:value-type="float">
            <text:p>3.5457028741</text:p>
          </table:table-cell>
          <table:table-cell table:style-name="ce11" table:formula="of:=AVERAGE([.I11:.K11])" office:value-type="float" office:value="3.53905805572029" calcext:value-type="float">
            <text:p>3.5390580557</text:p>
          </table:table-cell>
          <table:table-cell table:style-name="ce13" table:formula="of:=[.A21]+[.B11]*[.B21]+[.C11]*[.C21]+[.D11]*[.D21]+[.E11]*[.E21]+[.F11]*[.F21]+[.G11]*[.G21]+[.H11]*[.H21]" office:value-type="float" office:value="3.53905805572029" calcext:value-type="float">
            <text:p>3.5390580557</text:p>
          </table:table-cell>
          <table:table-cell table:style-name="ce15" table:formula="of:=([.M11]-[.I11])^2" office:value-type="float" office:value="0.0000134800260009422" calcext:value-type="float">
            <text:p>0.00001348</text:p>
          </table:table-cell>
          <table:table-cell table:style-name="ce15" table:formula="of:=([.M11]-[.J11])^2" office:value-type="float" office:value="0.0000088405299493934" calcext:value-type="float">
            <text:p>8.8405299493934E-06</text:p>
          </table:table-cell>
          <table:table-cell table:style-name="ce15" table:formula="of:=([.M11]-[.K11])^2" office:value-type="float" office:value="0.0000441536110347826" calcext:value-type="float">
            <text:p>4.41536110347826E-05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12]*[.C12]" office:value-type="float" office:value="1" calcext:value-type="float">
            <text:p>1</text:p>
          </table:table-cell>
          <table:table-cell table:style-name="ce3" table:formula="of:=[.B12]*[.D12]" office:value-type="float" office:value="-1" calcext:value-type="float">
            <text:p>-1</text:p>
          </table:table-cell>
          <table:table-cell table:style-name="ce3" table:formula="of:=[.C12]*[.D12]" office:value-type="float" office:value="-1" calcext:value-type="float">
            <text:p>-1</text:p>
          </table:table-cell>
          <table:table-cell table:style-name="ce3" table:formula="of:=[.B12]*[.C12]*[.D12]" office:value-type="float" office:value="1" calcext:value-type="float">
            <text:p>1</text:p>
          </table:table-cell>
          <table:table-cell table:formula="of:=LOG([.I30];10)" office:value-type="float" office:value="3.85646968601904" calcext:value-type="float">
            <text:p>3.856469686</text:p>
          </table:table-cell>
          <table:table-cell table:formula="of:=LOG([.J30];10)" office:value-type="float" office:value="3.86043144471067" calcext:value-type="float">
            <text:p>3.8604314447</text:p>
          </table:table-cell>
          <table:table-cell table:formula="of:=LOG([.K30];10)" office:value-type="float" office:value="3.83946107750429" calcext:value-type="float">
            <text:p>3.8394610775</text:p>
          </table:table-cell>
          <table:table-cell table:style-name="ce11" table:formula="of:=AVERAGE([.I12:.K12])" office:value-type="float" office:value="3.852120736078" calcext:value-type="float">
            <text:p>3.8521207361</text:p>
          </table:table-cell>
          <table:table-cell table:style-name="ce13" table:formula="of:=[.A21]+[.B12]*[.B21]+[.C12]*[.C21]+[.D12]*[.D21]+[.E12]*[.E21]+[.F12]*[.F21]+[.G12]*[.G21]+[.H12]*[.H21]" office:value-type="float" office:value="3.852120736078" calcext:value-type="float">
            <text:p>3.8521207361</text:p>
          </table:table-cell>
          <table:table-cell table:style-name="ce15" table:formula="of:=([.M12]-[.I12])^2" office:value-type="float" office:value="0.0000189133655896744" calcext:value-type="float">
            <text:p>1.89133655896744E-05</text:p>
          </table:table-cell>
          <table:table-cell table:style-name="ce15" table:formula="of:=([.M12]-[.J12])^2" office:value-type="float" office:value="0.0000690678779770937" calcext:value-type="float">
            <text:p>6.90678779770937E-05</text:p>
          </table:table-cell>
          <table:table-cell table:style-name="ce15" table:formula="of:=([.M12]-[.K12])^2" office:value-type="float" office:value="0.000160266955202875" calcext:value-type="float">
            <text:p>0.000160267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formula="of:=[.B13]*[.C13]" office:value-type="float" office:value="-1" calcext:value-type="float">
            <text:p>-1</text:p>
          </table:table-cell>
          <table:table-cell table:style-name="ce3" table:formula="of:=[.B13]*[.D13]" office:value-type="float" office:value="1" calcext:value-type="float">
            <text:p>1</text:p>
          </table:table-cell>
          <table:table-cell table:style-name="ce3" table:formula="of:=[.C13]*[.D13]" office:value-type="float" office:value="-1" calcext:value-type="float">
            <text:p>-1</text:p>
          </table:table-cell>
          <table:table-cell table:style-name="ce3" table:formula="of:=[.B13]*[.C13]*[.D13]" office:value-type="float" office:value="1" calcext:value-type="float">
            <text:p>1</text:p>
          </table:table-cell>
          <table:table-cell table:formula="of:=LOG([.I31];10)" office:value-type="float" office:value="3.81285856526746" calcext:value-type="float">
            <text:p>3.8128585653</text:p>
          </table:table-cell>
          <table:table-cell table:formula="of:=LOG([.J31];10)" office:value-type="float" office:value="3.80090051521207" calcext:value-type="float">
            <text:p>3.8009005152</text:p>
          </table:table-cell>
          <table:table-cell table:formula="of:=LOG([.K31];10)" office:value-type="float" office:value="3.80178158074601" calcext:value-type="float">
            <text:p>3.8017815807</text:p>
          </table:table-cell>
          <table:table-cell table:style-name="ce11" table:formula="of:=AVERAGE([.I13:.K13])" office:value-type="float" office:value="3.80518022040851" calcext:value-type="float">
            <text:p>3.8051802204</text:p>
          </table:table-cell>
          <table:table-cell table:style-name="ce13" table:formula="of:=[.A21]+[.B13]*[.B21]+[.C13]*[.C21]+[.D13]*[.D21]+[.E13]*[.E21]+[.F13]*[.F21]+[.G13]*[.G21]+[.H13]*[.H21]" office:value-type="float" office:value="3.80518022040851" calcext:value-type="float">
            <text:p>3.8051802204</text:p>
          </table:table-cell>
          <table:table-cell table:style-name="ce15" table:formula="of:=([.M13]-[.I13])^2" office:value-type="float" office:value="0.0000589569797728569" calcext:value-type="float">
            <text:p>0.000058957</text:p>
          </table:table-cell>
          <table:table-cell table:style-name="ce15" table:formula="of:=([.M13]-[.J13])^2" office:value-type="float" office:value="0.0000183158765684417" calcext:value-type="float">
            <text:p>1.83158765684417E-05</text:p>
          </table:table-cell>
          <table:table-cell table:style-name="ce15" table:formula="of:=([.M13]-[.K13])^2" office:value-type="float" office:value="0.0000115507515555308" calcext:value-type="float">
            <text:p>1.15507515555308E-05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formula="of:=[.B14]*[.C14]" office:value-type="float" office:value="-1" calcext:value-type="float">
            <text:p>-1</text:p>
          </table:table-cell>
          <table:table-cell table:style-name="ce3" table:formula="of:=[.B14]*[.D14]" office:value-type="float" office:value="-1" calcext:value-type="float">
            <text:p>-1</text:p>
          </table:table-cell>
          <table:table-cell table:style-name="ce3" table:formula="of:=[.C14]*[.D14]" office:value-type="float" office:value="1" calcext:value-type="float">
            <text:p>1</text:p>
          </table:table-cell>
          <table:table-cell table:style-name="ce3" table:formula="of:=[.B14]*[.C14]*[.D14]" office:value-type="float" office:value="-1" calcext:value-type="float">
            <text:p>-1</text:p>
          </table:table-cell>
          <table:table-cell table:formula="of:=LOG([.I32];10)" office:value-type="float" office:value="4.11725140384991" calcext:value-type="float">
            <text:p>4.1172514038</text:p>
          </table:table-cell>
          <table:table-cell table:formula="of:=LOG([.J32];10)" office:value-type="float" office:value="4.13163021116855" calcext:value-type="float">
            <text:p>4.1316302112</text:p>
          </table:table-cell>
          <table:table-cell table:formula="of:=LOG([.K32];10)" office:value-type="float" office:value="4.13181331551478" calcext:value-type="float">
            <text:p>4.1318133155</text:p>
          </table:table-cell>
          <table:table-cell table:style-name="ce11" table:formula="of:=AVERAGE([.I14:.K14])" office:value-type="float" office:value="4.12689831017775" calcext:value-type="float">
            <text:p>4.1268983102</text:p>
          </table:table-cell>
          <table:table-cell table:style-name="ce13" table:formula="of:=[.A21]+[.B14]*[.B21]+[.C14]*[.C21]+[.D14]*[.D21]+[.E14]*[.E21]+[.F14]*[.F21]+[.G14]*[.G21]+[.H14]*[.H21]" office:value-type="float" office:value="4.12689831017775" calcext:value-type="float">
            <text:p>4.1268983102</text:p>
          </table:table-cell>
          <table:table-cell table:style-name="ce15" table:formula="of:=([.M14]-[.I14])^2" office:value-type="float" office:value="0.0000930628016981096" calcext:value-type="float">
            <text:p>9.30628016981096E-05</text:p>
          </table:table-cell>
          <table:table-cell table:style-name="ce15" table:formula="of:=([.M14]-[.J14])^2" office:value-type="float" office:value="0.0000223908869868076" calcext:value-type="float">
            <text:p>2.23908869868076E-05</text:p>
          </table:table-cell>
          <table:table-cell table:style-name="ce15" table:formula="of:=([.M14]-[.K14])^2" office:value-type="float" office:value="0.0000241572774630851" calcext:value-type="float">
            <text:p>2.41572774630851E-05</text:p>
          </table:table-cell>
          <table:table-cell table:number-columns-repeated="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table:formula="of:=[.B15]*[.C15]" office:value-type="float" office:value="-1" calcext:value-type="float">
            <text:p>-1</text:p>
          </table:table-cell>
          <table:table-cell table:style-name="ce3" table:formula="of:=[.B15]*[.D15]" office:value-type="float" office:value="-1" calcext:value-type="float">
            <text:p>-1</text:p>
          </table:table-cell>
          <table:table-cell table:style-name="ce3" table:formula="of:=[.C15]*[.D15]" office:value-type="float" office:value="1" calcext:value-type="float">
            <text:p>1</text:p>
          </table:table-cell>
          <table:table-cell table:style-name="ce3" table:formula="of:=[.B15]*[.C15]*[.D15]" office:value-type="float" office:value="1" calcext:value-type="float">
            <text:p>1</text:p>
          </table:table-cell>
          <table:table-cell table:formula="of:=LOG([.I33];10)" office:value-type="float" office:value="3.52276494521762" calcext:value-type="float">
            <text:p>3.5227649452</text:p>
          </table:table-cell>
          <table:table-cell table:formula="of:=LOG([.J33];10)" office:value-type="float" office:value="3.52053331326719" calcext:value-type="float">
            <text:p>3.5205333133</text:p>
          </table:table-cell>
          <table:table-cell table:formula="of:=LOG([.K33];10)" office:value-type="float" office:value="3.52802535402593" calcext:value-type="float">
            <text:p>3.528025354</text:p>
          </table:table-cell>
          <table:table-cell table:style-name="ce11" table:formula="of:=AVERAGE([.I15:.K15])" office:value-type="float" office:value="3.52377453750358" calcext:value-type="float">
            <text:p>3.5237745375</text:p>
          </table:table-cell>
          <table:table-cell table:style-name="ce13" table:formula="of:=[.A21]+[.B15]*[.B21]+[.C15]*[.C21]+[.D15]*[.D21]+[.E15]*[.E21]+[.F15]*[.F21]+[.G15]*[.G21]+[.H15]*[.H21]" office:value-type="float" office:value="3.52377453750358" calcext:value-type="float">
            <text:p>3.5237745375</text:p>
          </table:table-cell>
          <table:table-cell table:style-name="ce15" table:formula="of:=([.M15]-[.I15])^2" office:value-type="float" office:value="0.00000101927658386833" calcext:value-type="float">
            <text:p>1.01927658386833E-06</text:p>
          </table:table-cell>
          <table:table-cell table:style-name="ce15" table:formula="of:=([.M15]-[.J15])^2" office:value-type="float" office:value="0.0000105055345505674" calcext:value-type="float">
            <text:p>1.05055345505674E-05</text:p>
          </table:table-cell>
          <table:table-cell table:style-name="ce15" table:formula="of:=([.M15]-[.K15])^2" office:value-type="float" office:value="0.0000180694411066954" calcext:value-type="float">
            <text:p>1.80694411066954E-05</text:p>
          </table:table-cell>
          <table:table-cell table:number-columns-repeated="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16]*[.C16]" office:value-type="float" office:value="-1" calcext:value-type="float">
            <text:p>-1</text:p>
          </table:table-cell>
          <table:table-cell table:style-name="ce3" table:formula="of:=[.B16]*[.D16]" office:value-type="float" office:value="1" calcext:value-type="float">
            <text:p>1</text:p>
          </table:table-cell>
          <table:table-cell table:style-name="ce3" table:formula="of:=[.C16]*[.D16]" office:value-type="float" office:value="-1" calcext:value-type="float">
            <text:p>-1</text:p>
          </table:table-cell>
          <table:table-cell table:style-name="ce3" table:formula="of:=[.B16]*[.C16]*[.D16]" office:value-type="float" office:value="-1" calcext:value-type="float">
            <text:p>-1</text:p>
          </table:table-cell>
          <table:table-cell table:formula="of:=LOG([.I34];10)" office:value-type="float" office:value="3.80471924073491" calcext:value-type="float">
            <text:p>3.8047192407</text:p>
          </table:table-cell>
          <table:table-cell table:formula="of:=LOG([.J34];10)" office:value-type="float" office:value="3.78354985669582" calcext:value-type="float">
            <text:p>3.7835498567</text:p>
          </table:table-cell>
          <table:table-cell table:formula="of:=LOG([.K34];10)" office:value-type="float" office:value="3.7986485740835" calcext:value-type="float">
            <text:p>3.7986485741</text:p>
          </table:table-cell>
          <table:table-cell table:style-name="ce11" table:formula="of:=AVERAGE([.I16:.K16])" office:value-type="float" office:value="3.79563922383808" calcext:value-type="float">
            <text:p>3.7956392238</text:p>
          </table:table-cell>
          <table:table-cell table:style-name="ce13" table:formula="of:=[.A21]+[.B16]*[.B21]+[.C16]*[.C21]+[.D16]*[.D21]+[.E16]*[.E21]+[.F16]*[.F21]+[.G16]*[.G21]+[.H16]*[.H21]" office:value-type="float" office:value="3.79563922383808" calcext:value-type="float">
            <text:p>3.7956392238</text:p>
          </table:table-cell>
          <table:table-cell table:style-name="ce15" table:formula="of:=([.M16]-[.I16])^2" office:value-type="float" office:value="0.0000824467068468175" calcext:value-type="float">
            <text:p>8.24467068468175E-05</text:p>
          </table:table-cell>
          <table:table-cell table:style-name="ce15" table:formula="of:=([.M16]-[.J16])^2" office:value-type="float" office:value="0.000146152797900263" calcext:value-type="float">
            <text:p>0.0001461528</text:p>
          </table:table-cell>
          <table:table-cell table:style-name="ce15" table:formula="of:=([.M16]-[.K16])^2" office:value-type="float" office:value="0.00000905618889963237" calcext:value-type="float">
            <text:p>9.05618889963237E-06</text:p>
          </table:table-cell>
          <table:table-cell table:number-columns-repeated="7"/>
        </table:table-row>
        <table:table-row table:style-name="ro1"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formula="of:=[.B17]*[.C17]" office:value-type="float" office:value="1" calcext:value-type="float">
            <text:p>1</text:p>
          </table:table-cell>
          <table:table-cell table:style-name="ce3" table:formula="of:=[.B17]*[.D17]" office:value-type="float" office:value="-1" calcext:value-type="float">
            <text:p>-1</text:p>
          </table:table-cell>
          <table:table-cell table:style-name="ce3" table:formula="of:=[.C17]*[.D17]" office:value-type="float" office:value="-1" calcext:value-type="float">
            <text:p>-1</text:p>
          </table:table-cell>
          <table:table-cell table:style-name="ce3" table:formula="of:=[.B17]*[.C17]*[.D17]" office:value-type="float" office:value="-1" calcext:value-type="float">
            <text:p>-1</text:p>
          </table:table-cell>
          <table:table-cell table:formula="of:=LOG([.I35];10)" office:value-type="float" office:value="3.79110230435467" calcext:value-type="float">
            <text:p>3.7911023044</text:p>
          </table:table-cell>
          <table:table-cell table:formula="of:=LOG([.J35];10)" office:value-type="float" office:value="3.79450477678245" calcext:value-type="float">
            <text:p>3.7945047768</text:p>
          </table:table-cell>
          <table:table-cell table:formula="of:=LOG([.K35];10)" office:value-type="float" office:value="3.79858988139425" calcext:value-type="float">
            <text:p>3.7985898814</text:p>
          </table:table-cell>
          <table:table-cell table:style-name="ce11" table:formula="of:=AVERAGE([.I17:.K17])" office:value-type="float" office:value="3.79473232084379" calcext:value-type="float">
            <text:p>3.7947323208</text:p>
          </table:table-cell>
          <table:table-cell table:style-name="ce13" table:formula="of:=[.A21]+[.B17]*[.B21]+[.C17]*[.C21]+[.D17]*[.D21]+[.E17]*[.E21]+[.F17]*[.F21]+[.G17]*[.G21]+[.H17]*[.H21]" office:value-type="float" office:value="3.79473232084379" calcext:value-type="float">
            <text:p>3.7947323208</text:p>
          </table:table-cell>
          <table:table-cell table:style-name="ce15" table:formula="of:=([.M17]-[.I17])^2" office:value-type="float" office:value="0.0000131770197112773" calcext:value-type="float">
            <text:p>0.000013177</text:p>
          </table:table-cell>
          <table:table-cell table:style-name="ce15" table:formula="of:=([.M17]-[.J17])^2" office:value-type="float" office:value="0.0000000517762998517895" calcext:value-type="float">
            <text:p>5.17762998517895E-08</text:p>
          </table:table-cell>
          <table:table-cell table:style-name="ce15" table:formula="of:=([.M17]-[.K17])^2" office:value-type="float" office:value="0.0000148807734004708" calcext:value-type="float">
            <text:p>1.48807734004708E-05</text:p>
          </table:table-cell>
          <table:table-cell table:number-columns-repeated="7"/>
        </table:table-row>
        <table:table-row table:style-name="ro1">
          <table:table-cell table:number-columns-repeated="4" table:style-name="ce3" office:value-type="float" office:value="1" calcext:value-type="float">
            <text:p>1</text:p>
          </table:table-cell>
          <table:table-cell table:style-name="ce3" table:formula="of:=[.B18]*[.C18]" office:value-type="float" office:value="1" calcext:value-type="float">
            <text:p>1</text:p>
          </table:table-cell>
          <table:table-cell table:style-name="ce3" table:formula="of:=[.B18]*[.D18]" office:value-type="float" office:value="1" calcext:value-type="float">
            <text:p>1</text:p>
          </table:table-cell>
          <table:table-cell table:style-name="ce3" table:formula="of:=[.C18]*[.D18]" office:value-type="float" office:value="1" calcext:value-type="float">
            <text:p>1</text:p>
          </table:table-cell>
          <table:table-cell table:style-name="ce3" table:formula="of:=[.B18]*[.C18]*[.D18]" office:value-type="float" office:value="1" calcext:value-type="float">
            <text:p>1</text:p>
          </table:table-cell>
          <table:table-cell table:formula="of:=LOG([.I36];10)" office:value-type="float" office:value="4.09355580540729" calcext:value-type="float">
            <text:p>4.0935558054</text:p>
          </table:table-cell>
          <table:table-cell table:formula="of:=LOG([.J36];10)" office:value-type="float" office:value="4.06798091548665" calcext:value-type="float">
            <text:p>4.0679809155</text:p>
          </table:table-cell>
          <table:table-cell table:formula="of:=LOG([.K36];10)" office:value-type="float" office:value="4.08456090756957" calcext:value-type="float">
            <text:p>4.0845609076</text:p>
          </table:table-cell>
          <table:table-cell table:style-name="ce11" table:formula="of:=AVERAGE([.I18:.K18])" office:value-type="float" office:value="4.08203254282117" calcext:value-type="float">
            <text:p>4.0820325428</text:p>
          </table:table-cell>
          <table:table-cell table:style-name="ce13" table:formula="of:=[.A21]+[.B18]*[.B21]+[.C18]*[.C21]+[.D18]*[.D21]+[.E18]*[.E21]+[.F18]*[.F21]+[.G18]*[.G21]+[.H18]*[.H21]" office:value-type="float" office:value="4.08203254282117" calcext:value-type="float">
            <text:p>4.0820325428</text:p>
          </table:table-cell>
          <table:table-cell table:style-name="ce15" table:formula="of:=([.M18]-[.I18])^2" office:value-type="float" office:value="0.00013278558062864" calcext:value-type="float">
            <text:p>0.0001327856</text:p>
          </table:table-cell>
          <table:table-cell table:style-name="ce15" table:formula="of:=([.M18]-[.J18])^2" office:value-type="float" office:value="0.000197448230748121" calcext:value-type="float">
            <text:p>0.0001974482</text:p>
          </table:table-cell>
          <table:table-cell table:style-name="ce15" table:formula="of:=([.M18]-[.K18])^2" office:value-type="float" office:value="0.00000639262830095299" calcext:value-type="float">
            <text:p>6.39262830095299E-06</text:p>
          </table:table-cell>
          <table:table-cell table:number-columns-repeated="2"/>
          <table:table-cell table:style-name="ce6" office:value-type="string" calcext:value-type="string">
            <text:p>deviation of errors</text:p>
          </table:table-cell>
          <table:table-cell table:style-name="ce21" office:value-type="string" calcext:value-type="string">
            <text:p>deviation of effects:</text:p>
          </table:table-cell>
          <table:table-cell table:style-name="ce10" office:value-type="string" calcext:value-type="string">
            <text:p>Degrees of freedom for 2^3(3-1) = 16</text:p>
          </table:table-cell>
          <table:table-cell table:style-name="ce8" office:value-type="string" calcext:value-type="string">
            <text:p>lower bound</text:p>
          </table:table-cell>
          <table:table-cell table:style-name="ce8" office:value-type="string" calcext:value-type="string">
            <text:p>upper bound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>
            <text:p>Effects:</text:p>
          </table:table-cell>
          <table:table-cell table:style-name="ce16" office:value-type="string" calcext:value-type="string">
            <text:p>SSE:</text:p>
          </table:table-cell>
          <table:table-cell table:style-name="ce18" table:formula="of:=SUM([.N11:.P18])" office:value-type="float" office:value="0.00117514289477675" calcext:value-type="float">
            <text:p>0.0011751429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19]/[.P28]" office:value-type="percentage" office:value="0.00117917035742197" calcext:value-type="percentage">
            <text:p>0.12%</text:p>
          </table:table-cell>
          <table:table-cell table:style-name="ce3" table:formula="of:=SQRT([.P19]/(8*(3-1)))" office:value-type="float" office:value="0.00857008931829459" calcext:value-type="float">
            <text:p>0.0085700893</text:p>
          </table:table-cell>
          <table:table-cell table:style-name="ce22"/>
          <table:table-cell table:style-name="ce11"/>
          <table:table-cell table:style-name="ce23" table:number-columns-repeated="2"/>
        </table:table-row>
        <table:table-row table:style-name="ro1">
          <table:table-cell table:style-name="ce4" table:formula="of:=[.A11]*[.L11]+[.A12]*[.L12]+[.A13]*[.L13]+[.A14]*[.L14]+[.A15]*[.L15]+[.A16]*[.L16]+[.A17]*[.L17]+[.A18]*[.L18]" office:value-type="float" office:value="30.5194359473912" calcext:value-type="float">
            <text:p>30.5194359474</text:p>
          </table:table-cell>
          <table:table-cell table:style-name="ce4" table:formula="of:=[.B11]*[.L11]+[.B12]*[.L12]+[.B13]*[.L13]+[.B14]*[.L14]+[.B15]*[.L15]+[.B16]*[.L16]+[.B17]*[.L17]+[.B18]*[.L18]" office:value-type="float" office:value="-0.12707869737793" calcext:value-type="float">
            <text:p>-0.1270786974</text:p>
          </table:table-cell>
          <table:table-cell table:style-name="ce4" table:formula="of:=[.C11]*[.L11]+[.C12]*[.L12]+[.C13]*[.L13]+[.C14]*[.L14]+[.C15]*[.L15]+[.C16]*[.L16]+[.C17]*[.L17]+[.C18]*[.L18]" office:value-type="float" office:value="1.09825084111128" calcext:value-type="float">
            <text:p>1.0982508411</text:p>
          </table:table-cell>
          <table:table-cell table:style-name="ce4" table:formula="of:=[.D11]*[.L11]+[.D12]*[.L12]+[.D13]*[.L13]+[.D14]*[.L14]+[.D15]*[.L15]+[.D16]*[.L16]+[.D17]*[.L17]+[.D18]*[.L18]" office:value-type="float" office:value="1.19394567843882" calcext:value-type="float">
            <text:p>1.1939456784</text:p>
          </table:table-cell>
          <table:table-cell table:style-name="ce4" table:formula="of:=[.E11]*[.L11]+[.E12]*[.L12]+[.E13]*[.L13]+[.E14]*[.L14]+[.E15]*[.L15]+[.E16]*[.L16]+[.E17]*[.L17]+[.E18]*[.L18]" office:value-type="float" office:value="0.0164513635353343" calcext:value-type="float">
            <text:p>0.0164513635</text:p>
          </table:table-cell>
          <table:table-cell table:style-name="ce4" table:formula="of:=[.F11]*[.L11]+[.F12]*[.L12]+[.F13]*[.L13]+[.F14]*[.L14]+[.F15]*[.L15]+[.F16]*[.L16]+[.F17]*[.L17]+[.F18]*[.L18]" office:value-type="float" office:value="-0.0756158618150735" calcext:value-type="float">
            <text:p>-0.0756158618</text:p>
          </table:table-cell>
          <table:table-cell table:style-name="ce4" table:formula="of:=[.G11]*[.L11]+[.G12]*[.L12]+[.G13]*[.L13]+[.G14]*[.L14]+[.G15]*[.L15]+[.G16]*[.L16]+[.G17]*[.L17]+[.G18]*[.L18]" office:value-type="float" office:value="0.0240909450543993" calcext:value-type="float">
            <text:p>0.0240909451</text:p>
          </table:table-cell>
          <table:table-cell table:style-name="ce4" table:formula="of:=[.H11]*[.L11]+[.H12]*[.L12]+[.H13]*[.L13]+[.H14]*[.L14]+[.H15]*[.L15]+[.H16]*[.L16]+[.H17]*[.L17]+[.H18]*[.L18]" office:value-type="float" office:value="0.00678012623135427" calcext:value-type="float">
            <text:p>0.0067801262</text:p>
          </table:table-cell>
          <table:table-cell table:style-name="ce9" table:number-columns-repeated="4"/>
          <table:table-cell/>
          <table:table-cell table:style-name="ce3" table:formula="of:=[.B21]" office:value-type="float" office:value="-0.0158848371722412" calcext:value-type="float">
            <text:p>-0.0158848372</text:p>
          </table:table-cell>
          <table:table-cell table:style-name="ce16" office:value-type="string" calcext:value-type="string">
            <text:p>SSA:</text:p>
          </table:table-cell>
          <table:table-cell table:style-name="ce18" table:formula="of:=8*3*[.B21]*[.B21]" office:value-type="float" office:value="0.00605587324772678" calcext:value-type="float">
            <text:p>0.0060558732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0]/[.P28]" office:value-type="percentage" office:value="0.00607662800308274" calcext:value-type="percentage">
            <text:p>0.61%</text:p>
          </table:table-cell>
          <table:table-cell table:style-name="ce3"/>
          <table:table-cell table:style-name="ce22" table:formula="of:=[.S19]/SQRT(8*3)" office:value-type="float" office:value="0.00174936215665819" calcext:value-type="float">
            <text:p>0.0017493622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0]-[.T20]*[.U20]" office:value-type="float" office:value="-0.0189392234977664" calcext:value-type="float">
            <text:p>-0.0189392235</text:p>
          </table:table-cell>
          <table:table-cell table:style-name="ce23" table:formula="of:=[.N20]+[.T20]*[.U20]" office:value-type="float" office:value="-0.012830450846716" calcext:value-type="float">
            <text:p>-0.0128304508</text:p>
          </table:table-cell>
        </table:table-row>
        <table:table-row table:style-name="ro1">
          <table:table-cell table:style-name="ce5" table:formula="of:=[.A20]/8" office:value-type="float" office:value="3.8149294934239" calcext:value-type="float">
            <text:p>3.8149294934</text:p>
          </table:table-cell>
          <table:table-cell table:style-name="ce5" table:formula="of:=[.B20]/8" office:value-type="float" office:value="-0.0158848371722412" calcext:value-type="float">
            <text:p>-0.0158848372</text:p>
          </table:table-cell>
          <table:table-cell table:style-name="ce5" table:formula="of:=[.C20]/8" office:value-type="float" office:value="0.13728135513891" calcext:value-type="float">
            <text:p>0.1372813551</text:p>
          </table:table-cell>
          <table:table-cell table:style-name="ce5" table:formula="of:=[.D20]/8" office:value-type="float" office:value="0.149243209804852" calcext:value-type="float">
            <text:p>0.1492432098</text:p>
          </table:table-cell>
          <table:table-cell table:style-name="ce5" table:formula="of:=[.E20]/8" office:value-type="float" office:value="0.00205642044191678" calcext:value-type="float">
            <text:p>0.0020564204</text:p>
          </table:table-cell>
          <table:table-cell table:style-name="ce5" table:formula="of:=[.F20]/8" office:value-type="float" office:value="-0.00945198272688419" calcext:value-type="float">
            <text:p>-0.0094519827</text:p>
          </table:table-cell>
          <table:table-cell table:style-name="ce5" table:formula="of:=[.G20]/8" office:value-type="float" office:value="0.00301136813179992" calcext:value-type="float">
            <text:p>0.0030113681</text:p>
          </table:table-cell>
          <table:table-cell table:style-name="ce5" table:formula="of:=[.H20]/8" office:value-type="float" office:value="0.000847515778919283" calcext:value-type="float">
            <text:p>0.0008475158</text:p>
          </table:table-cell>
          <table:table-cell table:number-columns-repeated="5"/>
          <table:table-cell table:style-name="ce3" table:formula="of:=[.C21]" office:value-type="float" office:value="0.13728135513891" calcext:value-type="float">
            <text:p>0.1372813551</text:p>
          </table:table-cell>
          <table:table-cell table:style-name="ce16" office:value-type="string" calcext:value-type="string">
            <text:p>SSB:</text:p>
          </table:table-cell>
          <table:table-cell table:style-name="ce18" table:formula="of:=8*3*[.C21]*[.C21]" office:value-type="float" office:value="0.452308091250612" calcext:value-type="float">
            <text:p>0.4523080913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1]/[.P28]" office:value-type="percentage" office:value="0.453858246512357" calcext:value-type="percentage">
            <text:p>45.39%</text:p>
          </table:table-cell>
          <table:table-cell table:style-name="ce3"/>
          <table:table-cell table:style-name="ce22" table:formula="of:=[.S19]/SQRT(8*3)" office:value-type="float" office:value="0.00174936215665819" calcext:value-type="float">
            <text:p>0.0017493622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1]-[.T21]*[.U21]" office:value-type="float" office:value="0.134226968813385" calcext:value-type="float">
            <text:p>0.1342269688</text:p>
          </table:table-cell>
          <table:table-cell table:style-name="ce23" table:formula="of:=[.N21]+[.T21]*[.U21]" office:value-type="float" office:value="0.140335741464435" calcext:value-type="float">
            <text:p>0.1403357415</text:p>
          </table:table-cell>
        </table:table-row>
        <table:table-row table:style-name="ro1">
          <table:table-cell table:number-columns-repeated="13"/>
          <table:table-cell table:style-name="ce3" table:formula="of:=[.D21]" office:value-type="float" office:value="0.149243209804852" calcext:value-type="float">
            <text:p>0.1492432098</text:p>
          </table:table-cell>
          <table:table-cell table:style-name="ce16" office:value-type="string" calcext:value-type="string">
            <text:p>SSC:</text:p>
          </table:table-cell>
          <table:table-cell table:style-name="ce18" table:formula="of:=8*3*[.D21]*[.D21]" office:value-type="float" office:value="0.534564856148524" calcext:value-type="float">
            <text:p>0.5345648561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2]/[.P28]" office:value-type="percentage" office:value="0.536396922699028" calcext:value-type="percentage">
            <text:p>53.64%</text:p>
          </table:table-cell>
          <table:table-cell table:style-name="ce3"/>
          <table:table-cell table:style-name="ce22" table:formula="of:=[.S19]/SQRT(8*3)" office:value-type="float" office:value="0.00174936215665819" calcext:value-type="float">
            <text:p>0.0017493622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2]-[.T22]*[.U22]" office:value-type="float" office:value="0.146188823479327" calcext:value-type="float">
            <text:p>0.1461888235</text:p>
          </table:table-cell>
          <table:table-cell table:style-name="ce23" table:formula="of:=[.N22]+[.T22]*[.U22]" office:value-type="float" office:value="0.152297596130378" calcext:value-type="float">
            <text:p>0.1522975961</text:p>
          </table:table-cell>
        </table:table-row>
        <table:table-row table:style-name="ro1">
          <table:table-cell table:formula="of:=10^[.A21]" office:value-type="float" office:value="6530.24527212914" calcext:value-type="float">
            <text:p>6530.2452721291</text:p>
          </table:table-cell>
          <table:table-cell table:number-columns-repeated="12"/>
          <table:table-cell table:style-name="ce3" table:formula="of:=[.E21]" office:value-type="float" office:value="0.00205642044191678" calcext:value-type="float">
            <text:p>0.0020564204</text:p>
          </table:table-cell>
          <table:table-cell table:style-name="ce16" office:value-type="string" calcext:value-type="string">
            <text:p>SSAB:</text:p>
          </table:table-cell>
          <table:table-cell table:style-name="ce18" table:formula="of:=8*3*[.E21]*[.E21]" office:value-type="float" office:value="0.000101492760814397" calcext:value-type="float">
            <text:p>0.0001014928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3]/[.P28]" office:value-type="percentage" office:value="0.000101840597919788" calcext:value-type="percentage">
            <text:p>0.01%</text:p>
          </table:table-cell>
          <table:table-cell table:style-name="ce3"/>
          <table:table-cell table:style-name="ce22" table:formula="of:=[.S19]/SQRT(8*3)" office:value-type="float" office:value="0.00174936215665819" calcext:value-type="float">
            <text:p>0.0017493622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3]-[.T23]*[.U23]" office:value-type="float" office:value="-0.000997965883608414" calcext:value-type="float">
            <text:p>-0.0009979659</text:p>
          </table:table-cell>
          <table:table-cell table:style-name="ce23" table:formula="of:=[.N23]+[.T23]*[.U23]" office:value-type="float" office:value="0.00511080676744198" calcext:value-type="float">
            <text:p>0.0051108068</text:p>
          </table:table-cell>
        </table:table-row>
        <table:table-row table:style-name="ro1">
          <table:table-cell table:number-columns-repeated="13"/>
          <table:table-cell table:style-name="ce3" table:formula="of:=[.F21]" office:value-type="float" office:value="-0.00945198272688419" calcext:value-type="float">
            <text:p>-0.0094519827</text:p>
          </table:table-cell>
          <table:table-cell table:style-name="ce16" office:value-type="string" calcext:value-type="string">
            <text:p>SSAC:</text:p>
          </table:table-cell>
          <table:table-cell table:style-name="ce18" table:formula="of:=8*3*[.F21]*[.F21]" office:value-type="float" office:value="0.00214415945926361" calcext:value-type="float">
            <text:p>0.0021441595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4]/[.P28]" office:value-type="percentage" office:value="0.00215150794612929" calcext:value-type="percentage">
            <text:p>0.22%</text:p>
          </table:table-cell>
          <table:table-cell table:style-name="ce3"/>
          <table:table-cell table:style-name="ce22" table:formula="of:=[.S19]/SQRT(8*3)" office:value-type="float" office:value="0.00174936215665819" calcext:value-type="float">
            <text:p>0.0017493622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4]-[.T24]*[.U24]" office:value-type="float" office:value="-0.0125063690524094" calcext:value-type="float">
            <text:p>-0.0125063691</text:p>
          </table:table-cell>
          <table:table-cell table:style-name="ce23" table:formula="of:=[.N24]+[.T24]*[.U24]" office:value-type="float" office:value="-0.00639759640135899" calcext:value-type="float">
            <text:p>-0.0063975964</text:p>
          </table:table-cell>
        </table:table-row>
        <table:table-row table:style-name="ro1">
          <table:table-cell table:number-columns-repeated="13"/>
          <table:table-cell table:style-name="ce3" table:formula="of:=[.G21]" office:value-type="float" office:value="0.00301136813179992" calcext:value-type="float">
            <text:p>0.0030113681</text:p>
          </table:table-cell>
          <table:table-cell table:style-name="ce16" office:value-type="string" calcext:value-type="string">
            <text:p>SSBC:</text:p>
          </table:table-cell>
          <table:table-cell table:style-name="ce18" table:formula="of:=8*3*[.G21]*[.G21]" office:value-type="float" office:value="0.000217640112605283" calcext:value-type="float">
            <text:p>0.0002176401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5]/[.P28]" office:value-type="percentage" office:value="0.000218386011191331" calcext:value-type="percentage">
            <text:p>0.02%</text:p>
          </table:table-cell>
          <table:table-cell table:style-name="ce3"/>
          <table:table-cell table:style-name="ce22" table:formula="of:=[.S19]/SQRT(8*3)" office:value-type="float" office:value="0.00174936215665819" calcext:value-type="float">
            <text:p>0.0017493622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5]-[.T25]*[.U25]" office:value-type="float" office:value="-0.0000430181937252799" calcext:value-type="float">
            <text:p>-4.30181937252799E-05</text:p>
          </table:table-cell>
          <table:table-cell table:style-name="ce23" table:formula="of:=[.N25]+[.T25]*[.U25]" office:value-type="float" office:value="0.00606575445732512" calcext:value-type="float">
            <text:p>0.0060657545</text:p>
          </table:table-cell>
        </table:table-row>
        <table:table-row table:style-name="ro1">
          <table:table-cell table:number-columns-repeated="13"/>
          <table:table-cell table:formula="of:=[.H21]" office:value-type="float" office:value="0.000847515778919283" calcext:value-type="float">
            <text:p>0.0008475158</text:p>
          </table:table-cell>
          <table:table-cell table:style-name="ce16" office:value-type="string" calcext:value-type="string">
            <text:p>SSABC:</text:p>
          </table:table-cell>
          <table:table-cell table:style-name="ce18" table:formula="of:=8*3*[.H21]*[.H21]" office:value-type="float" office:value="0.0000172387918924118" calcext:value-type="float">
            <text:p>1.72387918924118E-05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6]/[.P28]" office:value-type="percentage" office:value="0.0000172978728694606" calcext:value-type="percentage">
            <text:p>0.00%</text:p>
          </table:table-cell>
          <table:table-cell table:style-name="ce3"/>
          <table:table-cell table:style-name="ce22" table:formula="of:=[.S19]/SQRT(8*3)" office:value-type="float" office:value="0.00174936215665819" calcext:value-type="float">
            <text:p>0.0017493622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6]-[.T26]*[.U26]" office:value-type="float" office:value="-0.00220687054660591" calcext:value-type="float">
            <text:p>-0.0022068705</text:p>
          </table:table-cell>
          <table:table-cell table:style-name="ce23" table:formula="of:=[.N26]+[.T26]*[.U26]" office:value-type="float" office:value="0.00390190210444448" calcext:value-type="float">
            <text:p>0.0039019021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14"/>
          <table:table-cell table:style-name="ce17" office:value-type="string" calcext:value-type="string">
            <text:p>SST:</text:p>
          </table:table-cell>
          <table:table-cell table:style-name="ce19" table:formula="of:=SUM([.P19:.P26])" office:value-type="float" office:value="0.996584494666215" calcext:value-type="float">
            <text:p>0.9965844947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3430.73" calcext:value-type="float">
            <text:p>3430.73</text:p>
          </table:table-cell>
          <table:table-cell office:value-type="float" office:value="3436.25" calcext:value-type="float">
            <text:p>3436.25</text:p>
          </table:table-cell>
          <table:table-cell office:value-type="float" office:value="3513.2" calcext:value-type="float">
            <text:p>3513.2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7185.71" calcext:value-type="float">
            <text:p>7185.71</text:p>
          </table:table-cell>
          <table:table-cell office:value-type="float" office:value="7251.56" calcext:value-type="float">
            <text:p>7251.56</text:p>
          </table:table-cell>
          <table:table-cell office:value-type="float" office:value="6909.73" calcext:value-type="float">
            <text:p>6909.73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6499.18" calcext:value-type="float">
            <text:p>6499.18</text:p>
          </table:table-cell>
          <table:table-cell office:value-type="float" office:value="6322.67" calcext:value-type="float">
            <text:p>6322.67</text:p>
          </table:table-cell>
          <table:table-cell office:value-type="float" office:value="6335.51" calcext:value-type="float">
            <text:p>6335.51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13099.4" calcext:value-type="float">
            <text:p>13099.4</text:p>
          </table:table-cell>
          <table:table-cell office:value-type="float" office:value="13540.36" calcext:value-type="float">
            <text:p>13540.36</text:p>
          </table:table-cell>
          <table:table-cell office:value-type="float" office:value="13546.07" calcext:value-type="float">
            <text:p>13546.07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3332.46" calcext:value-type="float">
            <text:p>3332.46</text:p>
          </table:table-cell>
          <table:table-cell office:value-type="float" office:value="3315.38" calcext:value-type="float">
            <text:p>3315.38</text:p>
          </table:table-cell>
          <table:table-cell office:value-type="float" office:value="3373.07" calcext:value-type="float">
            <text:p>3373.07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6378.51" calcext:value-type="float">
            <text:p>6378.51</text:p>
          </table:table-cell>
          <table:table-cell office:value-type="float" office:value="6075.05" calcext:value-type="float">
            <text:p>6075.05</text:p>
          </table:table-cell>
          <table:table-cell office:value-type="float" office:value="6289.97" calcext:value-type="float">
            <text:p>6289.97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6181.62" calcext:value-type="float">
            <text:p>6181.62</text:p>
          </table:table-cell>
          <table:table-cell office:value-type="float" office:value="6230.24" calcext:value-type="float">
            <text:p>6230.24</text:p>
          </table:table-cell>
          <table:table-cell office:value-type="float" office:value="6289.12" calcext:value-type="float">
            <text:p>6289.12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12403.83" calcext:value-type="float">
            <text:p>12403.83</text:p>
          </table:table-cell>
          <table:table-cell office:value-type="float" office:value="11694.48" calcext:value-type="float">
            <text:p>11694.48</text:p>
          </table:table-cell>
          <table:table-cell office:value-type="float" office:value="12149.57" calcext:value-type="float">
            <text:p>12149.57</text:p>
          </table:table-cell>
          <table:table-cell table:number-columns-repeated="12"/>
        </table:table-row>
      </table:table>
      <table:table table:name="SET only response tim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HROUGHPUT FOR GET ONLY</text:p>
          </table:table-cell>
          <table:covered-table-cell table:number-columns-repeated="2"/>
          <table:table-cell table:number-columns-repeated="20"/>
        </table:table-row>
        <table:table-row table:style-name="ro1">
          <table:table-cell table:style-name="ce1"/>
          <table:table-cell table:number-columns-repeated="22"/>
        </table:table-row>
        <table:table-row table:style-name="ro1"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number-columns-repeated="19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9"/>
        </table:table-row>
        <table:table-row table:style-name="ro1" table:number-rows-repeated="2">
          <table:table-cell table:style-name="ce1"/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8"/>
          <table:table-cell table:style-name="ce7"/>
          <table:table-cell table:number-columns-repeated="14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6" office:value-type="string" calcext:value-type="string">
            <text:p>A: servers</text:p>
          </table:table-cell>
          <table:table-cell table:style-name="ce6" office:value-type="string" calcext:value-type="string">
            <text:p>B: middlewares</text:p>
          </table:table-cell>
          <table:table-cell table:style-name="ce6" office:value-type="string" calcext:value-type="string">
            <text:p>C: workers</text:p>
          </table:table-cell>
          <table:table-cell table:style-name="ce6" office:value-type="string" calcext:value-type="string">
            <text:p>AB</text:p>
          </table:table-cell>
          <table:table-cell table:style-name="ce6" office:value-type="string" calcext:value-type="string">
            <text:p>AC</text:p>
          </table:table-cell>
          <table:table-cell table:style-name="ce6" office:value-type="string" calcext:value-type="string">
            <text:p>BC</text:p>
          </table:table-cell>
          <table:table-cell table:style-name="ce6" office:value-type="string" calcext:value-type="string">
            <text:p>ABC</text:p>
          </table:table-cell>
          <table:table-cell table:style-name="ce8" office:value-type="string" calcext:value-type="string">
            <text:p>rep1</text:p>
          </table:table-cell>
          <table:table-cell table:style-name="ce8" office:value-type="string" calcext:value-type="string">
            <text:p>rep2</text:p>
          </table:table-cell>
          <table:table-cell table:style-name="ce8" office:value-type="string" calcext:value-type="string">
            <text:p>rep3</text:p>
          </table:table-cell>
          <table:table-cell table:style-name="ce10" office:value-type="string" calcext:value-type="string">
            <text:p>mean y</text:p>
          </table:table-cell>
          <table:table-cell table:style-name="ce12" office:value-type="string" calcext:value-type="string">
            <text:p>estimated y</text:p>
          </table:table-cell>
          <table:table-cell table:style-name="ce14" office:value-type="string" calcext:value-type="string">
            <text:p>(y_e – rep1)^2</text:p>
          </table:table-cell>
          <table:table-cell table:style-name="ce14" office:value-type="string" calcext:value-type="string">
            <text:p>(y_e – rep2)^2</text:p>
          </table:table-cell>
          <table:table-cell table:style-name="ce14" office:value-type="string" calcext:value-type="string">
            <text:p>(y_e – rep3)^2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table:formula="of:=[.B11]*[.C11]" office:value-type="float" office:value="1" calcext:value-type="float">
            <text:p>1</text:p>
          </table:table-cell>
          <table:table-cell table:style-name="ce3" table:formula="of:=[.B11]*[.D11]" office:value-type="float" office:value="1" calcext:value-type="float">
            <text:p>1</text:p>
          </table:table-cell>
          <table:table-cell table:style-name="ce3" table:formula="of:=[.C11]*[.D11]" office:value-type="float" office:value="1" calcext:value-type="float">
            <text:p>1</text:p>
          </table:table-cell>
          <table:table-cell table:style-name="ce3" table:formula="of:=[.B11]*[.C11]*[.D11]" office:value-type="float" office:value="-1" calcext:value-type="float">
            <text:p>-1</text:p>
          </table:table-cell>
          <table:table-cell table:formula="of:=LOG([.I29];10)" office:value-type="float" office:value="1.74787770581979" calcext:value-type="float">
            <text:p>1.7478777058</text:p>
          </table:table-cell>
          <table:table-cell table:formula="of:=LOG([.J29];10)" office:value-type="float" office:value="1.74732115855232" calcext:value-type="float">
            <text:p>1.7473211586</text:p>
          </table:table-cell>
          <table:table-cell table:formula="of:=LOG([.K29];10)" office:value-type="float" office:value="1.73757692136004" calcext:value-type="float">
            <text:p>1.7375769214</text:p>
          </table:table-cell>
          <table:table-cell table:style-name="ce11" table:formula="of:=AVERAGE([.I11:.K11])" office:value-type="float" office:value="1.74425859524405" calcext:value-type="float">
            <text:p>1.7442585952</text:p>
          </table:table-cell>
          <table:table-cell table:style-name="ce13" table:formula="of:=[.A21]+[.B11]*[.B21]+[.C11]*[.C21]+[.D11]*[.D21]+[.E11]*[.E21]+[.F11]*[.F21]+[.G11]*[.G21]+[.H11]*[.H21]" office:value-type="float" office:value="1.74425859524405" calcext:value-type="float">
            <text:p>1.7442585952</text:p>
          </table:table-cell>
          <table:table-cell table:style-name="ce15" table:formula="of:=([.M11]-[.I11])^2" office:value-type="float" office:value="0.0000130979613594246" calcext:value-type="float">
            <text:p>0.000013098</text:p>
          </table:table-cell>
          <table:table-cell table:style-name="ce15" table:formula="of:=([.M11]-[.J11])^2" office:value-type="float" office:value="0.00000937929401717485" calcext:value-type="float">
            <text:p>9.37929401717485E-06</text:p>
          </table:table-cell>
          <table:table-cell table:style-name="ce15" table:formula="of:=([.M11]-[.K11])^2" office:value-type="float" office:value="0.0000446447658922713" calcext:value-type="float">
            <text:p>4.46447658922713E-05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12]*[.C12]" office:value-type="float" office:value="1" calcext:value-type="float">
            <text:p>1</text:p>
          </table:table-cell>
          <table:table-cell table:style-name="ce3" table:formula="of:=[.B12]*[.D12]" office:value-type="float" office:value="-1" calcext:value-type="float">
            <text:p>-1</text:p>
          </table:table-cell>
          <table:table-cell table:style-name="ce3" table:formula="of:=[.C12]*[.D12]" office:value-type="float" office:value="-1" calcext:value-type="float">
            <text:p>-1</text:p>
          </table:table-cell>
          <table:table-cell table:style-name="ce3" table:formula="of:=[.B12]*[.C12]*[.D12]" office:value-type="float" office:value="1" calcext:value-type="float">
            <text:p>1</text:p>
          </table:table-cell>
          <table:table-cell table:formula="of:=LOG([.I30];10)" office:value-type="float" office:value="1.42678227197104" calcext:value-type="float">
            <text:p>1.426782272</text:p>
          </table:table-cell>
          <table:table-cell table:formula="of:=LOG([.J30];10)" office:value-type="float" office:value="1.42275394130135" calcext:value-type="float">
            <text:p>1.4227539413</text:p>
          </table:table-cell>
          <table:table-cell table:formula="of:=LOG([.K30];10)" office:value-type="float" office:value="1.44294986957786" calcext:value-type="float">
            <text:p>1.4429498696</text:p>
          </table:table-cell>
          <table:table-cell table:style-name="ce11" table:formula="of:=AVERAGE([.I12:.K12])" office:value-type="float" office:value="1.43082869428342" calcext:value-type="float">
            <text:p>1.4308286943</text:p>
          </table:table-cell>
          <table:table-cell table:style-name="ce13" table:formula="of:=[.A21]+[.B12]*[.B21]+[.C12]*[.C21]+[.D12]*[.D21]+[.E12]*[.E21]+[.F12]*[.F21]+[.G12]*[.G21]+[.H12]*[.H21]" office:value-type="float" office:value="1.43082869428342" calcext:value-type="float">
            <text:p>1.4308286943</text:p>
          </table:table-cell>
          <table:table-cell table:style-name="ce15" table:formula="of:=([.M12]-[.I12])^2" office:value-type="float" office:value="0.0000163735335300832" calcext:value-type="float">
            <text:p>1.63735335300832E-05</text:p>
          </table:table-cell>
          <table:table-cell table:style-name="ce15" table:formula="of:=([.M12]-[.J12])^2" office:value-type="float" office:value="0.0000652016357214403" calcext:value-type="float">
            <text:p>6.52016357214403E-05</text:p>
          </table:table-cell>
          <table:table-cell table:style-name="ce15" table:formula="of:=([.M12]-[.K12])^2" office:value-type="float" office:value="0.000146922890518637" calcext:value-type="float">
            <text:p>0.0001469229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formula="of:=[.B13]*[.C13]" office:value-type="float" office:value="-1" calcext:value-type="float">
            <text:p>-1</text:p>
          </table:table-cell>
          <table:table-cell table:style-name="ce3" table:formula="of:=[.B13]*[.D13]" office:value-type="float" office:value="1" calcext:value-type="float">
            <text:p>1</text:p>
          </table:table-cell>
          <table:table-cell table:style-name="ce3" table:formula="of:=[.C13]*[.D13]" office:value-type="float" office:value="-1" calcext:value-type="float">
            <text:p>-1</text:p>
          </table:table-cell>
          <table:table-cell table:style-name="ce3" table:formula="of:=[.B13]*[.C13]*[.D13]" office:value-type="float" office:value="1" calcext:value-type="float">
            <text:p>1</text:p>
          </table:table-cell>
          <table:table-cell table:formula="of:=LOG([.I31];10)" office:value-type="float" office:value="1.47353562778436" calcext:value-type="float">
            <text:p>1.4735356278</text:p>
          </table:table-cell>
          <table:table-cell table:formula="of:=LOG([.J31];10)" office:value-type="float" office:value="1.48429983934679" calcext:value-type="float">
            <text:p>1.4842998393</text:p>
          </table:table-cell>
          <table:table-cell table:formula="of:=LOG([.K31];10)" office:value-type="float" office:value="1.48377742260652" calcext:value-type="float">
            <text:p>1.4837774226</text:p>
          </table:table-cell>
          <table:table-cell table:style-name="ce11" table:formula="of:=AVERAGE([.I13:.K13])" office:value-type="float" office:value="1.48053762991256" calcext:value-type="float">
            <text:p>1.4805376299</text:p>
          </table:table-cell>
          <table:table-cell table:style-name="ce13" table:formula="of:=[.A21]+[.B13]*[.B21]+[.C13]*[.C21]+[.D13]*[.D21]+[.E13]*[.E21]+[.F13]*[.F21]+[.G13]*[.G21]+[.H13]*[.H21]" office:value-type="float" office:value="1.48053762991256" calcext:value-type="float">
            <text:p>1.4805376299</text:p>
          </table:table-cell>
          <table:table-cell table:style-name="ce15" table:formula="of:=([.M13]-[.I13])^2" office:value-type="float" office:value="0.0000490280338032522" calcext:value-type="float">
            <text:p>0.000049028</text:p>
          </table:table-cell>
          <table:table-cell table:style-name="ce15" table:formula="of:=([.M13]-[.J13])^2" office:value-type="float" office:value="0.0000141542198269992" calcext:value-type="float">
            <text:p>1.41542198269992E-05</text:p>
          </table:table-cell>
          <table:table-cell table:style-name="ce15" table:formula="of:=([.M13]-[.K13])^2" office:value-type="float" office:value="0.0000104962566998741" calcext:value-type="float">
            <text:p>1.04962566998741E-05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formula="of:=[.B14]*[.C14]" office:value-type="float" office:value="-1" calcext:value-type="float">
            <text:p>-1</text:p>
          </table:table-cell>
          <table:table-cell table:style-name="ce3" table:formula="of:=[.B14]*[.D14]" office:value-type="float" office:value="-1" calcext:value-type="float">
            <text:p>-1</text:p>
          </table:table-cell>
          <table:table-cell table:style-name="ce3" table:formula="of:=[.C14]*[.D14]" office:value-type="float" office:value="1" calcext:value-type="float">
            <text:p>1</text:p>
          </table:table-cell>
          <table:table-cell table:style-name="ce3" table:formula="of:=[.B14]*[.C14]*[.D14]" office:value-type="float" office:value="-1" calcext:value-type="float">
            <text:p>-1</text:p>
          </table:table-cell>
          <table:table-cell table:formula="of:=LOG([.I32];10)" office:value-type="float" office:value="1.16746502884309" calcext:value-type="float">
            <text:p>1.1674650288</text:p>
          </table:table-cell>
          <table:table-cell table:formula="of:=LOG([.J32];10)" office:value-type="float" office:value="1.15177830969992" calcext:value-type="float">
            <text:p>1.1517783097</text:p>
          </table:table-cell>
          <table:table-cell table:formula="of:=LOG([.K32];10)" office:value-type="float" office:value="1.14741865916076" calcext:value-type="float">
            <text:p>1.1474186592</text:p>
          </table:table-cell>
          <table:table-cell table:style-name="ce11" table:formula="of:=AVERAGE([.I14:.K14])" office:value-type="float" office:value="1.15555399923459" calcext:value-type="float">
            <text:p>1.1555539992</text:p>
          </table:table-cell>
          <table:table-cell table:style-name="ce13" table:formula="of:=[.A21]+[.B14]*[.B21]+[.C14]*[.C21]+[.D14]*[.D21]+[.E14]*[.E21]+[.F14]*[.F21]+[.G14]*[.G21]+[.H14]*[.H21]" office:value-type="float" office:value="1.15555399923459" calcext:value-type="float">
            <text:p>1.1555539992</text:p>
          </table:table-cell>
          <table:table-cell table:style-name="ce15" table:formula="of:=([.M14]-[.I14])^2" office:value-type="float" office:value="0.000141872626334476" calcext:value-type="float">
            <text:p>0.0001418726</text:p>
          </table:table-cell>
          <table:table-cell table:style-name="ce15" table:formula="of:=([.M14]-[.J14])^2" office:value-type="float" office:value="0.0000142558314622023" calcext:value-type="float">
            <text:p>1.42558314622023E-05</text:p>
          </table:table-cell>
          <table:table-cell table:style-name="ce15" table:formula="of:=([.M14]-[.K14])^2" office:value-type="float" office:value="0.0000661837581168352" calcext:value-type="float">
            <text:p>6.61837581168352E-05</text:p>
          </table:table-cell>
          <table:table-cell table:number-columns-repeated="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table:formula="of:=[.B15]*[.C15]" office:value-type="float" office:value="-1" calcext:value-type="float">
            <text:p>-1</text:p>
          </table:table-cell>
          <table:table-cell table:style-name="ce3" table:formula="of:=[.B15]*[.D15]" office:value-type="float" office:value="-1" calcext:value-type="float">
            <text:p>-1</text:p>
          </table:table-cell>
          <table:table-cell table:style-name="ce3" table:formula="of:=[.C15]*[.D15]" office:value-type="float" office:value="1" calcext:value-type="float">
            <text:p>1</text:p>
          </table:table-cell>
          <table:table-cell table:style-name="ce3" table:formula="of:=[.B15]*[.C15]*[.D15]" office:value-type="float" office:value="1" calcext:value-type="float">
            <text:p>1</text:p>
          </table:table-cell>
          <table:table-cell table:formula="of:=LOG([.I33];10)" office:value-type="float" office:value="1.76300347544865" calcext:value-type="float">
            <text:p>1.7630034754</text:p>
          </table:table-cell>
          <table:table-cell table:formula="of:=LOG([.J33];10)" office:value-type="float" office:value="1.76277856245706" calcext:value-type="float">
            <text:p>1.7627785625</text:p>
          </table:table-cell>
          <table:table-cell table:formula="of:=LOG([.K33];10)" office:value-type="float" office:value="1.7593404269074" calcext:value-type="float">
            <text:p>1.7593404269</text:p>
          </table:table-cell>
          <table:table-cell table:style-name="ce11" table:formula="of:=AVERAGE([.I15:.K15])" office:value-type="float" office:value="1.76170748827104" calcext:value-type="float">
            <text:p>1.7617074883</text:p>
          </table:table-cell>
          <table:table-cell table:style-name="ce13" table:formula="of:=[.A21]+[.B15]*[.B21]+[.C15]*[.C21]+[.D15]*[.D21]+[.E15]*[.E21]+[.F15]*[.F21]+[.G15]*[.G21]+[.H15]*[.H21]" office:value-type="float" office:value="1.76170748827104" calcext:value-type="float">
            <text:p>1.7617074883</text:p>
          </table:table-cell>
          <table:table-cell table:style-name="ce15" table:formula="of:=([.M15]-[.I15])^2" office:value-type="float" office:value="0.0000016795827645443" calcext:value-type="float">
            <text:p>1.6795827645443E-06</text:p>
          </table:table-cell>
          <table:table-cell table:style-name="ce15" table:formula="of:=([.M15]-[.J15])^2" office:value-type="float" office:value="0.00000114719991195278" calcext:value-type="float">
            <text:p>1.14719991195278E-06</text:p>
          </table:table-cell>
          <table:table-cell table:style-name="ce15" table:formula="of:=([.M15]-[.K15])^2" office:value-type="float" office:value="0.00000560297949920551" calcext:value-type="float">
            <text:p>0.000005603</text:p>
          </table:table-cell>
          <table:table-cell table:number-columns-repeated="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16]*[.C16]" office:value-type="float" office:value="-1" calcext:value-type="float">
            <text:p>-1</text:p>
          </table:table-cell>
          <table:table-cell table:style-name="ce3" table:formula="of:=[.B16]*[.D16]" office:value-type="float" office:value="1" calcext:value-type="float">
            <text:p>1</text:p>
          </table:table-cell>
          <table:table-cell table:style-name="ce3" table:formula="of:=[.C16]*[.D16]" office:value-type="float" office:value="-1" calcext:value-type="float">
            <text:p>-1</text:p>
          </table:table-cell>
          <table:table-cell table:style-name="ce3" table:formula="of:=[.B16]*[.C16]*[.D16]" office:value-type="float" office:value="-1" calcext:value-type="float">
            <text:p>-1</text:p>
          </table:table-cell>
          <table:table-cell table:formula="of:=LOG([.I34];10)" office:value-type="float" office:value="1.47854244761407" calcext:value-type="float">
            <text:p>1.4785424476</text:p>
          </table:table-cell>
          <table:table-cell table:formula="of:=LOG([.J34];10)" office:value-type="float" office:value="1.49977869626373" calcext:value-type="float">
            <text:p>1.4997786963</text:p>
          </table:table-cell>
          <table:table-cell table:formula="of:=LOG([.K34];10)" office:value-type="float" office:value="1.48458452928284" calcext:value-type="float">
            <text:p>1.4845845293</text:p>
          </table:table-cell>
          <table:table-cell table:style-name="ce11" table:formula="of:=AVERAGE([.I16:.K16])" office:value-type="float" office:value="1.48763522438688" calcext:value-type="float">
            <text:p>1.4876352244</text:p>
          </table:table-cell>
          <table:table-cell table:style-name="ce13" table:formula="of:=[.A21]+[.B16]*[.B21]+[.C16]*[.C21]+[.D16]*[.D21]+[.E16]*[.E21]+[.F16]*[.F21]+[.G16]*[.G21]+[.H16]*[.H21]" office:value-type="float" office:value="1.48763522438688" calcext:value-type="float">
            <text:p>1.4876352244</text:p>
          </table:table-cell>
          <table:table-cell table:style-name="ce15" table:formula="of:=([.M16]-[.I16])^2" office:value-type="float" office:value="0.0000826785894401804" calcext:value-type="float">
            <text:p>8.26785894401804E-05</text:p>
          </table:table-cell>
          <table:table-cell table:style-name="ce15" table:formula="of:=([.M16]-[.J16])^2" office:value-type="float" office:value="0.000147463909223875" calcext:value-type="float">
            <text:p>0.0001474639</text:p>
          </table:table-cell>
          <table:table-cell table:style-name="ce15" table:formula="of:=([.M16]-[.K16])^2" office:value-type="float" office:value="0.00000930674061781019" calcext:value-type="float">
            <text:p>9.30674061781019E-06</text:p>
          </table:table-cell>
          <table:table-cell table:number-columns-repeated="7"/>
        </table:table-row>
        <table:table-row table:style-name="ro1"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formula="of:=[.B17]*[.C17]" office:value-type="float" office:value="1" calcext:value-type="float">
            <text:p>1</text:p>
          </table:table-cell>
          <table:table-cell table:style-name="ce3" table:formula="of:=[.B17]*[.D17]" office:value-type="float" office:value="-1" calcext:value-type="float">
            <text:p>-1</text:p>
          </table:table-cell>
          <table:table-cell table:style-name="ce3" table:formula="of:=[.C17]*[.D17]" office:value-type="float" office:value="-1" calcext:value-type="float">
            <text:p>-1</text:p>
          </table:table-cell>
          <table:table-cell table:style-name="ce3" table:formula="of:=[.B17]*[.C17]*[.D17]" office:value-type="float" office:value="-1" calcext:value-type="float">
            <text:p>-1</text:p>
          </table:table-cell>
          <table:table-cell table:formula="of:=LOG([.I35];10)" office:value-type="float" office:value="1.49415459401844" calcext:value-type="float">
            <text:p>1.494154594</text:p>
          </table:table-cell>
          <table:table-cell table:formula="of:=LOG([.J35];10)" office:value-type="float" office:value="1.49087108434559" calcext:value-type="float">
            <text:p>1.4908710843</text:p>
          </table:table-cell>
          <table:table-cell table:formula="of:=LOG([.K35];10)" office:value-type="float" office:value="1.48661936413775" calcext:value-type="float">
            <text:p>1.4866193641</text:p>
          </table:table-cell>
          <table:table-cell table:style-name="ce11" table:formula="of:=AVERAGE([.I17:.K17])" office:value-type="float" office:value="1.49054834750059" calcext:value-type="float">
            <text:p>1.4905483475</text:p>
          </table:table-cell>
          <table:table-cell table:style-name="ce13" table:formula="of:=[.A21]+[.B17]*[.B21]+[.C17]*[.C21]+[.D17]*[.D21]+[.E17]*[.E21]+[.F17]*[.F21]+[.G17]*[.G21]+[.H17]*[.H21]" office:value-type="float" office:value="1.49054834750059" calcext:value-type="float">
            <text:p>1.4905483475</text:p>
          </table:table-cell>
          <table:table-cell table:style-name="ce15" table:formula="of:=([.M17]-[.I17])^2" office:value-type="float" office:value="0.0000130050139474966" calcext:value-type="float">
            <text:p>0.000013005</text:p>
          </table:table-cell>
          <table:table-cell table:style-name="ce15" table:formula="of:=([.M17]-[.J17])^2" office:value-type="float" office:value="0.000000104159071118013" calcext:value-type="float">
            <text:p>1.04159071118013E-07</text:p>
          </table:table-cell>
          <table:table-cell table:style-name="ce15" table:formula="of:=([.M17]-[.K17])^2" office:value-type="float" office:value="0.0000154369102655082" calcext:value-type="float">
            <text:p>1.54369102655082E-05</text:p>
          </table:table-cell>
          <table:table-cell table:number-columns-repeated="7"/>
        </table:table-row>
        <table:table-row table:style-name="ro1">
          <table:table-cell table:number-columns-repeated="4" table:style-name="ce3" office:value-type="float" office:value="1" calcext:value-type="float">
            <text:p>1</text:p>
          </table:table-cell>
          <table:table-cell table:style-name="ce3" table:formula="of:=[.B18]*[.C18]" office:value-type="float" office:value="1" calcext:value-type="float">
            <text:p>1</text:p>
          </table:table-cell>
          <table:table-cell table:style-name="ce3" table:formula="of:=[.B18]*[.D18]" office:value-type="float" office:value="1" calcext:value-type="float">
            <text:p>1</text:p>
          </table:table-cell>
          <table:table-cell table:style-name="ce3" table:formula="of:=[.C18]*[.D18]" office:value-type="float" office:value="1" calcext:value-type="float">
            <text:p>1</text:p>
          </table:table-cell>
          <table:table-cell table:style-name="ce3" table:formula="of:=[.B18]*[.C18]*[.D18]" office:value-type="float" office:value="1" calcext:value-type="float">
            <text:p>1</text:p>
          </table:table-cell>
          <table:table-cell table:formula="of:=LOG([.I36];10)" office:value-type="float" office:value="1.18995795074549" calcext:value-type="float">
            <text:p>1.1899579507</text:p>
          </table:table-cell>
          <table:table-cell table:formula="of:=LOG([.J36];10)" office:value-type="float" office:value="1.21532906868547" calcext:value-type="float">
            <text:p>1.2153290687</text:p>
          </table:table-cell>
          <table:table-cell table:formula="of:=LOG([.K36];10)" office:value-type="float" office:value="1.19970947888014" calcext:value-type="float">
            <text:p>1.1997094789</text:p>
          </table:table-cell>
          <table:table-cell table:style-name="ce11" table:formula="of:=AVERAGE([.I18:.K18])" office:value-type="float" office:value="1.20166549943703" calcext:value-type="float">
            <text:p>1.2016654994</text:p>
          </table:table-cell>
          <table:table-cell table:style-name="ce13" table:formula="of:=[.A21]+[.B18]*[.B21]+[.C18]*[.C21]+[.D18]*[.D21]+[.E18]*[.E21]+[.F18]*[.F21]+[.G18]*[.G21]+[.H18]*[.H21]" office:value-type="float" office:value="1.20166549943703" calcext:value-type="float">
            <text:p>1.2016654994</text:p>
          </table:table-cell>
          <table:table-cell table:style-name="ce15" table:formula="of:=([.M18]-[.I18])^2" office:value-type="float" office:value="0.000137066696364876" calcext:value-type="float">
            <text:p>0.0001370667</text:p>
          </table:table-cell>
          <table:table-cell table:style-name="ce15" table:formula="of:=([.M18]-[.J18])^2" office:value-type="float" office:value="0.000186693124606865" calcext:value-type="float">
            <text:p>0.0001866931</text:p>
          </table:table-cell>
          <table:table-cell table:style-name="ce15" table:formula="of:=([.M18]-[.K18])^2" office:value-type="float" office:value="0.00000382601641899031" calcext:value-type="float">
            <text:p>0.000003826</text:p>
          </table:table-cell>
          <table:table-cell table:number-columns-repeated="2"/>
          <table:table-cell table:style-name="ce6" office:value-type="string" calcext:value-type="string">
            <text:p>deviation of errors</text:p>
          </table:table-cell>
          <table:table-cell table:style-name="ce21" office:value-type="string" calcext:value-type="string">
            <text:p>deviation of effects:</text:p>
          </table:table-cell>
          <table:table-cell table:style-name="ce10" office:value-type="string" calcext:value-type="string">
            <text:p>Degrees of freedom for 2^3(3-1) = 16</text:p>
          </table:table-cell>
          <table:table-cell table:style-name="ce8" office:value-type="string" calcext:value-type="string">
            <text:p>lower bound</text:p>
          </table:table-cell>
          <table:table-cell table:style-name="ce8" office:value-type="string" calcext:value-type="string">
            <text:p>upper bound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>
            <text:p>Effects:</text:p>
          </table:table-cell>
          <table:table-cell table:style-name="ce16" office:value-type="string" calcext:value-type="string">
            <text:p>SSE:</text:p>
          </table:table-cell>
          <table:table-cell table:style-name="ce18" table:formula="of:=SUM([.N11:.P18])" office:value-type="float" office:value="0.00119562172941509" calcext:value-type="float">
            <text:p>0.0011956217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19]/[.P28]" office:value-type="percentage" office:value="0.0011933733906337" calcext:value-type="percentage">
            <text:p>0.12%</text:p>
          </table:table-cell>
          <table:table-cell table:style-name="ce3" table:formula="of:=SQRT([.P19]/(8*(3-1)))" office:value-type="float" office:value="0.00864444087772271" calcext:value-type="float">
            <text:p>0.0086444409</text:p>
          </table:table-cell>
          <table:table-cell table:style-name="ce22"/>
          <table:table-cell table:style-name="ce11"/>
          <table:table-cell table:style-name="ce23" table:number-columns-repeated="2"/>
        </table:table-row>
        <table:table-row table:style-name="ro1">
          <table:table-cell table:style-name="ce4" table:formula="of:=[.A11]*[.L11]+[.A12]*[.L12]+[.A13]*[.L13]+[.A14]*[.L14]+[.A15]*[.L15]+[.A16]*[.L16]+[.A17]*[.L17]+[.A18]*[.L18]" office:value-type="float" office:value="11.7527354782702" calcext:value-type="float">
            <text:p>11.7527354783</text:p>
          </table:table-cell>
          <table:table-cell table:style-name="ce4" table:formula="of:=[.B11]*[.L11]+[.B12]*[.L12]+[.B13]*[.L13]+[.B14]*[.L14]+[.B15]*[.L15]+[.B16]*[.L16]+[.B17]*[.L17]+[.B18]*[.L18]" office:value-type="float" office:value="0.130377640920931" calcext:value-type="float">
            <text:p>0.1303776409</text:p>
          </table:table-cell>
          <table:table-cell table:style-name="ce4" table:formula="of:=[.C11]*[.L11]+[.C12]*[.L12]+[.C13]*[.L13]+[.C14]*[.L14]+[.C15]*[.L15]+[.C16]*[.L16]+[.C17]*[.L17]+[.C18]*[.L18]" office:value-type="float" office:value="-1.09612452610061" calcext:value-type="float">
            <text:p>-1.0961245261</text:p>
          </table:table-cell>
          <table:table-cell table:style-name="ce4" table:formula="of:=[.D11]*[.L11]+[.D12]*[.L12]+[.D13]*[.L13]+[.D14]*[.L14]+[.D15]*[.L15]+[.D16]*[.L16]+[.D17]*[.L17]+[.D18]*[.L18]" office:value-type="float" office:value="-1.20136864358632" calcext:value-type="float">
            <text:p>-1.2013686436</text:p>
          </table:table-cell>
          <table:table-cell table:style-name="ce4" table:formula="of:=[.E11]*[.L11]+[.E12]*[.L12]+[.E13]*[.L13]+[.E14]*[.L14]+[.E15]*[.L15]+[.E16]*[.L16]+[.E17]*[.L17]+[.E18]*[.L18]" office:value-type="float" office:value="-0.0181332053399723" calcext:value-type="float">
            <text:p>-0.0181332053</text:p>
          </table:table-cell>
          <table:table-cell table:style-name="ce4" table:formula="of:=[.F11]*[.L11]+[.F12]*[.L12]+[.F13]*[.L13]+[.F14]*[.L14]+[.F15]*[.L15]+[.F16]*[.L16]+[.F17]*[.L17]+[.F18]*[.L18]" office:value-type="float" office:value="0.0754584196908821" calcext:value-type="float">
            <text:p>0.0754584197</text:p>
          </table:table-cell>
          <table:table-cell table:style-name="ce4" table:formula="of:=[.G11]*[.L11]+[.G12]*[.L12]+[.G13]*[.L13]+[.G14]*[.L14]+[.G15]*[.L15]+[.G16]*[.L16]+[.G17]*[.L17]+[.G18]*[.L18]" office:value-type="float" office:value="-0.0263643138967369" calcext:value-type="float">
            <text:p>-0.0263643139</text:p>
          </table:table-cell>
          <table:table-cell table:style-name="ce4" table:formula="of:=[.H11]*[.L11]+[.H12]*[.L12]+[.H13]*[.L13]+[.H14]*[.L14]+[.H15]*[.L15]+[.H16]*[.L16]+[.H17]*[.L17]+[.H18]*[.L18]" office:value-type="float" office:value="-0.00325685446207324" calcext:value-type="float">
            <text:p>-0.0032568545</text:p>
          </table:table-cell>
          <table:table-cell table:style-name="ce9" table:number-columns-repeated="4"/>
          <table:table-cell/>
          <table:table-cell table:style-name="ce3" table:formula="of:=[.B21]" office:value-type="float" office:value="0.0162972051151163" calcext:value-type="float">
            <text:p>0.0162972051</text:p>
          </table:table-cell>
          <table:table-cell table:style-name="ce16" office:value-type="string" calcext:value-type="string">
            <text:p>SSA:</text:p>
          </table:table-cell>
          <table:table-cell table:style-name="ce18" table:formula="of:=8*3*[.B21]*[.B21]" office:value-type="float" office:value="0.00637437346954018" calcext:value-type="float">
            <text:p>0.0063743735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0]/[.P28]" office:value-type="percentage" office:value="0.00636238660887512" calcext:value-type="percentage">
            <text:p>0.64%</text:p>
          </table:table-cell>
          <table:table-cell table:style-name="ce3"/>
          <table:table-cell table:style-name="ce22" table:formula="of:=[.S19]/SQRT(8*3)" office:value-type="float" office:value="0.00176453910517312" calcext:value-type="float">
            <text:p>0.0017645391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0]-[.T20]*[.U20]" office:value-type="float" office:value="0.0132163198374841" calcext:value-type="float">
            <text:p>0.0132163198</text:p>
          </table:table-cell>
          <table:table-cell table:style-name="ce23" table:formula="of:=[.N20]+[.T20]*[.U20]" office:value-type="float" office:value="0.0193780903927486" calcext:value-type="float">
            <text:p>0.0193780904</text:p>
          </table:table-cell>
        </table:table-row>
        <table:table-row table:style-name="ro1">
          <table:table-cell table:style-name="ce5" table:formula="of:=[.A20]/8" office:value-type="float" office:value="1.46909193478377" calcext:value-type="float">
            <text:p>1.4690919348</text:p>
          </table:table-cell>
          <table:table-cell table:style-name="ce5" table:formula="of:=[.B20]/8" office:value-type="float" office:value="0.0162972051151163" calcext:value-type="float">
            <text:p>0.0162972051</text:p>
          </table:table-cell>
          <table:table-cell table:style-name="ce5" table:formula="of:=[.C20]/8" office:value-type="float" office:value="-0.137015565762577" calcext:value-type="float">
            <text:p>-0.1370155658</text:p>
          </table:table-cell>
          <table:table-cell table:style-name="ce5" table:formula="of:=[.D20]/8" office:value-type="float" office:value="-0.150171080448289" calcext:value-type="float">
            <text:p>-0.1501710804</text:p>
          </table:table-cell>
          <table:table-cell table:style-name="ce5" table:formula="of:=[.E20]/8" office:value-type="float" office:value="-0.00226665066749654" calcext:value-type="float">
            <text:p>-0.0022666507</text:p>
          </table:table-cell>
          <table:table-cell table:style-name="ce5" table:formula="of:=[.F20]/8" office:value-type="float" office:value="0.00943230246136026" calcext:value-type="float">
            <text:p>0.0094323025</text:p>
          </table:table-cell>
          <table:table-cell table:style-name="ce5" table:formula="of:=[.G20]/8" office:value-type="float" office:value="-0.00329553923709211" calcext:value-type="float">
            <text:p>-0.0032955392</text:p>
          </table:table-cell>
          <table:table-cell table:style-name="ce5" table:formula="of:=[.H20]/8" office:value-type="float" office:value="-0.000407106807759156" calcext:value-type="float">
            <text:p>-0.0004071068</text:p>
          </table:table-cell>
          <table:table-cell table:number-columns-repeated="5"/>
          <table:table-cell table:style-name="ce3" table:formula="of:=[.C21]" office:value-type="float" office:value="-0.137015565762577" calcext:value-type="float">
            <text:p>-0.1370155658</text:p>
          </table:table-cell>
          <table:table-cell table:style-name="ce16" office:value-type="string" calcext:value-type="string">
            <text:p>SSB:</text:p>
          </table:table-cell>
          <table:table-cell table:style-name="ce18" table:formula="of:=8*3*[.C21]*[.C21]" office:value-type="float" office:value="0.450558366269735" calcext:value-type="float">
            <text:p>0.4505583663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1]/[.P28]" office:value-type="percentage" office:value="0.449711101768563" calcext:value-type="percentage">
            <text:p>44.97%</text:p>
          </table:table-cell>
          <table:table-cell table:style-name="ce3"/>
          <table:table-cell table:style-name="ce22" table:formula="of:=[.S19]/SQRT(8*3)" office:value-type="float" office:value="0.00176453910517312" calcext:value-type="float">
            <text:p>0.0017645391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1]-[.T21]*[.U21]" office:value-type="float" office:value="-0.140096451040209" calcext:value-type="float">
            <text:p>-0.140096451</text:p>
          </table:table-cell>
          <table:table-cell table:style-name="ce23" table:formula="of:=[.N21]+[.T21]*[.U21]" office:value-type="float" office:value="-0.133934680484944" calcext:value-type="float">
            <text:p>-0.1339346805</text:p>
          </table:table-cell>
        </table:table-row>
        <table:table-row table:style-name="ro1">
          <table:table-cell table:number-columns-repeated="13"/>
          <table:table-cell table:style-name="ce3" table:formula="of:=[.D21]" office:value-type="float" office:value="-0.150171080448289" calcext:value-type="float">
            <text:p>-0.1501710804</text:p>
          </table:table-cell>
          <table:table-cell table:style-name="ce16" office:value-type="string" calcext:value-type="string">
            <text:p>SSC:</text:p>
          </table:table-cell>
          <table:table-cell table:style-name="ce18" table:formula="of:=8*3*[.D21]*[.D21]" office:value-type="float" office:value="0.541232481672159" calcext:value-type="float">
            <text:p>0.5412324817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2]/[.P28]" office:value-type="percentage" office:value="0.540214706611408" calcext:value-type="percentage">
            <text:p>54.02%</text:p>
          </table:table-cell>
          <table:table-cell table:style-name="ce3"/>
          <table:table-cell table:style-name="ce22" table:formula="of:=[.S19]/SQRT(8*3)" office:value-type="float" office:value="0.00176453910517312" calcext:value-type="float">
            <text:p>0.0017645391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2]-[.T22]*[.U22]" office:value-type="float" office:value="-0.153251965725922" calcext:value-type="float">
            <text:p>-0.1532519657</text:p>
          </table:table-cell>
          <table:table-cell table:style-name="ce23" table:formula="of:=[.N22]+[.T22]*[.U22]" office:value-type="float" office:value="-0.147090195170657" calcext:value-type="float">
            <text:p>-0.1470901952</text:p>
          </table:table-cell>
        </table:table-row>
        <table:table-row table:style-name="ro1">
          <table:table-cell table:formula="of:=10^[.A21]" office:value-type="float" office:value="29.4504499750912" calcext:value-type="float">
            <text:p>29.4504499751</text:p>
          </table:table-cell>
          <table:table-cell table:number-columns-repeated="12"/>
          <table:table-cell table:style-name="ce3" table:formula="of:=[.E21]" office:value-type="float" office:value="-0.00226665066749654" calcext:value-type="float">
            <text:p>-0.0022666507</text:p>
          </table:table-cell>
          <table:table-cell table:style-name="ce16" office:value-type="string" calcext:value-type="string">
            <text:p>SSAB:</text:p>
          </table:table-cell>
          <table:table-cell table:style-name="ce18" table:formula="of:=8*3*[.E21]*[.E21]" office:value-type="float" office:value="0.0001233049259631" calcext:value-type="float">
            <text:p>0.0001233049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3]/[.P28]" office:value-type="percentage" office:value="0.000123073053925182" calcext:value-type="percentage">
            <text:p>0.01%</text:p>
          </table:table-cell>
          <table:table-cell table:style-name="ce3"/>
          <table:table-cell table:style-name="ce22" table:formula="of:=[.S19]/SQRT(8*3)" office:value-type="float" office:value="0.00176453910517312" calcext:value-type="float">
            <text:p>0.0017645391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3]-[.T23]*[.U23]" office:value-type="float" office:value="-0.0053475359451288" calcext:value-type="float">
            <text:p>-0.0053475359</text:p>
          </table:table-cell>
          <table:table-cell table:style-name="ce23" table:formula="of:=[.N23]+[.T23]*[.U23]" office:value-type="float" office:value="0.000814234610135721" calcext:value-type="float">
            <text:p>0.0008142346</text:p>
          </table:table-cell>
        </table:table-row>
        <table:table-row table:style-name="ro1">
          <table:table-cell table:number-columns-repeated="13"/>
          <table:table-cell table:style-name="ce3" table:formula="of:=[.F21]" office:value-type="float" office:value="0.00943230246136026" calcext:value-type="float">
            <text:p>0.0094323025</text:p>
          </table:table-cell>
          <table:table-cell table:style-name="ce16" office:value-type="string" calcext:value-type="string">
            <text:p>SSAC:</text:p>
          </table:table-cell>
          <table:table-cell table:style-name="ce18" table:formula="of:=8*3*[.F21]*[.F21]" office:value-type="float" office:value="0.00213523991334199" calcext:value-type="float">
            <text:p>0.0021352399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4]/[.P28]" office:value-type="percentage" office:value="0.00213122464447674" calcext:value-type="percentage">
            <text:p>0.21%</text:p>
          </table:table-cell>
          <table:table-cell table:style-name="ce3"/>
          <table:table-cell table:style-name="ce22" table:formula="of:=[.S19]/SQRT(8*3)" office:value-type="float" office:value="0.00176453910517312" calcext:value-type="float">
            <text:p>0.0017645391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4]-[.T24]*[.U24]" office:value-type="float" office:value="0.006351417183728" calcext:value-type="float">
            <text:p>0.0063514172</text:p>
          </table:table-cell>
          <table:table-cell table:style-name="ce23" table:formula="of:=[.N24]+[.T24]*[.U24]" office:value-type="float" office:value="0.0125131877389925" calcext:value-type="float">
            <text:p>0.0125131877</text:p>
          </table:table-cell>
        </table:table-row>
        <table:table-row table:style-name="ro1">
          <table:table-cell table:number-columns-repeated="13"/>
          <table:table-cell table:style-name="ce3" table:formula="of:=[.G21]" office:value-type="float" office:value="-0.00329553923709211" calcext:value-type="float">
            <text:p>-0.0032955392</text:p>
          </table:table-cell>
          <table:table-cell table:style-name="ce16" office:value-type="string" calcext:value-type="string">
            <text:p>SSBC:</text:p>
          </table:table-cell>
          <table:table-cell table:style-name="ce18" table:formula="of:=8*3*[.G21]*[.G21]" office:value-type="float" office:value="0.000260653892717127" calcext:value-type="float">
            <text:p>0.0002606539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5]/[.P28]" office:value-type="percentage" office:value="0.000260163739150077" calcext:value-type="percentage">
            <text:p>0.03%</text:p>
          </table:table-cell>
          <table:table-cell table:style-name="ce3"/>
          <table:table-cell table:style-name="ce22" table:formula="of:=[.S19]/SQRT(8*3)" office:value-type="float" office:value="0.00176453910517312" calcext:value-type="float">
            <text:p>0.0017645391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5]-[.T25]*[.U25]" office:value-type="float" office:value="-0.00637642451472437" calcext:value-type="float">
            <text:p>-0.0063764245</text:p>
          </table:table-cell>
          <table:table-cell table:style-name="ce23" table:formula="of:=[.N25]+[.T25]*[.U25]" office:value-type="float" office:value="-0.00021465395945985" calcext:value-type="float">
            <text:p>-0.000214654</text:p>
          </table:table-cell>
        </table:table-row>
        <table:table-row table:style-name="ro1">
          <table:table-cell table:number-columns-repeated="13"/>
          <table:table-cell table:formula="of:=[.H21]" office:value-type="float" office:value="-0.000407106807759156" calcext:value-type="float">
            <text:p>-0.0004071068</text:p>
          </table:table-cell>
          <table:table-cell table:style-name="ce16" office:value-type="string" calcext:value-type="string">
            <text:p>SSABC:</text:p>
          </table:table-cell>
          <table:table-cell table:style-name="ce18" table:formula="of:=8*3*[.H21]*[.H21]" office:value-type="float" office:value="0.0000039776628701724" calcext:value-type="float">
            <text:p>3.9776628701724E-06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6]/[.P28]" office:value-type="percentage" office:value="0.00000397018296790041" calcext:value-type="percentage">
            <text:p>0.00%</text:p>
          </table:table-cell>
          <table:table-cell table:style-name="ce3"/>
          <table:table-cell table:style-name="ce22" table:formula="of:=[.S19]/SQRT(8*3)" office:value-type="float" office:value="0.00176453910517312" calcext:value-type="float">
            <text:p>0.0017645391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6]-[.T26]*[.U26]" office:value-type="float" office:value="-0.00348799208539142" calcext:value-type="float">
            <text:p>-0.0034879921</text:p>
          </table:table-cell>
          <table:table-cell table:style-name="ce23" table:formula="of:=[.N26]+[.T26]*[.U26]" office:value-type="float" office:value="0.0026737784698731" calcext:value-type="float">
            <text:p>0.0026737785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14"/>
          <table:table-cell table:style-name="ce17" office:value-type="string" calcext:value-type="string">
            <text:p>SST:</text:p>
          </table:table-cell>
          <table:table-cell table:style-name="ce19" table:formula="of:=SUM([.P19:.P26])" office:value-type="float" office:value="1.00188401953574" calcext:value-type="float">
            <text:p>1.001884019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55.96" calcext:value-type="float">
            <text:p>55.96</text:p>
          </table:table-cell>
          <table:table-cell office:value-type="float" office:value="55.8883333333" calcext:value-type="float">
            <text:p>55.8883333333</text:p>
          </table:table-cell>
          <table:table-cell office:value-type="float" office:value="54.6483333333" calcext:value-type="float">
            <text:p>54.6483333333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26.7166666667" calcext:value-type="float">
            <text:p>26.7166666667</text:p>
          </table:table-cell>
          <table:table-cell office:value-type="float" office:value="26.47" calcext:value-type="float">
            <text:p>26.47</text:p>
          </table:table-cell>
          <table:table-cell office:value-type="float" office:value="27.73" calcext:value-type="float">
            <text:p>27.73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29.7533333333" calcext:value-type="float">
            <text:p>29.7533333333</text:p>
          </table:table-cell>
          <table:table-cell office:value-type="float" office:value="30.5" calcext:value-type="float">
            <text:p>30.5</text:p>
          </table:table-cell>
          <table:table-cell office:value-type="float" office:value="30.4633333333" calcext:value-type="float">
            <text:p>30.4633333333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14.705" calcext:value-type="float">
            <text:p>14.705</text:p>
          </table:table-cell>
          <table:table-cell office:value-type="float" office:value="14.1833333333" calcext:value-type="float">
            <text:p>14.1833333333</text:p>
          </table:table-cell>
          <table:table-cell office:value-type="float" office:value="14.0416666667" calcext:value-type="float">
            <text:p>14.0416666667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57.9433333333" calcext:value-type="float">
            <text:p>57.9433333333</text:p>
          </table:table-cell>
          <table:table-cell office:value-type="float" office:value="57.9133333333" calcext:value-type="float">
            <text:p>57.9133333333</text:p>
          </table:table-cell>
          <table:table-cell office:value-type="float" office:value="57.4566666667" calcext:value-type="float">
            <text:p>57.4566666667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30.0983333333" calcext:value-type="float">
            <text:p>30.0983333333</text:p>
          </table:table-cell>
          <table:table-cell office:value-type="float" office:value="31.6066666667" calcext:value-type="float">
            <text:p>31.6066666667</text:p>
          </table:table-cell>
          <table:table-cell office:value-type="float" office:value="30.52" calcext:value-type="float">
            <text:p>30.52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31.2" calcext:value-type="float">
            <text:p>31.2</text:p>
          </table:table-cell>
          <table:table-cell office:value-type="float" office:value="30.965" calcext:value-type="float">
            <text:p>30.965</text:p>
          </table:table-cell>
          <table:table-cell office:value-type="float" office:value="30.6633333333" calcext:value-type="float">
            <text:p>30.6633333333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15.4866666667" calcext:value-type="float">
            <text:p>15.4866666667</text:p>
          </table:table-cell>
          <table:table-cell office:value-type="float" office:value="16.4183333333" calcext:value-type="float">
            <text:p>16.4183333333</text:p>
          </table:table-cell>
          <table:table-cell office:value-type="float" office:value="15.8383333333" calcext:value-type="float">
            <text:p>15.8383333333</text:p>
          </table:table-cell>
          <table:table-cell table:number-columns-repeated="12"/>
        </table:table-row>
      </table:table>
      <table:table table:name="50-50 throughpu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HROUGHPUT FOR GET ONLY</text:p>
          </table:table-cell>
          <table:covered-table-cell table:number-columns-repeated="2"/>
          <table:table-cell table:number-columns-repeated="20"/>
        </table:table-row>
        <table:table-row table:style-name="ro1">
          <table:table-cell table:style-name="ce1"/>
          <table:table-cell table:number-columns-repeated="22"/>
        </table:table-row>
        <table:table-row table:style-name="ro1"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number-columns-repeated="19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9"/>
        </table:table-row>
        <table:table-row table:style-name="ro1" table:number-rows-repeated="2">
          <table:table-cell table:style-name="ce1"/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8"/>
          <table:table-cell table:style-name="ce7"/>
          <table:table-cell table:number-columns-repeated="14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6" office:value-type="string" calcext:value-type="string">
            <text:p>A: servers</text:p>
          </table:table-cell>
          <table:table-cell table:style-name="ce6" office:value-type="string" calcext:value-type="string">
            <text:p>B: middlewares</text:p>
          </table:table-cell>
          <table:table-cell table:style-name="ce6" office:value-type="string" calcext:value-type="string">
            <text:p>C: workers</text:p>
          </table:table-cell>
          <table:table-cell table:style-name="ce6" office:value-type="string" calcext:value-type="string">
            <text:p>AB</text:p>
          </table:table-cell>
          <table:table-cell table:style-name="ce6" office:value-type="string" calcext:value-type="string">
            <text:p>AC</text:p>
          </table:table-cell>
          <table:table-cell table:style-name="ce6" office:value-type="string" calcext:value-type="string">
            <text:p>BC</text:p>
          </table:table-cell>
          <table:table-cell table:style-name="ce6" office:value-type="string" calcext:value-type="string">
            <text:p>ABC</text:p>
          </table:table-cell>
          <table:table-cell table:style-name="ce8" office:value-type="string" calcext:value-type="string">
            <text:p>rep1</text:p>
          </table:table-cell>
          <table:table-cell table:style-name="ce8" office:value-type="string" calcext:value-type="string">
            <text:p>rep2</text:p>
          </table:table-cell>
          <table:table-cell table:style-name="ce8" office:value-type="string" calcext:value-type="string">
            <text:p>rep3</text:p>
          </table:table-cell>
          <table:table-cell table:style-name="ce10" office:value-type="string" calcext:value-type="string">
            <text:p>mean y</text:p>
          </table:table-cell>
          <table:table-cell table:style-name="ce12" office:value-type="string" calcext:value-type="string">
            <text:p>estimated y</text:p>
          </table:table-cell>
          <table:table-cell table:style-name="ce14" office:value-type="string" calcext:value-type="string">
            <text:p>(y_e – rep1)^2</text:p>
          </table:table-cell>
          <table:table-cell table:style-name="ce14" office:value-type="string" calcext:value-type="string">
            <text:p>(y_e – rep2)^2</text:p>
          </table:table-cell>
          <table:table-cell table:style-name="ce14" office:value-type="string" calcext:value-type="string">
            <text:p>(y_e – rep3)^2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table:formula="of:=[.B11]*[.C11]" office:value-type="float" office:value="1" calcext:value-type="float">
            <text:p>1</text:p>
          </table:table-cell>
          <table:table-cell table:style-name="ce3" table:formula="of:=[.B11]*[.D11]" office:value-type="float" office:value="1" calcext:value-type="float">
            <text:p>1</text:p>
          </table:table-cell>
          <table:table-cell table:style-name="ce3" table:formula="of:=[.C11]*[.D11]" office:value-type="float" office:value="1" calcext:value-type="float">
            <text:p>1</text:p>
          </table:table-cell>
          <table:table-cell table:style-name="ce3" table:formula="of:=[.B11]*[.C11]*[.D11]" office:value-type="float" office:value="-1" calcext:value-type="float">
            <text:p>-1</text:p>
          </table:table-cell>
          <table:table-cell table:formula="of:=LOG([.I29];10)" office:value-type="float" office:value="3.62531039268911" calcext:value-type="float">
            <text:p>3.6253103927</text:p>
          </table:table-cell>
          <table:table-cell table:formula="of:=LOG([.J29];10)" office:value-type="float" office:value="3.61731702981499" calcext:value-type="float">
            <text:p>3.6173170298</text:p>
          </table:table-cell>
          <table:table-cell table:formula="of:=LOG([.K29];10)" office:value-type="float" office:value="3.63519915048816" calcext:value-type="float">
            <text:p>3.6351991505</text:p>
          </table:table-cell>
          <table:table-cell table:style-name="ce11" table:formula="of:=AVERAGE([.I11:.K11])" office:value-type="float" office:value="3.62594219099742" calcext:value-type="float">
            <text:p>3.625942191</text:p>
          </table:table-cell>
          <table:table-cell table:style-name="ce13" table:formula="of:=[.A21]+[.B11]*[.B21]+[.C11]*[.C21]+[.D11]*[.D21]+[.E11]*[.E21]+[.F11]*[.F21]+[.G11]*[.G21]+[.H11]*[.H21]" office:value-type="float" office:value="3.62594219099742" calcext:value-type="float">
            <text:p>3.625942191</text:p>
          </table:table-cell>
          <table:table-cell table:style-name="ce15" table:formula="of:=([.M11]-[.I11])^2" office:value-type="float" office:value="0.000000399169102384437" calcext:value-type="float">
            <text:p>3.99169102384437E-07</text:p>
          </table:table-cell>
          <table:table-cell table:style-name="ce15" table:formula="of:=([.M11]-[.J11])^2" office:value-type="float" office:value="0.0000743934054228965" calcext:value-type="float">
            <text:p>7.43934054228965E-05</text:p>
          </table:table-cell>
          <table:table-cell table:style-name="ce15" table:formula="of:=([.M11]-[.K11])^2" office:value-type="float" office:value="0.0000856912990131831" calcext:value-type="float">
            <text:p>8.56912990131831E-05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12]*[.C12]" office:value-type="float" office:value="1" calcext:value-type="float">
            <text:p>1</text:p>
          </table:table-cell>
          <table:table-cell table:style-name="ce3" table:formula="of:=[.B12]*[.D12]" office:value-type="float" office:value="-1" calcext:value-type="float">
            <text:p>-1</text:p>
          </table:table-cell>
          <table:table-cell table:style-name="ce3" table:formula="of:=[.C12]*[.D12]" office:value-type="float" office:value="-1" calcext:value-type="float">
            <text:p>-1</text:p>
          </table:table-cell>
          <table:table-cell table:style-name="ce3" table:formula="of:=[.B12]*[.C12]*[.D12]" office:value-type="float" office:value="1" calcext:value-type="float">
            <text:p>1</text:p>
          </table:table-cell>
          <table:table-cell table:formula="of:=LOG([.I30];10)" office:value-type="float" office:value="3.91962401831038" calcext:value-type="float">
            <text:p>3.9196240183</text:p>
          </table:table-cell>
          <table:table-cell table:formula="of:=LOG([.J30];10)" office:value-type="float" office:value="3.89073782081994" calcext:value-type="float">
            <text:p>3.8907378208</text:p>
          </table:table-cell>
          <table:table-cell table:formula="of:=LOG([.K30];10)" office:value-type="float" office:value="3.92461676716114" calcext:value-type="float">
            <text:p>3.9246167672</text:p>
          </table:table-cell>
          <table:table-cell table:style-name="ce11" table:formula="of:=AVERAGE([.I12:.K12])" office:value-type="float" office:value="3.91165953543049" calcext:value-type="float">
            <text:p>3.9116595354</text:p>
          </table:table-cell>
          <table:table-cell table:style-name="ce13" table:formula="of:=[.A21]+[.B12]*[.B21]+[.C12]*[.C21]+[.D12]*[.D21]+[.E12]*[.E21]+[.F12]*[.F21]+[.G12]*[.G21]+[.H12]*[.H21]" office:value-type="float" office:value="3.91165953543049" calcext:value-type="float">
            <text:p>3.9116595354</text:p>
          </table:table-cell>
          <table:table-cell table:style-name="ce15" table:formula="of:=([.M12]-[.I12])^2" office:value-type="float" office:value="0.0000634329875440988" calcext:value-type="float">
            <text:p>0.000063433</text:p>
          </table:table-cell>
          <table:table-cell table:style-name="ce15" table:formula="of:=([.M12]-[.J12])^2" office:value-type="float" office:value="0.000437718142244996" calcext:value-type="float">
            <text:p>0.0004377181</text:p>
          </table:table-cell>
          <table:table-cell table:style-name="ce15" table:formula="of:=([.M12]-[.K12])^2" office:value-type="float" office:value="0.000167889854121783" calcext:value-type="float">
            <text:p>0.0001678899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formula="of:=[.B13]*[.C13]" office:value-type="float" office:value="-1" calcext:value-type="float">
            <text:p>-1</text:p>
          </table:table-cell>
          <table:table-cell table:style-name="ce3" table:formula="of:=[.B13]*[.D13]" office:value-type="float" office:value="1" calcext:value-type="float">
            <text:p>1</text:p>
          </table:table-cell>
          <table:table-cell table:style-name="ce3" table:formula="of:=[.C13]*[.D13]" office:value-type="float" office:value="-1" calcext:value-type="float">
            <text:p>-1</text:p>
          </table:table-cell>
          <table:table-cell table:style-name="ce3" table:formula="of:=[.B13]*[.C13]*[.D13]" office:value-type="float" office:value="1" calcext:value-type="float">
            <text:p>1</text:p>
          </table:table-cell>
          <table:table-cell table:formula="of:=LOG([.I31];10)" office:value-type="float" office:value="3.90454947566566" calcext:value-type="float">
            <text:p>3.9045494757</text:p>
          </table:table-cell>
          <table:table-cell table:formula="of:=LOG([.J31];10)" office:value-type="float" office:value="3.89982597209645" calcext:value-type="float">
            <text:p>3.8998259721</text:p>
          </table:table-cell>
          <table:table-cell table:formula="of:=LOG([.K31];10)" office:value-type="float" office:value="3.89904968448393" calcext:value-type="float">
            <text:p>3.8990496845</text:p>
          </table:table-cell>
          <table:table-cell table:style-name="ce11" table:formula="of:=AVERAGE([.I13:.K13])" office:value-type="float" office:value="3.90114171074868" calcext:value-type="float">
            <text:p>3.9011417107</text:p>
          </table:table-cell>
          <table:table-cell table:style-name="ce13" table:formula="of:=[.A21]+[.B13]*[.B21]+[.C13]*[.C21]+[.D13]*[.D21]+[.E13]*[.E21]+[.F13]*[.F21]+[.G13]*[.G21]+[.H13]*[.H21]" office:value-type="float" office:value="3.90114171074868" calcext:value-type="float">
            <text:p>3.9011417107</text:p>
          </table:table-cell>
          <table:table-cell table:style-name="ce15" table:formula="of:=([.M13]-[.I13])^2" office:value-type="float" office:value="0.0000116128617293976" calcext:value-type="float">
            <text:p>1.16128617293976E-05</text:p>
          </table:table-cell>
          <table:table-cell table:style-name="ce15" table:formula="of:=([.M13]-[.J13])^2" office:value-type="float" office:value="0.00000173116820096384" calcext:value-type="float">
            <text:p>1.73116820096384E-06</text:p>
          </table:table-cell>
          <table:table-cell table:style-name="ce15" table:formula="of:=([.M13]-[.K13])^2" office:value-type="float" office:value="0.00000437657389242113" calcext:value-type="float">
            <text:p>4.37657389242113E-06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formula="of:=[.B14]*[.C14]" office:value-type="float" office:value="-1" calcext:value-type="float">
            <text:p>-1</text:p>
          </table:table-cell>
          <table:table-cell table:style-name="ce3" table:formula="of:=[.B14]*[.D14]" office:value-type="float" office:value="-1" calcext:value-type="float">
            <text:p>-1</text:p>
          </table:table-cell>
          <table:table-cell table:style-name="ce3" table:formula="of:=[.C14]*[.D14]" office:value-type="float" office:value="1" calcext:value-type="float">
            <text:p>1</text:p>
          </table:table-cell>
          <table:table-cell table:style-name="ce3" table:formula="of:=[.B14]*[.C14]*[.D14]" office:value-type="float" office:value="-1" calcext:value-type="float">
            <text:p>-1</text:p>
          </table:table-cell>
          <table:table-cell table:formula="of:=LOG([.I32];10)" office:value-type="float" office:value="4.21136032526275" calcext:value-type="float">
            <text:p>4.2113603253</text:p>
          </table:table-cell>
          <table:table-cell table:formula="of:=LOG([.J32];10)" office:value-type="float" office:value="4.22503284805287" calcext:value-type="float">
            <text:p>4.2250328481</text:p>
          </table:table-cell>
          <table:table-cell table:formula="of:=LOG([.K32];10)" office:value-type="float" office:value="4.20959382379761" calcext:value-type="float">
            <text:p>4.2095938238</text:p>
          </table:table-cell>
          <table:table-cell table:style-name="ce11" table:formula="of:=AVERAGE([.I14:.K14])" office:value-type="float" office:value="4.21532899903774" calcext:value-type="float">
            <text:p>4.215328999</text:p>
          </table:table-cell>
          <table:table-cell table:style-name="ce13" table:formula="of:=[.A21]+[.B14]*[.B21]+[.C14]*[.C21]+[.D14]*[.D21]+[.E14]*[.E21]+[.F14]*[.F21]+[.G14]*[.G21]+[.H14]*[.H21]" office:value-type="float" office:value="4.21532899903774" calcext:value-type="float">
            <text:p>4.215328999</text:p>
          </table:table-cell>
          <table:table-cell table:style-name="ce15" table:formula="of:=([.M14]-[.I14])^2" office:value-type="float" office:value="0.0000157503715323427" calcext:value-type="float">
            <text:p>1.57503715323427E-05</text:p>
          </table:table-cell>
          <table:table-cell table:style-name="ce15" table:formula="of:=([.M14]-[.J14])^2" office:value-type="float" office:value="0.000094164685708392" calcext:value-type="float">
            <text:p>9.4164685708392E-05</text:p>
          </table:table-cell>
          <table:table-cell table:style-name="ce15" table:formula="of:=([.M14]-[.K14])^2" office:value-type="float" office:value="0.0000328922350350156" calcext:value-type="float">
            <text:p>3.28922350350156E-05</text:p>
          </table:table-cell>
          <table:table-cell table:number-columns-repeated="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table:formula="of:=[.B15]*[.C15]" office:value-type="float" office:value="-1" calcext:value-type="float">
            <text:p>-1</text:p>
          </table:table-cell>
          <table:table-cell table:style-name="ce3" table:formula="of:=[.B15]*[.D15]" office:value-type="float" office:value="-1" calcext:value-type="float">
            <text:p>-1</text:p>
          </table:table-cell>
          <table:table-cell table:style-name="ce3" table:formula="of:=[.C15]*[.D15]" office:value-type="float" office:value="1" calcext:value-type="float">
            <text:p>1</text:p>
          </table:table-cell>
          <table:table-cell table:style-name="ce3" table:formula="of:=[.B15]*[.C15]*[.D15]" office:value-type="float" office:value="1" calcext:value-type="float">
            <text:p>1</text:p>
          </table:table-cell>
          <table:table-cell table:formula="of:=LOG([.I33];10)" office:value-type="float" office:value="3.59374781330085" calcext:value-type="float">
            <text:p>3.5937478133</text:p>
          </table:table-cell>
          <table:table-cell table:formula="of:=LOG([.J33];10)" office:value-type="float" office:value="3.56112643837721" calcext:value-type="float">
            <text:p>3.5611264384</text:p>
          </table:table-cell>
          <table:table-cell table:formula="of:=LOG([.K33];10)" office:value-type="float" office:value="3.59242992947531" calcext:value-type="float">
            <text:p>3.5924299295</text:p>
          </table:table-cell>
          <table:table-cell table:style-name="ce11" table:formula="of:=AVERAGE([.I15:.K15])" office:value-type="float" office:value="3.58243472705112" calcext:value-type="float">
            <text:p>3.5824347271</text:p>
          </table:table-cell>
          <table:table-cell table:style-name="ce13" table:formula="of:=[.A21]+[.B15]*[.B21]+[.C15]*[.C21]+[.D15]*[.D21]+[.E15]*[.E21]+[.F15]*[.F21]+[.G15]*[.G21]+[.H15]*[.H21]" office:value-type="float" office:value="3.58243472705112" calcext:value-type="float">
            <text:p>3.5824347271</text:p>
          </table:table-cell>
          <table:table-cell table:style-name="ce15" table:formula="of:=([.M15]-[.I15])^2" office:value-type="float" office:value="0.000127985920493768" calcext:value-type="float">
            <text:p>0.0001279859</text:p>
          </table:table-cell>
          <table:table-cell table:style-name="ce15" table:formula="of:=([.M15]-[.J15])^2" office:value-type="float" office:value="0.000454043166210813" calcext:value-type="float">
            <text:p>0.0004540432</text:p>
          </table:table-cell>
          <table:table-cell table:style-name="ce15" table:formula="of:=([.M15]-[.K15])^2" office:value-type="float" office:value="0.0000999040715004237" calcext:value-type="float">
            <text:p>9.99040715004237E-05</text:p>
          </table:table-cell>
          <table:table-cell table:number-columns-repeated="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16]*[.C16]" office:value-type="float" office:value="-1" calcext:value-type="float">
            <text:p>-1</text:p>
          </table:table-cell>
          <table:table-cell table:style-name="ce3" table:formula="of:=[.B16]*[.D16]" office:value-type="float" office:value="1" calcext:value-type="float">
            <text:p>1</text:p>
          </table:table-cell>
          <table:table-cell table:style-name="ce3" table:formula="of:=[.C16]*[.D16]" office:value-type="float" office:value="-1" calcext:value-type="float">
            <text:p>-1</text:p>
          </table:table-cell>
          <table:table-cell table:style-name="ce3" table:formula="of:=[.B16]*[.C16]*[.D16]" office:value-type="float" office:value="-1" calcext:value-type="float">
            <text:p>-1</text:p>
          </table:table-cell>
          <table:table-cell table:formula="of:=LOG([.I34];10)" office:value-type="float" office:value="3.88191564368071" calcext:value-type="float">
            <text:p>3.8819156437</text:p>
          </table:table-cell>
          <table:table-cell table:formula="of:=LOG([.J34];10)" office:value-type="float" office:value="3.87565728530541" calcext:value-type="float">
            <text:p>3.8756572853</text:p>
          </table:table-cell>
          <table:table-cell table:formula="of:=LOG([.K34];10)" office:value-type="float" office:value="3.8810266871529" calcext:value-type="float">
            <text:p>3.8810266872</text:p>
          </table:table-cell>
          <table:table-cell table:style-name="ce11" table:formula="of:=AVERAGE([.I16:.K16])" office:value-type="float" office:value="3.87953320537967" calcext:value-type="float">
            <text:p>3.8795332054</text:p>
          </table:table-cell>
          <table:table-cell table:style-name="ce13" table:formula="of:=[.A21]+[.B16]*[.B21]+[.C16]*[.C21]+[.D16]*[.D21]+[.E16]*[.E21]+[.F16]*[.F21]+[.G16]*[.G21]+[.H16]*[.H21]" office:value-type="float" office:value="3.87953320537968" calcext:value-type="float">
            <text:p>3.8795332054</text:p>
          </table:table-cell>
          <table:table-cell table:style-name="ce15" table:formula="of:=([.M16]-[.I16])^2" office:value-type="float" office:value="0.00000567601225822539" calcext:value-type="float">
            <text:p>0.000005676</text:p>
          </table:table-cell>
          <table:table-cell table:style-name="ce15" table:formula="of:=([.M16]-[.J16])^2" office:value-type="float" office:value="0.0000150227564220737" calcext:value-type="float">
            <text:p>1.50227564220737E-05</text:p>
          </table:table-cell>
          <table:table-cell table:style-name="ce15" table:formula="of:=([.M16]-[.K16])^2" office:value-type="float" office:value="0.00000223048780696674" calcext:value-type="float">
            <text:p>2.23048780696674E-06</text:p>
          </table:table-cell>
          <table:table-cell table:number-columns-repeated="7"/>
        </table:table-row>
        <table:table-row table:style-name="ro1"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formula="of:=[.B17]*[.C17]" office:value-type="float" office:value="1" calcext:value-type="float">
            <text:p>1</text:p>
          </table:table-cell>
          <table:table-cell table:style-name="ce3" table:formula="of:=[.B17]*[.D17]" office:value-type="float" office:value="-1" calcext:value-type="float">
            <text:p>-1</text:p>
          </table:table-cell>
          <table:table-cell table:style-name="ce3" table:formula="of:=[.C17]*[.D17]" office:value-type="float" office:value="-1" calcext:value-type="float">
            <text:p>-1</text:p>
          </table:table-cell>
          <table:table-cell table:style-name="ce3" table:formula="of:=[.B17]*[.C17]*[.D17]" office:value-type="float" office:value="-1" calcext:value-type="float">
            <text:p>-1</text:p>
          </table:table-cell>
          <table:table-cell table:formula="of:=LOG([.I35];10)" office:value-type="float" office:value="3.87470673442697" calcext:value-type="float">
            <text:p>3.8747067344</text:p>
          </table:table-cell>
          <table:table-cell table:formula="of:=LOG([.J35];10)" office:value-type="float" office:value="3.89012468081648" calcext:value-type="float">
            <text:p>3.8901246808</text:p>
          </table:table-cell>
          <table:table-cell table:formula="of:=LOG([.K35];10)" office:value-type="float" office:value="3.88340021221378" calcext:value-type="float">
            <text:p>3.8834002122</text:p>
          </table:table-cell>
          <table:table-cell table:style-name="ce11" table:formula="of:=AVERAGE([.I17:.K17])" office:value-type="float" office:value="3.88274387581908" calcext:value-type="float">
            <text:p>3.8827438758</text:p>
          </table:table-cell>
          <table:table-cell table:style-name="ce13" table:formula="of:=[.A21]+[.B17]*[.B21]+[.C17]*[.C21]+[.D17]*[.D21]+[.E17]*[.E21]+[.F17]*[.F21]+[.G17]*[.G21]+[.H17]*[.H21]" office:value-type="float" office:value="3.88274387581908" calcext:value-type="float">
            <text:p>3.8827438758</text:p>
          </table:table-cell>
          <table:table-cell table:style-name="ce15" table:formula="of:=([.M17]-[.I17])^2" office:value-type="float" office:value="0.0000645956417567444" calcext:value-type="float">
            <text:p>6.45956417567444E-05</text:p>
          </table:table-cell>
          <table:table-cell table:style-name="ce15" table:formula="of:=([.M17]-[.J17])^2" office:value-type="float" office:value="0.0000544762824096811" calcext:value-type="float">
            <text:p>5.44762824096811E-05</text:p>
          </table:table-cell>
          <table:table-cell table:style-name="ce15" table:formula="of:=([.M17]-[.K17])^2" office:value-type="float" office:value="0.000000430777463012862" calcext:value-type="float">
            <text:p>4.30777463012862E-07</text:p>
          </table:table-cell>
          <table:table-cell table:number-columns-repeated="7"/>
        </table:table-row>
        <table:table-row table:style-name="ro1">
          <table:table-cell table:number-columns-repeated="4" table:style-name="ce3" office:value-type="float" office:value="1" calcext:value-type="float">
            <text:p>1</text:p>
          </table:table-cell>
          <table:table-cell table:style-name="ce3" table:formula="of:=[.B18]*[.C18]" office:value-type="float" office:value="1" calcext:value-type="float">
            <text:p>1</text:p>
          </table:table-cell>
          <table:table-cell table:style-name="ce3" table:formula="of:=[.B18]*[.D18]" office:value-type="float" office:value="1" calcext:value-type="float">
            <text:p>1</text:p>
          </table:table-cell>
          <table:table-cell table:style-name="ce3" table:formula="of:=[.C18]*[.D18]" office:value-type="float" office:value="1" calcext:value-type="float">
            <text:p>1</text:p>
          </table:table-cell>
          <table:table-cell table:style-name="ce3" table:formula="of:=[.B18]*[.C18]*[.D18]" office:value-type="float" office:value="1" calcext:value-type="float">
            <text:p>1</text:p>
          </table:table-cell>
          <table:table-cell table:formula="of:=LOG([.I36];10)" office:value-type="float" office:value="4.18571323261366" calcext:value-type="float">
            <text:p>4.1857132326</text:p>
          </table:table-cell>
          <table:table-cell table:formula="of:=LOG([.J36];10)" office:value-type="float" office:value="4.17996979943532" calcext:value-type="float">
            <text:p>4.1799697994</text:p>
          </table:table-cell>
          <table:table-cell table:formula="of:=LOG([.K36];10)" office:value-type="float" office:value="4.18874545121134" calcext:value-type="float">
            <text:p>4.1887454512</text:p>
          </table:table-cell>
          <table:table-cell table:style-name="ce11" table:formula="of:=AVERAGE([.I18:.K18])" office:value-type="float" office:value="4.18480949442011" calcext:value-type="float">
            <text:p>4.1848094944</text:p>
          </table:table-cell>
          <table:table-cell table:style-name="ce13" table:formula="of:=[.A21]+[.B18]*[.B21]+[.C18]*[.C21]+[.D18]*[.D21]+[.E18]*[.E21]+[.F18]*[.F21]+[.G18]*[.G21]+[.H18]*[.H21]" office:value-type="float" office:value="4.18480949442011" calcext:value-type="float">
            <text:p>4.1848094944</text:p>
          </table:table-cell>
          <table:table-cell table:style-name="ce15" table:formula="of:=([.M18]-[.I18])^2" office:value-type="float" office:value="0.000000816742722480911" calcext:value-type="float">
            <text:p>8.16742722480911E-07</text:p>
          </table:table-cell>
          <table:table-cell table:style-name="ce15" table:formula="of:=([.M18]-[.J18])^2" office:value-type="float" office:value="0.000023422647545726" calcext:value-type="float">
            <text:p>2.3422647545726E-05</text:p>
          </table:table-cell>
          <table:table-cell table:style-name="ce15" table:formula="of:=([.M18]-[.K18])^2" office:value-type="float" office:value="0.0000154917558624544" calcext:value-type="float">
            <text:p>1.54917558624544E-05</text:p>
          </table:table-cell>
          <table:table-cell table:number-columns-repeated="2"/>
          <table:table-cell table:style-name="ce6" office:value-type="string" calcext:value-type="string">
            <text:p>deviation of errors</text:p>
          </table:table-cell>
          <table:table-cell table:style-name="ce21" office:value-type="string" calcext:value-type="string">
            <text:p>deviation of effects:</text:p>
          </table:table-cell>
          <table:table-cell table:style-name="ce10" office:value-type="string" calcext:value-type="string">
            <text:p>Degrees of freedom for 2^3(3-1) = 16</text:p>
          </table:table-cell>
          <table:table-cell table:style-name="ce8" office:value-type="string" calcext:value-type="string">
            <text:p>lower bound</text:p>
          </table:table-cell>
          <table:table-cell table:style-name="ce8" office:value-type="string" calcext:value-type="string">
            <text:p>upper bound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>
            <text:p>Effects:</text:p>
          </table:table-cell>
          <table:table-cell table:style-name="ce16" office:value-type="string" calcext:value-type="string">
            <text:p>SSE:</text:p>
          </table:table-cell>
          <table:table-cell table:style-name="ce18" table:formula="of:=SUM([.N11:.P18])" office:value-type="float" office:value="0.00185414901600025" calcext:value-type="float">
            <text:p>0.001854149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19]/[.P28]" office:value-type="percentage" office:value="0.00172667293146013" calcext:value-type="percentage">
            <text:p>0.17%</text:p>
          </table:table-cell>
          <table:table-cell table:style-name="ce3" table:formula="of:=SQRT([.P19]/(8*(3-1)))" office:value-type="float" office:value="0.0107649576636425" calcext:value-type="float">
            <text:p>0.0107649577</text:p>
          </table:table-cell>
          <table:table-cell table:style-name="ce22"/>
          <table:table-cell table:style-name="ce11"/>
          <table:table-cell table:style-name="ce23" table:number-columns-repeated="2"/>
        </table:table-row>
        <table:table-row table:style-name="ro1">
          <table:table-cell table:style-name="ce4" table:formula="of:=[.A11]*[.L11]+[.A12]*[.L12]+[.A13]*[.L13]+[.A14]*[.L14]+[.A15]*[.L15]+[.A16]*[.L16]+[.A17]*[.L17]+[.A18]*[.L18]" office:value-type="float" office:value="31.1835937388843" calcext:value-type="float">
            <text:p>31.1835937389</text:p>
          </table:table-cell>
          <table:table-cell table:style-name="ce4" table:formula="of:=[.B11]*[.L11]+[.B12]*[.L12]+[.B13]*[.L13]+[.B14]*[.L14]+[.B15]*[.L15]+[.B16]*[.L16]+[.B17]*[.L17]+[.B18]*[.L18]" office:value-type="float" office:value="-0.124551133544347" calcext:value-type="float">
            <text:p>-0.1245511335</text:p>
          </table:table-cell>
          <table:table-cell table:style-name="ce4" table:formula="of:=[.C11]*[.L11]+[.C12]*[.L12]+[.C13]*[.L13]+[.C14]*[.L14]+[.C15]*[.L15]+[.C16]*[.L16]+[.C17]*[.L17]+[.C18]*[.L18]" office:value-type="float" office:value="1.1844544211669" calcext:value-type="float">
            <text:p>1.1844544212</text:p>
          </table:table-cell>
          <table:table-cell table:style-name="ce4" table:formula="of:=[.D11]*[.L11]+[.D12]*[.L12]+[.D13]*[.L13]+[.D14]*[.L14]+[.D15]*[.L15]+[.D16]*[.L16]+[.D17]*[.L17]+[.D18]*[.L18]" office:value-type="float" office:value="1.19906872965171" calcext:value-type="float">
            <text:p>1.1990687297</text:p>
          </table:table-cell>
          <table:table-cell table:style-name="ce4" table:formula="of:=[.E11]*[.L11]+[.E12]*[.L12]+[.E13]*[.L13]+[.E14]*[.L14]+[.E15]*[.L15]+[.E16]*[.L16]+[.E17]*[.L17]+[.E18]*[.L18]" office:value-type="float" office:value="0.0267164544498684" calcext:value-type="float">
            <text:p>0.0267164544</text:p>
          </table:table-cell>
          <table:table-cell table:style-name="ce4" table:formula="of:=[.F11]*[.L11]+[.F12]*[.L12]+[.F13]*[.L13]+[.F14]*[.L14]+[.F15]*[.L15]+[.F16]*[.L16]+[.F17]*[.L17]+[.F18]*[.L18]" office:value-type="float" office:value="-0.000740535792545849" calcext:value-type="float">
            <text:p>-0.0007405358</text:p>
          </table:table-cell>
          <table:table-cell table:style-name="ce4" table:formula="of:=[.G11]*[.L11]+[.G12]*[.L12]+[.G13]*[.L13]+[.G14]*[.L14]+[.G15]*[.L15]+[.G16]*[.L16]+[.G17]*[.L17]+[.G18]*[.L18]" office:value-type="float" office:value="0.0334370841284706" calcext:value-type="float">
            <text:p>0.0334370841</text:p>
          </table:table-cell>
          <table:table-cell table:style-name="ce4" table:formula="of:=[.H11]*[.L11]+[.H12]*[.L12]+[.H13]*[.L13]+[.H14]*[.L14]+[.H15]*[.L15]+[.H16]*[.L16]+[.H17]*[.L17]+[.H18]*[.L18]" office:value-type="float" office:value="-0.0235028035835185" calcext:value-type="float">
            <text:p>-0.0235028036</text:p>
          </table:table-cell>
          <table:table-cell table:style-name="ce9" table:number-columns-repeated="4"/>
          <table:table-cell/>
          <table:table-cell table:style-name="ce3" table:formula="of:=[.B21]" office:value-type="float" office:value="-0.0155688916930434" calcext:value-type="float">
            <text:p>-0.0155688917</text:p>
          </table:table-cell>
          <table:table-cell table:style-name="ce16" office:value-type="string" calcext:value-type="string">
            <text:p>SSA:</text:p>
          </table:table-cell>
          <table:table-cell table:style-name="ce18" table:formula="of:=8*3*[.B21]*[.B21]" office:value-type="float" office:value="0.0058173693251932" calcext:value-type="float">
            <text:p>0.0058173693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0]/[.P28]" office:value-type="percentage" office:value="0.0054174147058503" calcext:value-type="percentage">
            <text:p>0.54%</text:p>
          </table:table-cell>
          <table:table-cell table:style-name="ce3"/>
          <table:table-cell table:style-name="ce22" table:formula="of:=[.S19]/SQRT(8*3)" office:value-type="float" office:value="0.00219738778154896" calcext:value-type="float">
            <text:p>0.0021973878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0]-[.T20]*[.U20]" office:value-type="float" office:value="-0.0194055307596279" calcext:value-type="float">
            <text:p>-0.0194055308</text:p>
          </table:table-cell>
          <table:table-cell table:style-name="ce23" table:formula="of:=[.N20]+[.T20]*[.U20]" office:value-type="float" office:value="-0.011732252626459" calcext:value-type="float">
            <text:p>-0.0117322526</text:p>
          </table:table-cell>
        </table:table-row>
        <table:table-row table:style-name="ro1">
          <table:table-cell table:style-name="ce5" table:formula="of:=[.A20]/8" office:value-type="float" office:value="3.89794921736054" calcext:value-type="float">
            <text:p>3.8979492174</text:p>
          </table:table-cell>
          <table:table-cell table:style-name="ce5" table:formula="of:=[.B20]/8" office:value-type="float" office:value="-0.0155688916930434" calcext:value-type="float">
            <text:p>-0.0155688917</text:p>
          </table:table-cell>
          <table:table-cell table:style-name="ce5" table:formula="of:=[.C20]/8" office:value-type="float" office:value="0.148056802645863" calcext:value-type="float">
            <text:p>0.1480568026</text:p>
          </table:table-cell>
          <table:table-cell table:style-name="ce5" table:formula="of:=[.D20]/8" office:value-type="float" office:value="0.149883591206464" calcext:value-type="float">
            <text:p>0.1498835912</text:p>
          </table:table-cell>
          <table:table-cell table:style-name="ce5" table:formula="of:=[.E20]/8" office:value-type="float" office:value="0.00333955680623355" calcext:value-type="float">
            <text:p>0.0033395568</text:p>
          </table:table-cell>
          <table:table-cell table:style-name="ce5" table:formula="of:=[.F20]/8" office:value-type="float" office:value="-0.0000925669740682311" calcext:value-type="float">
            <text:p>-0.000092567</text:p>
          </table:table-cell>
          <table:table-cell table:style-name="ce5" table:formula="of:=[.G20]/8" office:value-type="float" office:value="0.00417963551605882" calcext:value-type="float">
            <text:p>0.0041796355</text:p>
          </table:table-cell>
          <table:table-cell table:style-name="ce5" table:formula="of:=[.H20]/8" office:value-type="float" office:value="-0.00293785044793982" calcext:value-type="float">
            <text:p>-0.0029378504</text:p>
          </table:table-cell>
          <table:table-cell table:number-columns-repeated="5"/>
          <table:table-cell table:style-name="ce3" table:formula="of:=[.C21]" office:value-type="float" office:value="0.148056802645863" calcext:value-type="float">
            <text:p>0.1480568026</text:p>
          </table:table-cell>
          <table:table-cell table:style-name="ce16" office:value-type="string" calcext:value-type="string">
            <text:p>SSB:</text:p>
          </table:table-cell>
          <table:table-cell table:style-name="ce18" table:formula="of:=8*3*[.C21]*[.C21]" office:value-type="float" office:value="0.526099603433185" calcext:value-type="float">
            <text:p>0.5260996034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1]/[.P28]" office:value-type="percentage" office:value="0.48992930808743" calcext:value-type="percentage">
            <text:p>48.99%</text:p>
          </table:table-cell>
          <table:table-cell table:style-name="ce3"/>
          <table:table-cell table:style-name="ce22" table:formula="of:=[.S19]/SQRT(8*3)" office:value-type="float" office:value="0.00219738778154896" calcext:value-type="float">
            <text:p>0.0021973878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1]-[.T21]*[.U21]" office:value-type="float" office:value="0.144220163579279" calcext:value-type="float">
            <text:p>0.1442201636</text:p>
          </table:table-cell>
          <table:table-cell table:style-name="ce23" table:formula="of:=[.N21]+[.T21]*[.U21]" office:value-type="float" office:value="0.151893441712447" calcext:value-type="float">
            <text:p>0.1518934417</text:p>
          </table:table-cell>
        </table:table-row>
        <table:table-row table:style-name="ro1">
          <table:table-cell table:number-columns-repeated="13"/>
          <table:table-cell table:style-name="ce3" table:formula="of:=[.D21]" office:value-type="float" office:value="0.149883591206464" calcext:value-type="float">
            <text:p>0.1498835912</text:p>
          </table:table-cell>
          <table:table-cell table:style-name="ce16" office:value-type="string" calcext:value-type="string">
            <text:p>SSC:</text:p>
          </table:table-cell>
          <table:table-cell table:style-name="ce18" table:formula="of:=8*3*[.D21]*[.D21]" office:value-type="float" office:value="0.539162181910712" calcext:value-type="float">
            <text:p>0.5391621819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2]/[.P28]" office:value-type="percentage" office:value="0.502093810766333" calcext:value-type="percentage">
            <text:p>50.21%</text:p>
          </table:table-cell>
          <table:table-cell table:style-name="ce3"/>
          <table:table-cell table:style-name="ce22" table:formula="of:=[.S19]/SQRT(8*3)" office:value-type="float" office:value="0.00219738778154896" calcext:value-type="float">
            <text:p>0.0021973878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2]-[.T22]*[.U22]" office:value-type="float" office:value="0.146046952139879" calcext:value-type="float">
            <text:p>0.1460469521</text:p>
          </table:table-cell>
          <table:table-cell table:style-name="ce23" table:formula="of:=[.N22]+[.T22]*[.U22]" office:value-type="float" office:value="0.153720230273048" calcext:value-type="float">
            <text:p>0.1537202303</text:p>
          </table:table-cell>
        </table:table-row>
        <table:table-row table:style-name="ro1">
          <table:table-cell table:formula="of:=10^[.A21]" office:value-type="float" office:value="7905.86178286779" calcext:value-type="float">
            <text:p>7905.8617828678</text:p>
          </table:table-cell>
          <table:table-cell table:number-columns-repeated="12"/>
          <table:table-cell table:style-name="ce3" table:formula="of:=[.E21]" office:value-type="float" office:value="0.00333955680623355" calcext:value-type="float">
            <text:p>0.0033395568</text:p>
          </table:table-cell>
          <table:table-cell table:style-name="ce16" office:value-type="string" calcext:value-type="string">
            <text:p>SSAB:</text:p>
          </table:table-cell>
          <table:table-cell table:style-name="ce18" table:formula="of:=8*3*[.E21]*[.E21]" office:value-type="float" office:value="0.000267663351889459" calcext:value-type="float">
            <text:p>0.0002676634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3]/[.P28]" office:value-type="percentage" office:value="0.000249261014332278" calcext:value-type="percentage">
            <text:p>0.02%</text:p>
          </table:table-cell>
          <table:table-cell table:style-name="ce3"/>
          <table:table-cell table:style-name="ce22" table:formula="of:=[.S19]/SQRT(8*3)" office:value-type="float" office:value="0.00219738778154896" calcext:value-type="float">
            <text:p>0.0021973878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3]-[.T23]*[.U23]" office:value-type="float" office:value="-0.000497082260350931" calcext:value-type="float">
            <text:p>-0.0004970823</text:p>
          </table:table-cell>
          <table:table-cell table:style-name="ce23" table:formula="of:=[.N23]+[.T23]*[.U23]" office:value-type="float" office:value="0.00717619587281802" calcext:value-type="float">
            <text:p>0.0071761959</text:p>
          </table:table-cell>
        </table:table-row>
        <table:table-row table:style-name="ro1">
          <table:table-cell table:number-columns-repeated="13"/>
          <table:table-cell table:style-name="ce3" table:formula="of:=[.F21]" office:value-type="float" office:value="-0.0000925669740682311" calcext:value-type="float">
            <text:p>-0.000092567</text:p>
          </table:table-cell>
          <table:table-cell table:style-name="ce16" office:value-type="string" calcext:value-type="string">
            <text:p>SSAC:</text:p>
          </table:table-cell>
          <table:table-cell table:style-name="ce18" table:formula="of:=8*3*[.F21]*[.F21]" office:value-type="float" office:value="0.000000205647472515566" calcext:value-type="float">
            <text:p>2.05647472515566E-07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4]/[.P28]" office:value-type="percentage" office:value="0.000000191508838368238" calcext:value-type="percentage">
            <text:p>0.00%</text:p>
          </table:table-cell>
          <table:table-cell table:style-name="ce3"/>
          <table:table-cell table:style-name="ce22" table:formula="of:=[.S19]/SQRT(8*3)" office:value-type="float" office:value="0.00219738778154896" calcext:value-type="float">
            <text:p>0.0021973878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4]-[.T24]*[.U24]" office:value-type="float" office:value="-0.00392920604065271" calcext:value-type="float">
            <text:p>-0.003929206</text:p>
          </table:table-cell>
          <table:table-cell table:style-name="ce23" table:formula="of:=[.N24]+[.T24]*[.U24]" office:value-type="float" office:value="0.00374407209251625" calcext:value-type="float">
            <text:p>0.0037440721</text:p>
          </table:table-cell>
        </table:table-row>
        <table:table-row table:style-name="ro1">
          <table:table-cell table:number-columns-repeated="13"/>
          <table:table-cell table:style-name="ce3" table:formula="of:=[.G21]" office:value-type="float" office:value="0.00417963551605882" calcext:value-type="float">
            <text:p>0.0041796355</text:p>
          </table:table-cell>
          <table:table-cell table:style-name="ce16" office:value-type="string" calcext:value-type="string">
            <text:p>SSBC:</text:p>
          </table:table-cell>
          <table:table-cell table:style-name="ce18" table:formula="of:=8*3*[.G21]*[.G21]" office:value-type="float" office:value="0.000419264473130407" calcext:value-type="float">
            <text:p>0.0004192645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5]/[.P28]" office:value-type="percentage" office:value="0.000390439285424226" calcext:value-type="percentage">
            <text:p>0.04%</text:p>
          </table:table-cell>
          <table:table-cell table:style-name="ce3"/>
          <table:table-cell table:style-name="ce22" table:formula="of:=[.S19]/SQRT(8*3)" office:value-type="float" office:value="0.00219738778154896" calcext:value-type="float">
            <text:p>0.0021973878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5]-[.T25]*[.U25]" office:value-type="float" office:value="0.000342996449474345" calcext:value-type="float">
            <text:p>0.0003429964</text:p>
          </table:table-cell>
          <table:table-cell table:style-name="ce23" table:formula="of:=[.N25]+[.T25]*[.U25]" office:value-type="float" office:value="0.0080162745826433" calcext:value-type="float">
            <text:p>0.0080162746</text:p>
          </table:table-cell>
        </table:table-row>
        <table:table-row table:style-name="ro1">
          <table:table-cell table:number-columns-repeated="13"/>
          <table:table-cell table:formula="of:=[.H21]" office:value-type="float" office:value="-0.00293785044793982" calcext:value-type="float">
            <text:p>-0.0029378504</text:p>
          </table:table-cell>
          <table:table-cell table:style-name="ce16" office:value-type="string" calcext:value-type="string">
            <text:p>SSABC:</text:p>
          </table:table-cell>
          <table:table-cell table:style-name="ce18" table:formula="of:=8*3*[.H21]*[.H21]" office:value-type="float" office:value="0.000207143166107044" calcext:value-type="float">
            <text:p>0.0002071432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6]/[.P28]" office:value-type="percentage" office:value="0.000192901700331262" calcext:value-type="percentage">
            <text:p>0.02%</text:p>
          </table:table-cell>
          <table:table-cell table:style-name="ce3"/>
          <table:table-cell table:style-name="ce22" table:formula="of:=[.S19]/SQRT(8*3)" office:value-type="float" office:value="0.00219738778154896" calcext:value-type="float">
            <text:p>0.0021973878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6]-[.T26]*[.U26]" office:value-type="float" office:value="-0.00677448951452429" calcext:value-type="float">
            <text:p>-0.0067744895</text:p>
          </table:table-cell>
          <table:table-cell table:style-name="ce23" table:formula="of:=[.N26]+[.T26]*[.U26]" office:value-type="float" office:value="0.00089878861864466" calcext:value-type="float">
            <text:p>0.0008987886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14"/>
          <table:table-cell table:style-name="ce17" office:value-type="string" calcext:value-type="string">
            <text:p>SST:</text:p>
          </table:table-cell>
          <table:table-cell table:style-name="ce19" table:formula="of:=SUM([.P19:.P26])" office:value-type="float" office:value="1.07382758032369" calcext:value-type="float">
            <text:p>1.0738275803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4219.98" calcext:value-type="float">
            <text:p>4219.98</text:p>
          </table:table-cell>
          <table:table-cell office:value-type="float" office:value="4143.02" calcext:value-type="float">
            <text:p>4143.02</text:p>
          </table:table-cell>
          <table:table-cell office:value-type="float" office:value="4317.17" calcext:value-type="float">
            <text:p>4317.17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8310.44" calcext:value-type="float">
            <text:p>8310.44</text:p>
          </table:table-cell>
          <table:table-cell office:value-type="float" office:value="7775.67" calcext:value-type="float">
            <text:p>7775.67</text:p>
          </table:table-cell>
          <table:table-cell office:value-type="float" office:value="8406.53" calcext:value-type="float">
            <text:p>8406.53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8026.93" calcext:value-type="float">
            <text:p>8026.93</text:p>
          </table:table-cell>
          <table:table-cell office:value-type="float" office:value="7940.1" calcext:value-type="float">
            <text:p>7940.1</text:p>
          </table:table-cell>
          <table:table-cell office:value-type="float" office:value="7925.92" calcext:value-type="float">
            <text:p>7925.92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16268.98" calcext:value-type="float">
            <text:p>16268.98</text:p>
          </table:table-cell>
          <table:table-cell office:value-type="float" office:value="16789.31" calcext:value-type="float">
            <text:p>16789.31</text:p>
          </table:table-cell>
          <table:table-cell office:value-type="float" office:value="16202.94" calcext:value-type="float">
            <text:p>16202.94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3924.17" calcext:value-type="float">
            <text:p>3924.17</text:p>
          </table:table-cell>
          <table:table-cell office:value-type="float" office:value="3640.21" calcext:value-type="float">
            <text:p>3640.21</text:p>
          </table:table-cell>
          <table:table-cell office:value-type="float" office:value="3912.28" calcext:value-type="float">
            <text:p>3912.28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7619.31" calcext:value-type="float">
            <text:p>7619.31</text:p>
          </table:table-cell>
          <table:table-cell office:value-type="float" office:value="7510.3" calcext:value-type="float">
            <text:p>7510.3</text:p>
          </table:table-cell>
          <table:table-cell office:value-type="float" office:value="7603.73" calcext:value-type="float">
            <text:p>7603.73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7493.88" calcext:value-type="float">
            <text:p>7493.88</text:p>
          </table:table-cell>
          <table:table-cell office:value-type="float" office:value="7764.7" calcext:value-type="float">
            <text:p>7764.7</text:p>
          </table:table-cell>
          <table:table-cell office:value-type="float" office:value="7645.4" calcext:value-type="float">
            <text:p>7645.4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15336.04" calcext:value-type="float">
            <text:p>15336.04</text:p>
          </table:table-cell>
          <table:table-cell office:value-type="float" office:value="15134.56" calcext:value-type="float">
            <text:p>15134.56</text:p>
          </table:table-cell>
          <table:table-cell office:value-type="float" office:value="15443.49" calcext:value-type="float">
            <text:p>15443.49</text:p>
          </table:table-cell>
          <table:table-cell table:number-columns-repeated="12"/>
        </table:table-row>
      </table:table>
      <table:table table:name="50-50 response tim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HROUGHPUT FOR GET ONLY</text:p>
          </table:table-cell>
          <table:covered-table-cell table:number-columns-repeated="2"/>
          <table:table-cell table:number-columns-repeated="20"/>
        </table:table-row>
        <table:table-row table:style-name="ro1">
          <table:table-cell table:style-name="ce1"/>
          <table:table-cell table:number-columns-repeated="22"/>
        </table:table-row>
        <table:table-row table:style-name="ro1"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number-columns-repeated="19"/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9"/>
        </table:table-row>
        <table:table-row table:style-name="ro1" table:number-rows-repeated="2">
          <table:table-cell table:style-name="ce1"/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8"/>
          <table:table-cell table:style-name="ce7"/>
          <table:table-cell table:number-columns-repeated="14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6" office:value-type="string" calcext:value-type="string">
            <text:p>A: servers</text:p>
          </table:table-cell>
          <table:table-cell table:style-name="ce6" office:value-type="string" calcext:value-type="string">
            <text:p>B: middlewares</text:p>
          </table:table-cell>
          <table:table-cell table:style-name="ce6" office:value-type="string" calcext:value-type="string">
            <text:p>C: workers</text:p>
          </table:table-cell>
          <table:table-cell table:style-name="ce6" office:value-type="string" calcext:value-type="string">
            <text:p>AB</text:p>
          </table:table-cell>
          <table:table-cell table:style-name="ce6" office:value-type="string" calcext:value-type="string">
            <text:p>AC</text:p>
          </table:table-cell>
          <table:table-cell table:style-name="ce6" office:value-type="string" calcext:value-type="string">
            <text:p>BC</text:p>
          </table:table-cell>
          <table:table-cell table:style-name="ce6" office:value-type="string" calcext:value-type="string">
            <text:p>ABC</text:p>
          </table:table-cell>
          <table:table-cell table:style-name="ce8" office:value-type="string" calcext:value-type="string">
            <text:p>rep1</text:p>
          </table:table-cell>
          <table:table-cell table:style-name="ce8" office:value-type="string" calcext:value-type="string">
            <text:p>rep2</text:p>
          </table:table-cell>
          <table:table-cell table:style-name="ce8" office:value-type="string" calcext:value-type="string">
            <text:p>rep3</text:p>
          </table:table-cell>
          <table:table-cell table:style-name="ce10" office:value-type="string" calcext:value-type="string">
            <text:p>mean y</text:p>
          </table:table-cell>
          <table:table-cell table:style-name="ce12" office:value-type="string" calcext:value-type="string">
            <text:p>estimated y</text:p>
          </table:table-cell>
          <table:table-cell table:style-name="ce14" office:value-type="string" calcext:value-type="string">
            <text:p>(y_e – rep1)^2</text:p>
          </table:table-cell>
          <table:table-cell table:style-name="ce14" office:value-type="string" calcext:value-type="string">
            <text:p>(y_e – rep2)^2</text:p>
          </table:table-cell>
          <table:table-cell table:style-name="ce14" office:value-type="string" calcext:value-type="string">
            <text:p>(y_e – rep3)^2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table:formula="of:=[.B11]*[.C11]" office:value-type="float" office:value="1" calcext:value-type="float">
            <text:p>1</text:p>
          </table:table-cell>
          <table:table-cell table:style-name="ce3" table:formula="of:=[.B11]*[.D11]" office:value-type="float" office:value="1" calcext:value-type="float">
            <text:p>1</text:p>
          </table:table-cell>
          <table:table-cell table:style-name="ce3" table:formula="of:=[.C11]*[.D11]" office:value-type="float" office:value="1" calcext:value-type="float">
            <text:p>1</text:p>
          </table:table-cell>
          <table:table-cell table:style-name="ce3" table:formula="of:=[.B11]*[.C11]*[.D11]" office:value-type="float" office:value="-1" calcext:value-type="float">
            <text:p>-1</text:p>
          </table:table-cell>
          <table:table-cell table:formula="of:=LOG([.I29];10)" office:value-type="float" office:value="1.66197035280448" calcext:value-type="float">
            <text:p>1.6619703528</text:p>
          </table:table-cell>
          <table:table-cell table:formula="of:=LOG([.J29];10)" office:value-type="float" office:value="1.66208068584283" calcext:value-type="float">
            <text:p>1.6620806858</text:p>
          </table:table-cell>
          <table:table-cell table:formula="of:=LOG([.K29];10)" office:value-type="float" office:value="1.64847385603493" calcext:value-type="float">
            <text:p>1.648473856</text:p>
          </table:table-cell>
          <table:table-cell table:style-name="ce11" table:formula="of:=AVERAGE([.I11:.K11])" office:value-type="float" office:value="1.65750829822741" calcext:value-type="float">
            <text:p>1.6575082982</text:p>
          </table:table-cell>
          <table:table-cell table:style-name="ce13" table:formula="of:=[.A21]+[.B11]*[.B21]+[.C11]*[.C21]+[.D11]*[.D21]+[.E11]*[.E21]+[.F11]*[.F21]+[.G11]*[.G21]+[.H11]*[.H21]" office:value-type="float" office:value="1.65750829822741" calcext:value-type="float">
            <text:p>1.6575082982</text:p>
          </table:table-cell>
          <table:table-cell table:style-name="ce15" table:formula="of:=([.M11]-[.I11])^2" office:value-type="float" office:value="0.0000199099310486953" calcext:value-type="float">
            <text:p>1.99099310486953E-05</text:p>
          </table:table-cell>
          <table:table-cell table:style-name="ce15" table:formula="of:=([.M11]-[.J11])^2" office:value-type="float" office:value="0.00002090672850563" calcext:value-type="float">
            <text:p>2.090672850563E-05</text:p>
          </table:table-cell>
          <table:table-cell table:style-name="ce15" table:formula="of:=([.M11]-[.K11])^2" office:value-type="float" office:value="0.0000816211457293141" calcext:value-type="float">
            <text:p>8.16211457293141E-05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12]*[.C12]" office:value-type="float" office:value="1" calcext:value-type="float">
            <text:p>1</text:p>
          </table:table-cell>
          <table:table-cell table:style-name="ce3" table:formula="of:=[.B12]*[.D12]" office:value-type="float" office:value="-1" calcext:value-type="float">
            <text:p>-1</text:p>
          </table:table-cell>
          <table:table-cell table:style-name="ce3" table:formula="of:=[.C12]*[.D12]" office:value-type="float" office:value="-1" calcext:value-type="float">
            <text:p>-1</text:p>
          </table:table-cell>
          <table:table-cell table:style-name="ce3" table:formula="of:=[.B12]*[.C12]*[.D12]" office:value-type="float" office:value="1" calcext:value-type="float">
            <text:p>1</text:p>
          </table:table-cell>
          <table:table-cell table:formula="of:=LOG([.I30];10)" office:value-type="float" office:value="1.36351796658257" calcext:value-type="float">
            <text:p>1.3635179666</text:p>
          </table:table-cell>
          <table:table-cell table:formula="of:=LOG([.J30];10)" office:value-type="float" office:value="1.39243313155555" calcext:value-type="float">
            <text:p>1.3924331316</text:p>
          </table:table-cell>
          <table:table-cell table:formula="of:=LOG([.K30];10)" office:value-type="float" office:value="1.35853761528925" calcext:value-type="float">
            <text:p>1.3585376153</text:p>
          </table:table-cell>
          <table:table-cell table:style-name="ce11" table:formula="of:=AVERAGE([.I12:.K12])" office:value-type="float" office:value="1.37149623780912" calcext:value-type="float">
            <text:p>1.3714962378</text:p>
          </table:table-cell>
          <table:table-cell table:style-name="ce13" table:formula="of:=[.A21]+[.B12]*[.B21]+[.C12]*[.C21]+[.D12]*[.D21]+[.E12]*[.E21]+[.F12]*[.F21]+[.G12]*[.G21]+[.H12]*[.H21]" office:value-type="float" office:value="1.37149623780912" calcext:value-type="float">
            <text:p>1.3714962378</text:p>
          </table:table-cell>
          <table:table-cell table:style-name="ce15" table:formula="of:=([.M12]-[.I12])^2" office:value-type="float" office:value="0.0000636528117644901" calcext:value-type="float">
            <text:p>6.36528117644901E-05</text:p>
          </table:table-cell>
          <table:table-cell table:style-name="ce15" table:formula="of:=([.M12]-[.J12])^2" office:value-type="float" office:value="0.000438353519749236" calcext:value-type="float">
            <text:p>0.0004383535</text:p>
          </table:table-cell>
          <table:table-cell table:style-name="ce15" table:formula="of:=([.M12]-[.K12])^2" office:value-type="float" office:value="0.00016792589761256" calcext:value-type="float">
            <text:p>0.0001679259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formula="of:=[.B13]*[.C13]" office:value-type="float" office:value="-1" calcext:value-type="float">
            <text:p>-1</text:p>
          </table:table-cell>
          <table:table-cell table:style-name="ce3" table:formula="of:=[.B13]*[.D13]" office:value-type="float" office:value="1" calcext:value-type="float">
            <text:p>1</text:p>
          </table:table-cell>
          <table:table-cell table:style-name="ce3" table:formula="of:=[.C13]*[.D13]" office:value-type="float" office:value="-1" calcext:value-type="float">
            <text:p>-1</text:p>
          </table:table-cell>
          <table:table-cell table:style-name="ce3" table:formula="of:=[.B13]*[.C13]*[.D13]" office:value-type="float" office:value="1" calcext:value-type="float">
            <text:p>1</text:p>
          </table:table-cell>
          <table:table-cell table:formula="of:=LOG([.I31];10)" office:value-type="float" office:value="1.38090435312924" calcext:value-type="float">
            <text:p>1.3809043531</text:p>
          </table:table-cell>
          <table:table-cell table:formula="of:=LOG([.J31];10)" office:value-type="float" office:value="1.38548710924468" calcext:value-type="float">
            <text:p>1.3854871092</text:p>
          </table:table-cell>
          <table:table-cell table:formula="of:=LOG([.K31];10)" office:value-type="float" office:value="1.38638004592119" calcext:value-type="float">
            <text:p>1.3863800459</text:p>
          </table:table-cell>
          <table:table-cell table:style-name="ce11" table:formula="of:=AVERAGE([.I13:.K13])" office:value-type="float" office:value="1.38425716943171" calcext:value-type="float">
            <text:p>1.3842571694</text:p>
          </table:table-cell>
          <table:table-cell table:style-name="ce13" table:formula="of:=[.A21]+[.B13]*[.B21]+[.C13]*[.C21]+[.D13]*[.D21]+[.E13]*[.E21]+[.F13]*[.F21]+[.G13]*[.G21]+[.H13]*[.H21]" office:value-type="float" office:value="1.38425716943171" calcext:value-type="float">
            <text:p>1.3842571694</text:p>
          </table:table-cell>
          <table:table-cell table:style-name="ce15" table:formula="of:=([.M13]-[.I13])^2" office:value-type="float" office:value="0.0000112413771580719" calcext:value-type="float">
            <text:p>1.12413771580719E-05</text:p>
          </table:table-cell>
          <table:table-cell table:style-name="ce15" table:formula="of:=([.M13]-[.J13])^2" office:value-type="float" office:value="0.00000151275194354734" calcext:value-type="float">
            <text:p>1.51275194354734E-06</text:p>
          </table:table-cell>
          <table:table-cell table:style-name="ce15" table:formula="of:=([.M13]-[.K13])^2" office:value-type="float" office:value="0.00000450660458961642" calcext:value-type="float">
            <text:p>4.50660458961642E-06</text:p>
          </table:table-cell>
          <table:table-cell table:number-columns-repeated="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formula="of:=[.B14]*[.C14]" office:value-type="float" office:value="-1" calcext:value-type="float">
            <text:p>-1</text:p>
          </table:table-cell>
          <table:table-cell table:style-name="ce3" table:formula="of:=[.B14]*[.D14]" office:value-type="float" office:value="-1" calcext:value-type="float">
            <text:p>-1</text:p>
          </table:table-cell>
          <table:table-cell table:style-name="ce3" table:formula="of:=[.C14]*[.D14]" office:value-type="float" office:value="1" calcext:value-type="float">
            <text:p>1</text:p>
          </table:table-cell>
          <table:table-cell table:style-name="ce3" table:formula="of:=[.B14]*[.C14]*[.D14]" office:value-type="float" office:value="-1" calcext:value-type="float">
            <text:p>-1</text:p>
          </table:table-cell>
          <table:table-cell table:formula="of:=LOG([.I32];10)" office:value-type="float" office:value="1.07182066194398" calcext:value-type="float">
            <text:p>1.0718206619</text:p>
          </table:table-cell>
          <table:table-cell table:formula="of:=LOG([.J32];10)" office:value-type="float" office:value="1.05829946333778" calcext:value-type="float">
            <text:p>1.0582994633</text:p>
          </table:table-cell>
          <table:table-cell table:formula="of:=LOG([.K32];10)" office:value-type="float" office:value="1.07298474462793" calcext:value-type="float">
            <text:p>1.0729847446</text:p>
          </table:table-cell>
          <table:table-cell table:style-name="ce11" table:formula="of:=AVERAGE([.I14:.K14])" office:value-type="float" office:value="1.06770162330323" calcext:value-type="float">
            <text:p>1.0677016233</text:p>
          </table:table-cell>
          <table:table-cell table:style-name="ce13" table:formula="of:=[.A21]+[.B14]*[.B21]+[.C14]*[.C21]+[.D14]*[.D21]+[.E14]*[.E21]+[.F14]*[.F21]+[.G14]*[.G21]+[.H14]*[.H21]" office:value-type="float" office:value="1.06770162330323" calcext:value-type="float">
            <text:p>1.0677016233</text:p>
          </table:table-cell>
          <table:table-cell table:style-name="ce15" table:formula="of:=([.M14]-[.I14])^2" office:value-type="float" office:value="0.0000169664793239946" calcext:value-type="float">
            <text:p>1.69664793239946E-05</text:p>
          </table:table-cell>
          <table:table-cell table:style-name="ce15" table:formula="of:=([.M14]-[.J14])^2" office:value-type="float" office:value="0.0000884006120159549" calcext:value-type="float">
            <text:p>8.84006120159549E-05</text:p>
          </table:table-cell>
          <table:table-cell table:style-name="ce15" table:formula="of:=([.M14]-[.K14])^2" office:value-type="float" office:value="0.0000279113709315139" calcext:value-type="float">
            <text:p>2.79113709315139E-05</text:p>
          </table:table-cell>
          <table:table-cell table:number-columns-repeated="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table:formula="of:=[.B15]*[.C15]" office:value-type="float" office:value="-1" calcext:value-type="float">
            <text:p>-1</text:p>
          </table:table-cell>
          <table:table-cell table:style-name="ce3" table:formula="of:=[.B15]*[.D15]" office:value-type="float" office:value="-1" calcext:value-type="float">
            <text:p>-1</text:p>
          </table:table-cell>
          <table:table-cell table:style-name="ce3" table:formula="of:=[.C15]*[.D15]" office:value-type="float" office:value="1" calcext:value-type="float">
            <text:p>1</text:p>
          </table:table-cell>
          <table:table-cell table:style-name="ce3" table:formula="of:=[.B15]*[.C15]*[.D15]" office:value-type="float" office:value="1" calcext:value-type="float">
            <text:p>1</text:p>
          </table:table-cell>
          <table:table-cell table:formula="of:=LOG([.I33];10)" office:value-type="float" office:value="1.68947165203389" calcext:value-type="float">
            <text:p>1.689471652</text:p>
          </table:table-cell>
          <table:table-cell table:formula="of:=LOG([.J33];10)" office:value-type="float" office:value="1.72164576628975" calcext:value-type="float">
            <text:p>1.7216457663</text:p>
          </table:table-cell>
          <table:table-cell table:formula="of:=LOG([.K33];10)" office:value-type="float" office:value="1.6908013068816" calcext:value-type="float">
            <text:p>1.6908013069</text:p>
          </table:table-cell>
          <table:table-cell table:style-name="ce11" table:formula="of:=AVERAGE([.I15:.K15])" office:value-type="float" office:value="1.70063957506841" calcext:value-type="float">
            <text:p>1.7006395751</text:p>
          </table:table-cell>
          <table:table-cell table:style-name="ce13" table:formula="of:=[.A21]+[.B15]*[.B21]+[.C15]*[.C21]+[.D15]*[.D21]+[.E15]*[.E21]+[.F15]*[.F21]+[.G15]*[.G21]+[.H15]*[.H21]" office:value-type="float" office:value="1.70063957506841" calcext:value-type="float">
            <text:p>1.7006395751</text:p>
          </table:table-cell>
          <table:table-cell table:style-name="ce15" table:formula="of:=([.M15]-[.I15])^2" office:value-type="float" office:value="0.000124722504905039" calcext:value-type="float">
            <text:p>0.0001247225</text:p>
          </table:table-cell>
          <table:table-cell table:style-name="ce15" table:formula="of:=([.M15]-[.J15])^2" office:value-type="float" office:value="0.000441260069627397" calcext:value-type="float">
            <text:p>0.0004412601</text:p>
          </table:table-cell>
          <table:table-cell table:style-name="ce15" table:formula="of:=([.M15]-[.K15])^2" office:value-type="float" office:value="0.0000967915209156653" calcext:value-type="float">
            <text:p>9.67915209156653E-05</text:p>
          </table:table-cell>
          <table:table-cell table:number-columns-repeated="7"/>
        </table:table-row>
        <table:table-row table:style-name="ro1"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B16]*[.C16]" office:value-type="float" office:value="-1" calcext:value-type="float">
            <text:p>-1</text:p>
          </table:table-cell>
          <table:table-cell table:style-name="ce3" table:formula="of:=[.B16]*[.D16]" office:value-type="float" office:value="1" calcext:value-type="float">
            <text:p>1</text:p>
          </table:table-cell>
          <table:table-cell table:style-name="ce3" table:formula="of:=[.C16]*[.D16]" office:value-type="float" office:value="-1" calcext:value-type="float">
            <text:p>-1</text:p>
          </table:table-cell>
          <table:table-cell table:style-name="ce3" table:formula="of:=[.B16]*[.C16]*[.D16]" office:value-type="float" office:value="-1" calcext:value-type="float">
            <text:p>-1</text:p>
          </table:table-cell>
          <table:table-cell table:formula="of:=LOG([.I34];10)" office:value-type="float" office:value="1.40128563286076" calcext:value-type="float">
            <text:p>1.4012856329</text:p>
          </table:table-cell>
          <table:table-cell table:formula="of:=LOG([.J34];10)" office:value-type="float" office:value="1.40753252993429" calcext:value-type="float">
            <text:p>1.4075325299</text:p>
          </table:table-cell>
          <table:table-cell table:formula="of:=LOG([.K34];10)" office:value-type="float" office:value="1.40217537503151" calcext:value-type="float">
            <text:p>1.402175375</text:p>
          </table:table-cell>
          <table:table-cell table:style-name="ce11" table:formula="of:=AVERAGE([.I16:.K16])" office:value-type="float" office:value="1.40366451260885" calcext:value-type="float">
            <text:p>1.4036645126</text:p>
          </table:table-cell>
          <table:table-cell table:style-name="ce13" table:formula="of:=[.A21]+[.B16]*[.B21]+[.C16]*[.C21]+[.D16]*[.D21]+[.E16]*[.E21]+[.F16]*[.F21]+[.G16]*[.G21]+[.H16]*[.H21]" office:value-type="float" office:value="1.40366451260885" calcext:value-type="float">
            <text:p>1.4036645126</text:p>
          </table:table-cell>
          <table:table-cell table:style-name="ce15" table:formula="of:=([.M16]-[.I16])^2" office:value-type="float" office:value="0.00000565906885589034" calcext:value-type="float">
            <text:p>5.65906885589034E-06</text:p>
          </table:table-cell>
          <table:table-cell table:style-name="ce15" table:formula="of:=([.M16]-[.J16])^2" office:value-type="float" office:value="0.0000149615580299174" calcext:value-type="float">
            <text:p>1.49615580299174E-05</text:p>
          </table:table-cell>
          <table:table-cell table:style-name="ce15" table:formula="of:=([.M16]-[.K16])^2" office:value-type="float" office:value="0.00000221753072426732" calcext:value-type="float">
            <text:p>2.21753072426732E-06</text:p>
          </table:table-cell>
          <table:table-cell table:number-columns-repeated="7"/>
        </table:table-row>
        <table:table-row table:style-name="ro1"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formula="of:=[.B17]*[.C17]" office:value-type="float" office:value="1" calcext:value-type="float">
            <text:p>1</text:p>
          </table:table-cell>
          <table:table-cell table:style-name="ce3" table:formula="of:=[.B17]*[.D17]" office:value-type="float" office:value="-1" calcext:value-type="float">
            <text:p>-1</text:p>
          </table:table-cell>
          <table:table-cell table:style-name="ce3" table:formula="of:=[.C17]*[.D17]" office:value-type="float" office:value="-1" calcext:value-type="float">
            <text:p>-1</text:p>
          </table:table-cell>
          <table:table-cell table:style-name="ce3" table:formula="of:=[.B17]*[.C17]*[.D17]" office:value-type="float" office:value="-1" calcext:value-type="float">
            <text:p>-1</text:p>
          </table:table-cell>
          <table:table-cell table:formula="of:=LOG([.I35];10)" office:value-type="float" office:value="1.41072101038826" calcext:value-type="float">
            <text:p>1.4107210104</text:p>
          </table:table-cell>
          <table:table-cell table:formula="of:=LOG([.J35];10)" office:value-type="float" office:value="1.40030768606913" calcext:value-type="float">
            <text:p>1.4003076861</text:p>
          </table:table-cell>
          <table:table-cell table:formula="of:=LOG([.K35];10)" office:value-type="float" office:value="1.40263388459037" calcext:value-type="float">
            <text:p>1.4026338846</text:p>
          </table:table-cell>
          <table:table-cell table:style-name="ce11" table:formula="of:=AVERAGE([.I17:.K17])" office:value-type="float" office:value="1.40455419368259" calcext:value-type="float">
            <text:p>1.4045541937</text:p>
          </table:table-cell>
          <table:table-cell table:style-name="ce13" table:formula="of:=[.A21]+[.B17]*[.B21]+[.C17]*[.C21]+[.D17]*[.D21]+[.E17]*[.E21]+[.F17]*[.F21]+[.G17]*[.G21]+[.H17]*[.H21]" office:value-type="float" office:value="1.40455419368259" calcext:value-type="float">
            <text:p>1.4045541937</text:p>
          </table:table-cell>
          <table:table-cell table:style-name="ce15" table:formula="of:=([.M17]-[.I17])^2" office:value-type="float" office:value="0.0000380296282813455" calcext:value-type="float">
            <text:p>3.80296282813455E-05</text:p>
          </table:table-cell>
          <table:table-cell table:style-name="ce15" table:formula="of:=([.M17]-[.J17])^2" office:value-type="float" office:value="0.0000180328269111107" calcext:value-type="float">
            <text:p>1.80328269111107E-05</text:p>
          </table:table-cell>
          <table:table-cell table:style-name="ce15" table:formula="of:=([.M17]-[.K17])^2" office:value-type="float" office:value="0.00000368758700965413" calcext:value-type="float">
            <text:p>3.68758700965413E-06</text:p>
          </table:table-cell>
          <table:table-cell table:number-columns-repeated="7"/>
        </table:table-row>
        <table:table-row table:style-name="ro1">
          <table:table-cell table:number-columns-repeated="4" table:style-name="ce3" office:value-type="float" office:value="1" calcext:value-type="float">
            <text:p>1</text:p>
          </table:table-cell>
          <table:table-cell table:style-name="ce3" table:formula="of:=[.B18]*[.C18]" office:value-type="float" office:value="1" calcext:value-type="float">
            <text:p>1</text:p>
          </table:table-cell>
          <table:table-cell table:style-name="ce3" table:formula="of:=[.B18]*[.D18]" office:value-type="float" office:value="1" calcext:value-type="float">
            <text:p>1</text:p>
          </table:table-cell>
          <table:table-cell table:style-name="ce3" table:formula="of:=[.C18]*[.D18]" office:value-type="float" office:value="1" calcext:value-type="float">
            <text:p>1</text:p>
          </table:table-cell>
          <table:table-cell table:style-name="ce3" table:formula="of:=[.B18]*[.C18]*[.D18]" office:value-type="float" office:value="1" calcext:value-type="float">
            <text:p>1</text:p>
          </table:table-cell>
          <table:table-cell table:formula="of:=LOG([.I36];10)" office:value-type="float" office:value="1.09743085394424" calcext:value-type="float">
            <text:p>1.0974308539</text:p>
          </table:table-cell>
          <table:table-cell table:formula="of:=LOG([.J36];10)" office:value-type="float" office:value="1.10323340638579" calcext:value-type="float">
            <text:p>1.1032334064</text:p>
          </table:table-cell>
          <table:table-cell table:formula="of:=LOG([.K36];10)" office:value-type="float" office:value="1.09511120905392" calcext:value-type="float">
            <text:p>1.0951112091</text:p>
          </table:table-cell>
          <table:table-cell table:style-name="ce11" table:formula="of:=AVERAGE([.I18:.K18])" office:value-type="float" office:value="1.09859182312798" calcext:value-type="float">
            <text:p>1.0985918231</text:p>
          </table:table-cell>
          <table:table-cell table:style-name="ce13" table:formula="of:=[.A21]+[.B18]*[.B21]+[.C18]*[.C21]+[.D18]*[.D21]+[.E18]*[.E21]+[.F18]*[.F21]+[.G18]*[.G21]+[.H18]*[.H21]" office:value-type="float" office:value="1.09859182312798" calcext:value-type="float">
            <text:p>1.0985918231</text:p>
          </table:table-cell>
          <table:table-cell table:style-name="ce15" table:formula="of:=([.M18]-[.I18])^2" office:value-type="float" office:value="0.00000134784944559697" calcext:value-type="float">
            <text:p>1.34784944559697E-06</text:p>
          </table:table-cell>
          <table:table-cell table:style-name="ce15" table:formula="of:=([.M18]-[.J18])^2" office:value-type="float" office:value="0.00002154429513913" calcext:value-type="float">
            <text:p>2.154429513913E-05</text:p>
          </table:table-cell>
          <table:table-cell table:style-name="ce15" table:formula="of:=([.M18]-[.K18])^2" office:value-type="float" office:value="0.0000121146743325676" calcext:value-type="float">
            <text:p>1.21146743325676E-05</text:p>
          </table:table-cell>
          <table:table-cell table:number-columns-repeated="2"/>
          <table:table-cell table:style-name="ce6" office:value-type="string" calcext:value-type="string">
            <text:p>deviation of errors</text:p>
          </table:table-cell>
          <table:table-cell table:style-name="ce21" office:value-type="string" calcext:value-type="string">
            <text:p>deviation of effects:</text:p>
          </table:table-cell>
          <table:table-cell table:style-name="ce10" office:value-type="string" calcext:value-type="string">
            <text:p>Degrees of freedom for 2^3(3-1) = 16</text:p>
          </table:table-cell>
          <table:table-cell table:style-name="ce8" office:value-type="string" calcext:value-type="string">
            <text:p>lower bound</text:p>
          </table:table-cell>
          <table:table-cell table:style-name="ce8" office:value-type="string" calcext:value-type="string">
            <text:p>upper bound</text:p>
          </table:table-cell>
        </table:table-row>
        <table:table-row table:style-name="ro1">
          <table:table-cell table:number-columns-repeated="13"/>
          <table:table-cell table:style-name="ce6" office:value-type="string" calcext:value-type="string">
            <text:p>Effects:</text:p>
          </table:table-cell>
          <table:table-cell table:style-name="ce16" office:value-type="string" calcext:value-type="string">
            <text:p>SSE:</text:p>
          </table:table-cell>
          <table:table-cell table:style-name="ce18" table:formula="of:=SUM([.N11:.P18])" office:value-type="float" office:value="0.00172327834455021" calcext:value-type="float">
            <text:p>0.0017232783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19]/[.P28]" office:value-type="percentage" office:value="0.0016042006358375" calcext:value-type="percentage">
            <text:p>0.16%</text:p>
          </table:table-cell>
          <table:table-cell table:style-name="ce3" table:formula="of:=SQRT([.P19]/(8*(3-1)))" office:value-type="float" office:value="0.010378096961119" calcext:value-type="float">
            <text:p>0.010378097</text:p>
          </table:table-cell>
          <table:table-cell table:style-name="ce22"/>
          <table:table-cell table:style-name="ce11"/>
          <table:table-cell table:style-name="ce23" table:number-columns-repeated="2"/>
        </table:table-row>
        <table:table-row table:style-name="ro1">
          <table:table-cell table:style-name="ce4" table:formula="of:=[.A11]*[.L11]+[.A12]*[.L12]+[.A13]*[.L13]+[.A14]*[.L14]+[.A15]*[.L15]+[.A16]*[.L16]+[.A17]*[.L17]+[.A18]*[.L18]" office:value-type="float" office:value="11.0884134332593" calcext:value-type="float">
            <text:p>11.0884134333</text:p>
          </table:table-cell>
          <table:table-cell table:style-name="ce4" table:formula="of:=[.B11]*[.L11]+[.B12]*[.L12]+[.B13]*[.L13]+[.B14]*[.L14]+[.B15]*[.L15]+[.B16]*[.L16]+[.B17]*[.L17]+[.B18]*[.L18]" office:value-type="float" office:value="0.126486775716362" calcext:value-type="float">
            <text:p>0.1264867757</text:p>
          </table:table-cell>
          <table:table-cell table:style-name="ce4" table:formula="of:=[.C11]*[.L11]+[.C12]*[.L12]+[.C13]*[.L13]+[.C14]*[.L14]+[.C15]*[.L15]+[.C16]*[.L16]+[.C17]*[.L17]+[.C18]*[.L18]" office:value-type="float" office:value="-1.17820381416829" calcext:value-type="float">
            <text:p>-1.1782038142</text:p>
          </table:table-cell>
          <table:table-cell table:style-name="ce4" table:formula="of:=[.D11]*[.L11]+[.D12]*[.L12]+[.D13]*[.L13]+[.D14]*[.L14]+[.D15]*[.L15]+[.D16]*[.L16]+[.D17]*[.L17]+[.D18]*[.L18]" office:value-type="float" office:value="-1.20550503956093" calcext:value-type="float">
            <text:p>-1.2055050396</text:p>
          </table:table-cell>
          <table:table-cell table:style-name="ce4" table:formula="of:=[.E11]*[.L11]+[.E12]*[.L12]+[.E13]*[.L13]+[.E14]*[.L14]+[.E15]*[.L15]+[.E16]*[.L16]+[.E17]*[.L17]+[.E18]*[.L18]" office:value-type="float" office:value="-0.0241123275650947" calcext:value-type="float">
            <text:p>-0.0241123276</text:p>
          </table:table-cell>
          <table:table-cell table:style-name="ce4" table:formula="of:=[.F11]*[.L11]+[.F12]*[.L12]+[.F13]*[.L13]+[.F14]*[.L14]+[.F15]*[.L15]+[.F16]*[.L16]+[.F17]*[.L17]+[.F18]*[.L18]" office:value-type="float" office:value="-0.000369826467391698" calcext:value-type="float">
            <text:p>-0.0003698265</text:p>
          </table:table-cell>
          <table:table-cell table:style-name="ce4" table:formula="of:=[.G11]*[.L11]+[.G12]*[.L12]+[.G13]*[.L13]+[.G14]*[.L14]+[.G15]*[.L15]+[.G16]*[.L16]+[.G17]*[.L17]+[.G18]*[.L18]" office:value-type="float" office:value="-0.0395307938052329" calcext:value-type="float">
            <text:p>-0.0395307938</text:p>
          </table:table-cell>
          <table:table-cell table:style-name="ce4" table:formula="of:=[.H11]*[.L11]+[.H12]*[.L12]+[.H13]*[.L13]+[.H14]*[.L14]+[.H15]*[.L15]+[.H16]*[.L16]+[.H17]*[.L17]+[.H18]*[.L18]" office:value-type="float" office:value="0.0215561776151405" calcext:value-type="float">
            <text:p>0.0215561776</text:p>
          </table:table-cell>
          <table:table-cell table:style-name="ce9" table:number-columns-repeated="4"/>
          <table:table-cell/>
          <table:table-cell table:style-name="ce3" table:formula="of:=[.B21]" office:value-type="float" office:value="0.0158108469645453" calcext:value-type="float">
            <text:p>0.015810847</text:p>
          </table:table-cell>
          <table:table-cell table:style-name="ce16" office:value-type="string" calcext:value-type="string">
            <text:p>SSA:</text:p>
          </table:table-cell>
          <table:table-cell table:style-name="ce18" table:formula="of:=8*3*[.B21]*[.B21]" office:value-type="float" office:value="0.00599958916167049" calcext:value-type="float">
            <text:p>0.0059995892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0]/[.P28]" office:value-type="percentage" office:value="0.00558502042247137" calcext:value-type="percentage">
            <text:p>0.56%</text:p>
          </table:table-cell>
          <table:table-cell table:style-name="ce3"/>
          <table:table-cell table:style-name="ce22" table:formula="of:=[.S19]/SQRT(8*3)" office:value-type="float" office:value="0.00211842017132253" calcext:value-type="float">
            <text:p>0.0021184202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0]-[.T20]*[.U20]" office:value-type="float" office:value="0.0121120853454161" calcext:value-type="float">
            <text:p>0.0121120853</text:p>
          </table:table-cell>
          <table:table-cell table:style-name="ce23" table:formula="of:=[.N20]+[.T20]*[.U20]" office:value-type="float" office:value="0.0195096085836744" calcext:value-type="float">
            <text:p>0.0195096086</text:p>
          </table:table-cell>
        </table:table-row>
        <table:table-row table:style-name="ro1">
          <table:table-cell table:style-name="ce5" table:formula="of:=[.A20]/8" office:value-type="float" office:value="1.38605167915741" calcext:value-type="float">
            <text:p>1.3860516792</text:p>
          </table:table-cell>
          <table:table-cell table:style-name="ce5" table:formula="of:=[.B20]/8" office:value-type="float" office:value="0.0158108469645453" calcext:value-type="float">
            <text:p>0.015810847</text:p>
          </table:table-cell>
          <table:table-cell table:style-name="ce5" table:formula="of:=[.C20]/8" office:value-type="float" office:value="-0.147275476771036" calcext:value-type="float">
            <text:p>-0.1472754768</text:p>
          </table:table-cell>
          <table:table-cell table:style-name="ce5" table:formula="of:=[.D20]/8" office:value-type="float" office:value="-0.150688129945116" calcext:value-type="float">
            <text:p>-0.1506881299</text:p>
          </table:table-cell>
          <table:table-cell table:style-name="ce5" table:formula="of:=[.E20]/8" office:value-type="float" office:value="-0.00301404094563684" calcext:value-type="float">
            <text:p>-0.0030140409</text:p>
          </table:table-cell>
          <table:table-cell table:style-name="ce5" table:formula="of:=[.F20]/8" office:value-type="float" office:value="-0.0000462283084239623" calcext:value-type="float">
            <text:p>-4.62283084239623E-05</text:p>
          </table:table-cell>
          <table:table-cell table:style-name="ce5" table:formula="of:=[.G20]/8" office:value-type="float" office:value="-0.00494134922565412" calcext:value-type="float">
            <text:p>-0.0049413492</text:p>
          </table:table-cell>
          <table:table-cell table:style-name="ce5" table:formula="of:=[.H20]/8" office:value-type="float" office:value="0.00269452220189256" calcext:value-type="float">
            <text:p>0.0026945222</text:p>
          </table:table-cell>
          <table:table-cell table:number-columns-repeated="5"/>
          <table:table-cell table:style-name="ce3" table:formula="of:=[.C21]" office:value-type="float" office:value="-0.147275476771036" calcext:value-type="float">
            <text:p>-0.1472754768</text:p>
          </table:table-cell>
          <table:table-cell table:style-name="ce16" office:value-type="string" calcext:value-type="string">
            <text:p>SSB:</text:p>
          </table:table-cell>
          <table:table-cell table:style-name="ce18" table:formula="of:=8*3*[.C21]*[.C21]" office:value-type="float" office:value="0.520561585395265" calcext:value-type="float">
            <text:p>0.5205615854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1]/[.P28]" office:value-type="percentage" office:value="0.484591029025915" calcext:value-type="percentage">
            <text:p>48.46%</text:p>
          </table:table-cell>
          <table:table-cell table:style-name="ce3"/>
          <table:table-cell table:style-name="ce22" table:formula="of:=[.S19]/SQRT(8*3)" office:value-type="float" office:value="0.00211842017132253" calcext:value-type="float">
            <text:p>0.0021184202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1]-[.T21]*[.U21]" office:value-type="float" office:value="-0.150974238390165" calcext:value-type="float">
            <text:p>-0.1509742384</text:p>
          </table:table-cell>
          <table:table-cell table:style-name="ce23" table:formula="of:=[.N21]+[.T21]*[.U21]" office:value-type="float" office:value="-0.143576715151907" calcext:value-type="float">
            <text:p>-0.1435767152</text:p>
          </table:table-cell>
        </table:table-row>
        <table:table-row table:style-name="ro1">
          <table:table-cell table:number-columns-repeated="13"/>
          <table:table-cell table:style-name="ce3" table:formula="of:=[.D21]" office:value-type="float" office:value="-0.150688129945116" calcext:value-type="float">
            <text:p>-0.1506881299</text:p>
          </table:table-cell>
          <table:table-cell table:style-name="ce16" office:value-type="string" calcext:value-type="string">
            <text:p>SSC:</text:p>
          </table:table-cell>
          <table:table-cell table:style-name="ce18" table:formula="of:=8*3*[.D21]*[.D21]" office:value-type="float" office:value="0.544965900152546" calcext:value-type="float">
            <text:p>0.5449659002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2]/[.P28]" office:value-type="percentage" office:value="0.507309017315281" calcext:value-type="percentage">
            <text:p>50.73%</text:p>
          </table:table-cell>
          <table:table-cell table:style-name="ce3"/>
          <table:table-cell table:style-name="ce22" table:formula="of:=[.S19]/SQRT(8*3)" office:value-type="float" office:value="0.00211842017132253" calcext:value-type="float">
            <text:p>0.0021184202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2]-[.T22]*[.U22]" office:value-type="float" office:value="-0.154386891564245" calcext:value-type="float">
            <text:p>-0.1543868916</text:p>
          </table:table-cell>
          <table:table-cell table:style-name="ce23" table:formula="of:=[.N22]+[.T22]*[.U22]" office:value-type="float" office:value="-0.146989368325987" calcext:value-type="float">
            <text:p>-0.1469893683</text:p>
          </table:table-cell>
        </table:table-row>
        <table:table-row table:style-name="ro1">
          <table:table-cell table:formula="of:=10^[.A21]" office:value-type="float" office:value="24.3249344800964" calcext:value-type="float">
            <text:p>24.3249344801</text:p>
          </table:table-cell>
          <table:table-cell table:number-columns-repeated="12"/>
          <table:table-cell table:style-name="ce3" table:formula="of:=[.E21]" office:value-type="float" office:value="-0.00301404094563684" calcext:value-type="float">
            <text:p>-0.0030140409</text:p>
          </table:table-cell>
          <table:table-cell table:style-name="ce16" office:value-type="string" calcext:value-type="string">
            <text:p>SSAB:</text:p>
          </table:table-cell>
          <table:table-cell table:style-name="ce18" table:formula="of:=8*3*[.E21]*[.E21]" office:value-type="float" office:value="0.00021802662772741" calcext:value-type="float">
            <text:p>0.0002180266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3]/[.P28]" office:value-type="percentage" office:value="0.000202961092116032" calcext:value-type="percentage">
            <text:p>0.02%</text:p>
          </table:table-cell>
          <table:table-cell table:style-name="ce3"/>
          <table:table-cell table:style-name="ce22" table:formula="of:=[.S19]/SQRT(8*3)" office:value-type="float" office:value="0.00211842017132253" calcext:value-type="float">
            <text:p>0.0021184202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3]-[.T23]*[.U23]" office:value-type="float" office:value="-0.00671280256476597" calcext:value-type="float">
            <text:p>-0.0067128026</text:p>
          </table:table-cell>
          <table:table-cell table:style-name="ce23" table:formula="of:=[.N23]+[.T23]*[.U23]" office:value-type="float" office:value="0.00068472067349229" calcext:value-type="float">
            <text:p>0.0006847207</text:p>
          </table:table-cell>
        </table:table-row>
        <table:table-row table:style-name="ro1">
          <table:table-cell table:number-columns-repeated="13"/>
          <table:table-cell table:style-name="ce3" table:formula="of:=[.F21]" office:value-type="float" office:value="-0.0000462283084239623" calcext:value-type="float">
            <text:p>-4.62283084239623E-05</text:p>
          </table:table-cell>
          <table:table-cell table:style-name="ce16" office:value-type="string" calcext:value-type="string">
            <text:p>SSAC:</text:p>
          </table:table-cell>
          <table:table-cell table:style-name="ce18" table:formula="of:=8*3*[.F21]*[.F21]" office:value-type="float" office:value="0.0000000512893559937836" calcext:value-type="float">
            <text:p>5.12893559937836E-08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4]/[.P28]" office:value-type="percentage" office:value="0.0000000477452860457078" calcext:value-type="percentage">
            <text:p>0.00%</text:p>
          </table:table-cell>
          <table:table-cell table:style-name="ce3"/>
          <table:table-cell table:style-name="ce22" table:formula="of:=[.S19]/SQRT(8*3)" office:value-type="float" office:value="0.00211842017132253" calcext:value-type="float">
            <text:p>0.0021184202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4]-[.T24]*[.U24]" office:value-type="float" office:value="-0.00374498992755309" calcext:value-type="float">
            <text:p>-0.0037449899</text:p>
          </table:table-cell>
          <table:table-cell table:style-name="ce23" table:formula="of:=[.N24]+[.T24]*[.U24]" office:value-type="float" office:value="0.00365253331070517" calcext:value-type="float">
            <text:p>0.0036525333</text:p>
          </table:table-cell>
        </table:table-row>
        <table:table-row table:style-name="ro1">
          <table:table-cell table:number-columns-repeated="13"/>
          <table:table-cell table:style-name="ce3" table:formula="of:=[.G21]" office:value-type="float" office:value="-0.00494134922565412" calcext:value-type="float">
            <text:p>-0.0049413492</text:p>
          </table:table-cell>
          <table:table-cell table:style-name="ce16" office:value-type="string" calcext:value-type="string">
            <text:p>SSBC:</text:p>
          </table:table-cell>
          <table:table-cell table:style-name="ce18" table:formula="of:=8*3*[.G21]*[.G21]" office:value-type="float" office:value="0.000586006372076941" calcext:value-type="float">
            <text:p>0.0005860064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5]/[.P28]" office:value-type="percentage" office:value="0.000545513612274878" calcext:value-type="percentage">
            <text:p>0.05%</text:p>
          </table:table-cell>
          <table:table-cell table:style-name="ce3"/>
          <table:table-cell table:style-name="ce22" table:formula="of:=[.S19]/SQRT(8*3)" office:value-type="float" office:value="0.00211842017132253" calcext:value-type="float">
            <text:p>0.0021184202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5]-[.T25]*[.U25]" office:value-type="float" office:value="-0.00864011084478325" calcext:value-type="float">
            <text:p>-0.0086401108</text:p>
          </table:table-cell>
          <table:table-cell table:style-name="ce23" table:formula="of:=[.N25]+[.T25]*[.U25]" office:value-type="float" office:value="-0.00124258760652499" calcext:value-type="float">
            <text:p>-0.0012425876</text:p>
          </table:table-cell>
        </table:table-row>
        <table:table-row table:style-name="ro1">
          <table:table-cell table:number-columns-repeated="13"/>
          <table:table-cell table:formula="of:=[.H21]" office:value-type="float" office:value="0.00269452220189256" calcext:value-type="float">
            <text:p>0.0026945222</text:p>
          </table:table-cell>
          <table:table-cell table:style-name="ce16" office:value-type="string" calcext:value-type="string">
            <text:p>SSABC:</text:p>
          </table:table-cell>
          <table:table-cell table:style-name="ce18" table:formula="of:=8*3*[.H21]*[.H21]" office:value-type="float" office:value="0.000174250797515807" calcext:value-type="float">
            <text:p>0.0001742508</text:p>
          </table:table-cell>
          <table:table-cell table:style-name="ce6" office:value-type="string" calcext:value-type="string">
            <text:p>in percentage:</text:p>
          </table:table-cell>
          <table:table-cell table:style-name="ce20" table:formula="of:=[.P26]/[.P28]" office:value-type="percentage" office:value="0.000162210150817516" calcext:value-type="percentage">
            <text:p>0.02%</text:p>
          </table:table-cell>
          <table:table-cell table:style-name="ce3"/>
          <table:table-cell table:style-name="ce22" table:formula="of:=[.S19]/SQRT(8*3)" office:value-type="float" office:value="0.00211842017132253" calcext:value-type="float">
            <text:p>0.0021184202</text:p>
          </table:table-cell>
          <table:table-cell table:style-name="ce11" office:value-type="float" office:value="1.746" calcext:value-type="float">
            <text:p>1.746</text:p>
          </table:table-cell>
          <table:table-cell table:style-name="ce23" table:formula="of:=[.N26]-[.T26]*[.U26]" office:value-type="float" office:value="-0.00100423941723657" calcext:value-type="float">
            <text:p>-0.0010042394</text:p>
          </table:table-cell>
          <table:table-cell table:style-name="ce23" table:formula="of:=[.N26]+[.T26]*[.U26]" office:value-type="float" office:value="0.00639328382102169" calcext:value-type="float">
            <text:p>0.0063932838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14"/>
          <table:table-cell table:style-name="ce17" office:value-type="string" calcext:value-type="string">
            <text:p>SST:</text:p>
          </table:table-cell>
          <table:table-cell table:style-name="ce19" table:formula="of:=SUM([.P19:.P26])" office:value-type="float" office:value="1.07422868814071" calcext:value-type="float">
            <text:p>1.0742286881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45.9166666667" calcext:value-type="float">
            <text:p>45.9166666667</text:p>
          </table:table-cell>
          <table:table-cell office:value-type="float" office:value="45.9283333333" calcext:value-type="float">
            <text:p>45.9283333333</text:p>
          </table:table-cell>
          <table:table-cell office:value-type="float" office:value="44.5116666667" calcext:value-type="float">
            <text:p>44.5116666667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23.095" calcext:value-type="float">
            <text:p>23.095</text:p>
          </table:table-cell>
          <table:table-cell office:value-type="float" office:value="24.685" calcext:value-type="float">
            <text:p>24.685</text:p>
          </table:table-cell>
          <table:table-cell office:value-type="float" office:value="22.8316666667" calcext:value-type="float">
            <text:p>22.8316666667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24.0383333333" calcext:value-type="float">
            <text:p>24.0383333333</text:p>
          </table:table-cell>
          <table:table-cell office:value-type="float" office:value="24.2933333333" calcext:value-type="float">
            <text:p>24.2933333333</text:p>
          </table:table-cell>
          <table:table-cell office:value-type="float" office:value="24.3433333333" calcext:value-type="float">
            <text:p>24.3433333333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11.7983333333" calcext:value-type="float">
            <text:p>11.7983333333</text:p>
          </table:table-cell>
          <table:table-cell office:value-type="float" office:value="11.4366666667" calcext:value-type="float">
            <text:p>11.4366666667</text:p>
          </table:table-cell>
          <table:table-cell office:value-type="float" office:value="11.83" calcext:value-type="float">
            <text:p>11.83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48.9183333333" calcext:value-type="float">
            <text:p>48.9183333333</text:p>
          </table:table-cell>
          <table:table-cell office:value-type="float" office:value="52.68" calcext:value-type="float">
            <text:p>52.68</text:p>
          </table:table-cell>
          <table:table-cell office:value-type="float" office:value="49.0683333333" calcext:value-type="float">
            <text:p>49.0683333333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25.1933333333" calcext:value-type="float">
            <text:p>25.1933333333</text:p>
          </table:table-cell>
          <table:table-cell office:value-type="float" office:value="25.5583333333" calcext:value-type="float">
            <text:p>25.5583333333</text:p>
          </table:table-cell>
          <table:table-cell office:value-type="float" office:value="25.245" calcext:value-type="float">
            <text:p>25.245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25.7466666667" calcext:value-type="float">
            <text:p>25.7466666667</text:p>
          </table:table-cell>
          <table:table-cell office:value-type="float" office:value="25.1366666667" calcext:value-type="float">
            <text:p>25.1366666667</text:p>
          </table:table-cell>
          <table:table-cell office:value-type="float" office:value="25.2716666667" calcext:value-type="float">
            <text:p>25.2716666667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12.515" calcext:value-type="float">
            <text:p>12.515</text:p>
          </table:table-cell>
          <table:table-cell office:value-type="float" office:value="12.6833333333" calcext:value-type="float">
            <text:p>12.6833333333</text:p>
          </table:table-cell>
          <table:table-cell office:value-type="float" office:value="12.4483333333" calcext:value-type="float">
            <text:p>12.4483333333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11:42:21.750866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01:02:45.749494300</meta:creation-date>
    <meta:generator>LibreOffice/5.1.6.2$Linux_X86_64 LibreOffice_project/10m0$Build-2</meta:generator>
    <dc:date>2017-12-11T12:20:08.360112735</dc:date>
    <meta:editing-duration>PT2H33M14S</meta:editing-duration>
    <meta:editing-cycles>50</meta:editing-cycles>
    <meta:document-statistic meta:table-count="6" meta:cell-count="1638" meta:object-count="0"/>
  </office:meta>
</office:document-meta>
</file>